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91in"/>
    </style:style>
    <style:style style:name="co3" style:family="table-column">
      <style:table-column-properties fo:break-before="auto" style:column-width="1.3484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1.02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 style:data-style-name="N116"/>
    <style:style style:name="ce10" style:family="table-cell" style:parent-style-name="Default" style:data-style-name="N116">
      <style:table-cell-properties fo:background-color="#ccffff"/>
    </style:style>
    <style:style style:name="ce11" style:family="table-cell" style:parent-style-name="Default" style:data-style-name="N116">
      <style:table-cell-properties fo:background-color="#fffff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80" table:default-cell-style-name="Default"/>
        <table:table-row table:style-name="ro1">
          <table:table-cell office:value-type="string">
            <text:p>@</text:p>
          </table:table-cell>
          <table:table-cell office:value-type="string">
            <text:p>NAME</text:p>
          </table:table-cell>
          <table:table-cell office:value-type="string">
            <text:p>%09s</text:p>
          </table:table-cell>
          <table:table-cell table:style-name="Default" office:value-type="string">
            <text:p>PTC_TWISS</text:p>
          </table:table-cell>
          <table:table-cell table:number-columns-repeated="1020"/>
        </table:table-row>
        <table:table-row table:style-name="ro1">
          <table:table-cell office:value-type="string">
            <text:p>@</text:p>
          </table:table-cell>
          <table:table-cell office:value-type="string">
            <text:p>TYPE</text:p>
          </table:table-cell>
          <table:table-cell office:value-type="string">
            <text:p>%05s</text:p>
          </table:table-cell>
          <table:table-cell table:style-name="Default" office:value-type="string">
            <text:p>TWISS</text:p>
          </table:table-cell>
          <table:table-cell table:number-columns-repeated="1020"/>
        </table:table-row>
        <table:table-row table:style-name="ro1">
          <table:table-cell office:value-type="string">
            <text:p>@</text:p>
          </table:table-cell>
          <table:table-cell office:value-type="string">
            <text:p>SEQUENCE</text:p>
          </table:table-cell>
          <table:table-cell office:value-type="string">
            <text:p>%05s</text:p>
          </table:table-cell>
          <table:table-cell table:style-name="Default" office:value-type="string">
            <text:p>LHCB1</text:p>
          </table:table-cell>
          <table:table-cell table:number-columns-repeated="1020"/>
        </table:table-row>
        <table:table-row table:style-name="ro1">
          <table:table-cell office:value-type="string">
            <text:p>@</text:p>
          </table:table-cell>
          <table:table-cell office:value-type="string">
            <text:p>PARTICLE</text:p>
          </table:table-cell>
          <table:table-cell office:value-type="string">
            <text:p>%06s</text:p>
          </table:table-cell>
          <table:table-cell table:style-name="Default" office:value-type="string">
            <text:p>PROTON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MASS</text:p>
          </table:table-cell>
          <table:table-cell office:value-type="string">
            <text:p>%le</text:p>
          </table:table-cell>
          <table:table-cell office:value-type="float" office:value="0.93827208816">
            <text:p>9.38E-001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CHARGE</text:p>
          </table:table-cell>
          <table:table-cell office:value-type="string">
            <text:p>%le</text:p>
          </table:table-cell>
          <table:table-cell office:value-type="float" office:value="1">
            <text:p>1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ENERGY</text:p>
          </table:table-cell>
          <table:table-cell office:value-type="string">
            <text:p>%le</text:p>
          </table:table-cell>
          <table:table-cell office:value-type="float" office:value="450">
            <text:p>4.50E+002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PC</text:p>
          </table:table-cell>
          <table:table-cell office:value-type="string">
            <text:p>%le</text:p>
          </table:table-cell>
          <table:table-cell office:value-type="float" office:value="449.999021827258">
            <text:p>4.50E+002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GAMMA</text:p>
          </table:table-cell>
          <table:table-cell office:value-type="string">
            <text:p>%le</text:p>
          </table:table-cell>
          <table:table-cell office:value-type="float" office:value="479.605016155253">
            <text:p>4.80E+002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KBUNCH</text:p>
          </table:table-cell>
          <table:table-cell office:value-type="string">
            <text:p>%le</text:p>
          </table:table-cell>
          <table:table-cell office:value-type="float" office:value="1">
            <text:p>1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CURRENT</text:p>
          </table:table-cell>
          <table:table-cell office:value-type="string">
            <text:p>%le</text:p>
          </table:table-cell>
          <table:table-cell office:value-type="float" office:value="0.000207197779598728">
            <text:p>2.07E-004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SIGE</text:p>
          </table:table-cell>
          <table:table-cell office:value-type="string">
            <text:p>%le</text:p>
          </table:table-cell>
          <table:table-cell office:value-type="float" office:value="0.00011">
            <text:p>1.10E-004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SIGT</text:p>
          </table:table-cell>
          <table:table-cell office:value-type="string">
            <text:p>%le</text:p>
          </table:table-cell>
          <table:table-cell office:value-type="float" office:value="1">
            <text:p>1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NPART</text:p>
          </table:table-cell>
          <table:table-cell office:value-type="string">
            <text:p>%le</text:p>
          </table:table-cell>
          <table:table-cell office:value-type="float" office:value="115000000000">
            <text:p>1.15E+011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EX</text:p>
          </table:table-cell>
          <table:table-cell office:value-type="string">
            <text:p>%le</text:p>
          </table:table-cell>
          <table:table-cell office:value-type="float" office:value="1">
            <text:p>1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EY</text:p>
          </table:table-cell>
          <table:table-cell office:value-type="string">
            <text:p>%le</text:p>
          </table:table-cell>
          <table:table-cell office:value-type="float" office:value="1">
            <text:p>1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ET</text:p>
          </table:table-cell>
          <table:table-cell office:value-type="string">
            <text:p>%le</text:p>
          </table:table-cell>
          <table:table-cell office:value-type="float" office:value="0.001">
            <text:p>1.00E-003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DELTAP</text:p>
          </table:table-cell>
          <table:table-cell office:value-type="string">
            <text:p>%le</text:p>
          </table:table-cell>
          <table:table-cell office:value-type="float" office:value="-0.000972680976">
            <text:p>-9.73E-004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LENGTH</text:p>
          </table:table-cell>
          <table:table-cell office:value-type="string">
            <text:p>%le</text:p>
          </table:table-cell>
          <table:table-cell office:value-type="float" office:value="220">
            <text:p>2.20E+002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ALPHA_C</text:p>
          </table:table-cell>
          <table:table-cell office:value-type="string">
            <text:p>%le</text:p>
          </table:table-cell>
          <table:table-cell office:value-type="float" office:value="-1000000">
            <text:p>-1.00E+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ALPHA_C_P</text:p>
          </table:table-cell>
          <table:table-cell office:value-type="string">
            <text:p>%le</text:p>
          </table:table-cell>
          <table:table-cell office:value-type="float" office:value="-1000000">
            <text:p>-1.00E+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ALPHA_C_P2</text:p>
          </table:table-cell>
          <table:table-cell office:value-type="string">
            <text:p>%le</text:p>
          </table:table-cell>
          <table:table-cell office:value-type="float" office:value="-1000000">
            <text:p>-1.00E+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ALPHA_C_P3</text:p>
          </table:table-cell>
          <table:table-cell office:value-type="string">
            <text:p>%le</text:p>
          </table:table-cell>
          <table:table-cell office:value-type="float" office:value="-1000000">
            <text:p>-1.00E+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ETA_C</text:p>
          </table:table-cell>
          <table:table-cell office:value-type="string">
            <text:p>%le</text:p>
          </table:table-cell>
          <table:table-cell office:value-type="float" office:value="-1000000">
            <text:p>-1.00E+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GAMMA_TR</text:p>
          </table:table-cell>
          <table:table-cell office:value-type="string">
            <text:p>%le</text:p>
          </table:table-cell>
          <table:table-cell office:value-type="float" office:value="-1000000">
            <text:p>-1.00E+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Q1</text:p>
          </table:table-cell>
          <table:table-cell office:value-type="string">
            <text:p>%le</text:p>
          </table:table-cell>
          <table:table-cell office:value-type="float" office:value="0.47237395389569">
            <text:p>4.72E-001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Q2</text:p>
          </table:table-cell>
          <table:table-cell office:value-type="string">
            <text:p>%le</text:p>
          </table:table-cell>
          <table:table-cell office:value-type="float" office:value="0.424883010074388">
            <text:p>4.25E-001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DQ1</text:p>
          </table:table-cell>
          <table:table-cell office:value-type="string">
            <text:p>%le</text:p>
          </table:table-cell>
          <table:table-cell office:value-type="float" office:value="-1000000">
            <text:p>-1.00E+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DQ2</text:p>
          </table:table-cell>
          <table:table-cell office:value-type="string">
            <text:p>%le</text:p>
          </table:table-cell>
          <table:table-cell office:value-type="float" office:value="-1000000">
            <text:p>-1.00E+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QS</text:p>
          </table:table-cell>
          <table:table-cell office:value-type="string">
            <text:p>%le</text:p>
          </table:table-cell>
          <table:table-cell office:value-type="float" office:value="-1000000">
            <text:p>-1.00E+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_X_MIN</text:p>
          </table:table-cell>
          <table:table-cell office:value-type="string">
            <text:p>%le</text:p>
          </table:table-cell>
          <table:table-cell office:value-type="float" office:value="10.999999976697">
            <text:p>1.10E+001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_X_MAX</text:p>
          </table:table-cell>
          <table:table-cell office:value-type="string">
            <text:p>%le</text:p>
          </table:table-cell>
          <table:table-cell office:value-type="float" office:value="199.775828801693">
            <text:p>2.00E+002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_Y_MIN</text:p>
          </table:table-cell>
          <table:table-cell office:value-type="string">
            <text:p>%le</text:p>
          </table:table-cell>
          <table:table-cell office:value-type="float" office:value="10.999999976697">
            <text:p>1.10E+001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_Y_MAX</text:p>
          </table:table-cell>
          <table:table-cell office:value-type="string">
            <text:p>%le</text:p>
          </table:table-cell>
          <table:table-cell office:value-type="float" office:value="241.732293521967">
            <text:p>2.42E+002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11MIN</text:p>
          </table:table-cell>
          <table:table-cell office:value-type="string">
            <text:p>%le</text:p>
          </table:table-cell>
          <table:table-cell office:value-type="float" office:value="10.999999976697">
            <text:p>1.10E+001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11MAX</text:p>
          </table:table-cell>
          <table:table-cell office:value-type="string">
            <text:p>%le</text:p>
          </table:table-cell>
          <table:table-cell office:value-type="float" office:value="199.760822475204">
            <text:p>2.00E+002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12MIN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12MAX</text:p>
          </table:table-cell>
          <table:table-cell office:value-type="string">
            <text:p>%le</text:p>
          </table:table-cell>
          <table:table-cell office:value-type="float" office:value="0.0150161004642565">
            <text:p>1.50E-002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13MIN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13MAX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21MIN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21MAX</text:p>
          </table:table-cell>
          <table:table-cell office:value-type="string">
            <text:p>%le</text:p>
          </table:table-cell>
          <table:table-cell office:value-type="float" office:value="0.0181638907002722">
            <text:p>1.82E-002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22MIN</text:p>
          </table:table-cell>
          <table:table-cell office:value-type="string">
            <text:p>%le</text:p>
          </table:table-cell>
          <table:table-cell office:value-type="float" office:value="10.999999976697">
            <text:p>1.10E+001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22MAX</text:p>
          </table:table-cell>
          <table:table-cell office:value-type="string">
            <text:p>%le</text:p>
          </table:table-cell>
          <table:table-cell office:value-type="float" office:value="241.714125401076">
            <text:p>2.42E+002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23MIN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23MAX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31MIN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31MAX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32MIN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32MAX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33MIN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BETA33MAX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DISP1MIN</text:p>
          </table:table-cell>
          <table:table-cell office:value-type="string">
            <text:p>%le</text:p>
          </table:table-cell>
          <table:table-cell office:value-type="float" office:value="-0.090293799947166">
            <text:p>-9.03E-002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DISP1MAX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DISP2MIN</text:p>
          </table:table-cell>
          <table:table-cell office:value-type="string">
            <text:p>%le</text:p>
          </table:table-cell>
          <table:table-cell office:value-type="float" office:value="-0.000942053666799248">
            <text:p>-9.42E-004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DISP2MAX</text:p>
          </table:table-cell>
          <table:table-cell office:value-type="string">
            <text:p>%le</text:p>
          </table:table-cell>
          <table:table-cell office:value-type="float" office:value="0.00156496731384711">
            <text:p>1.56E-003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DISP3MIN</text:p>
          </table:table-cell>
          <table:table-cell office:value-type="string">
            <text:p>%le</text:p>
          </table:table-cell>
          <table:table-cell office:value-type="float" office:value="-0.000541532495834263">
            <text:p>-5.42E-004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DISP3MAX</text:p>
          </table:table-cell>
          <table:table-cell office:value-type="string">
            <text:p>%le</text:p>
          </table:table-cell>
          <table:table-cell office:value-type="float" office:value="0.000159151003896625">
            <text:p>1.59E-004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DISP4MIN</text:p>
          </table:table-cell>
          <table:table-cell office:value-type="string">
            <text:p>%le</text:p>
          </table:table-cell>
          <table:table-cell office:value-type="float" office:value="-0.0000079919378008374">
            <text:p>-7.99E-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DISP4MAX</text:p>
          </table:table-cell>
          <table:table-cell office:value-type="string">
            <text:p>%le</text:p>
          </table:table-cell>
          <table:table-cell office:value-type="float" office:value="0.00000602799850943843">
            <text:p>6.03E-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ORBIT_X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ORBIT_PX</text:p>
          </table:table-cell>
          <table:table-cell office:value-type="string">
            <text:p>%le</text:p>
          </table:table-cell>
          <table:table-cell office:value-type="float" office:value="0.00017">
            <text:p>1.70E-004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ORBIT_Y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ORBIT_PY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ORBIT_PT</text:p>
          </table:table-cell>
          <table:table-cell office:value-type="string">
            <text:p>%le</text:p>
          </table:table-cell>
          <table:table-cell office:value-type="float" office:value="-0.000972678859608056">
            <text:p>-9.73E-004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ORBIT_T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XCORMS</text:p>
          </table:table-cell>
          <table:table-cell office:value-type="string">
            <text:p>%le</text:p>
          </table:table-cell>
          <table:table-cell office:value-type="float" office:value="0.00483006103775577">
            <text:p>4.83E-003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PXCORMS</text:p>
          </table:table-cell>
          <table:table-cell office:value-type="string">
            <text:p>%le</text:p>
          </table:table-cell>
          <table:table-cell office:value-type="float" office:value="0.000114237325466741">
            <text:p>1.14E-004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YCORMS</text:p>
          </table:table-cell>
          <table:table-cell office:value-type="string">
            <text:p>%le</text:p>
          </table:table-cell>
          <table:table-cell office:value-type="float" office:value="0.0000461554150510623">
            <text:p>4.62E-005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PYCORMS</text:p>
          </table:table-cell>
          <table:table-cell office:value-type="string">
            <text:p>%le</text:p>
          </table:table-cell>
          <table:table-cell office:value-type="float" office:value="0.0000012142838948703">
            <text:p>1.21E-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TCORMS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PTCORMS</text:p>
          </table:table-cell>
          <table:table-cell office:value-type="string">
            <text:p>%le</text:p>
          </table:table-cell>
          <table:table-cell office:value-type="float" office:value="0.000972678859608057">
            <text:p>9.73E-004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XCOMIN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XCOMAX</text:p>
          </table:table-cell>
          <table:table-cell office:value-type="string">
            <text:p>%le</text:p>
          </table:table-cell>
          <table:table-cell office:value-type="float" office:value="0.00795788937959264">
            <text:p>7.96E-003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PXCOMIN</text:p>
          </table:table-cell>
          <table:table-cell office:value-type="string">
            <text:p>%le</text:p>
          </table:table-cell>
          <table:table-cell office:value-type="float" office:value="-0.0000733264170447408">
            <text:p>-7.33E-005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PXCOMAX</text:p>
          </table:table-cell>
          <table:table-cell office:value-type="string">
            <text:p>%le</text:p>
          </table:table-cell>
          <table:table-cell office:value-type="float" office:value="0.000370663111184452">
            <text:p>3.71E-004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YCOMIN</text:p>
          </table:table-cell>
          <table:table-cell office:value-type="string">
            <text:p>%le</text:p>
          </table:table-cell>
          <table:table-cell office:value-type="float" office:value="-0.0000722820247259509">
            <text:p>-7.23E-005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YCOMAX</text:p>
          </table:table-cell>
          <table:table-cell office:value-type="string">
            <text:p>%le</text:p>
          </table:table-cell>
          <table:table-cell office:value-type="float" office:value="0">
            <text:p>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PYCOMIN</text:p>
          </table:table-cell>
          <table:table-cell office:value-type="string">
            <text:p>%le</text:p>
          </table:table-cell>
          <table:table-cell office:value-type="float" office:value="-0.00000368878260996583">
            <text:p>-3.69E-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PYCOMAX</text:p>
          </table:table-cell>
          <table:table-cell office:value-type="string">
            <text:p>%le</text:p>
          </table:table-cell>
          <table:table-cell office:value-type="float" office:value="0.00000279524184480244">
            <text:p>2.80E-006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TCOMIN</text:p>
          </table:table-cell>
          <table:table-cell office:value-type="string">
            <text:p>%le</text:p>
          </table:table-cell>
          <table:table-cell office:value-type="float" office:value="-0">
            <text:p>-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TCOMAX</text:p>
          </table:table-cell>
          <table:table-cell office:value-type="string">
            <text:p>%le</text:p>
          </table:table-cell>
          <table:table-cell office:value-type="float" office:value="-0">
            <text:p>-0.00E+000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PTCOMIN</text:p>
          </table:table-cell>
          <table:table-cell office:value-type="string">
            <text:p>%le</text:p>
          </table:table-cell>
          <table:table-cell office:value-type="float" office:value="-0.000972678859608056">
            <text:p>-9.73E-004</text:p>
          </table:table-cell>
          <table:table-cell table:number-columns-repeated="1020"/>
        </table:table-row>
        <table:table-row table:style-name="ro2">
          <table:table-cell office:value-type="string">
            <text:p>@</text:p>
          </table:table-cell>
          <table:table-cell office:value-type="string">
            <text:p>PTCOMAX</text:p>
          </table:table-cell>
          <table:table-cell office:value-type="string">
            <text:p>%le</text:p>
          </table:table-cell>
          <table:table-cell office:value-type="float" office:value="-0.000972678859608056">
            <text:p>-9.73E-004</text:p>
          </table:table-cell>
          <table:table-cell table:number-columns-repeated="1020"/>
        </table:table-row>
        <table:table-row table:style-name="ro1">
          <table:table-cell office:value-type="string">
            <text:p>@</text:p>
          </table:table-cell>
          <table:table-cell office:value-type="string">
            <text:p>TITLE</text:p>
          </table:table-cell>
          <table:table-cell office:value-type="string">
            <text:p>%08s</text:p>
          </table:table-cell>
          <table:table-cell table:style-name="Default" office:value-type="string">
            <text:p>no-title</text:p>
          </table:table-cell>
          <table:table-cell table:number-columns-repeated="1020"/>
        </table:table-row>
        <table:table-row table:style-name="ro1">
          <table:table-cell office:value-type="string">
            <text:p>@</text:p>
          </table:table-cell>
          <table:table-cell office:value-type="string">
            <text:p>ORIGIN</text:p>
          </table:table-cell>
          <table:table-cell office:value-type="string">
            <text:p>%16s</text:p>
          </table:table-cell>
          <table:table-cell table:style-name="Default" office:value-type="string">
            <text:p>5.06.01 Linux 64</text:p>
          </table:table-cell>
          <table:table-cell table:number-columns-repeated="1020"/>
        </table:table-row>
        <table:table-row table:style-name="ro1">
          <table:table-cell office:value-type="string">
            <text:p>@</text:p>
          </table:table-cell>
          <table:table-cell office:value-type="string">
            <text:p>DATE</text:p>
          </table:table-cell>
          <table:table-cell office:value-type="string">
            <text:p>%08s</text:p>
          </table:table-cell>
          <table:table-cell table:style-name="Default" office:value-type="string">
            <text:p>22/02/21</text:p>
          </table:table-cell>
          <table:table-cell table:number-columns-repeated="1020"/>
        </table:table-row>
        <table:table-row table:style-name="ro1">
          <table:table-cell office:value-type="string">
            <text:p>@</text:p>
          </table:table-cell>
          <table:table-cell office:value-type="string">
            <text:p>TIME</text:p>
          </table:table-cell>
          <table:table-cell office:value-type="string">
            <text:p>%08s</text:p>
          </table:table-cell>
          <table:table-cell table:style-name="Default" office:value-type="string">
            <text:p>14.38.06</text:p>
          </table:table-cell>
          <table:table-cell table:number-columns-repeated="1020"/>
        </table:table-row>
        <table:table-row table:style-name="ro1">
          <table:table-cell office:value-type="string">
            <text:p>*</text:p>
          </table:table-cell>
          <table:table-cell office:value-type="string">
            <text:p>NAME</text:p>
          </table:table-cell>
          <table:table-cell office:value-type="string">
            <text:p>S</text:p>
          </table:table-cell>
          <table:table-cell table:style-name="Default" office:value-type="string">
            <text:p>X</text:p>
          </table:table-cell>
          <table:table-cell office:value-type="string">
            <text:p>PX</text:p>
          </table:table-cell>
          <table:table-cell office:value-type="string">
            <text:p>Y</text:p>
          </table:table-cell>
          <table:table-cell office:value-type="string">
            <text:p>PY</text:p>
          </table:table-cell>
          <table:table-cell office:value-type="string">
            <text:p>BETX</text:p>
          </table:table-cell>
          <table:table-cell office:value-type="string">
            <text:p>BETY</text:p>
          </table:table-cell>
          <table:table-cell office:value-type="string">
            <text:p>BETA11</text:p>
          </table:table-cell>
          <table:table-cell office:value-type="string">
            <text:p>BETA12</text:p>
          </table:table-cell>
          <table:table-cell office:value-type="string">
            <text:p>BETA21</text:p>
          </table:table-cell>
          <table:table-cell office:value-type="string">
            <text:p>BETA22</text:p>
          </table:table-cell>
          <table:table-cell office:value-type="string">
            <text:p>MU1</text:p>
          </table:table-cell>
          <table:table-cell office:value-type="string">
            <text:p>MU2</text:p>
          </table:table-cell>
          <table:table-cell office:value-type="string">
            <text:p>MU3</text:p>
          </table:table-cell>
          <table:table-cell office:value-type="string">
            <text:p>DISP1</text:p>
          </table:table-cell>
          <table:table-cell office:value-type="string">
            <text:p>DISP2</text:p>
          </table:table-cell>
          <table:table-cell office:value-type="string">
            <text:p>DISP3</text:p>
          </table:table-cell>
          <table:table-cell office:value-type="string">
            <text:p>DISP4</text:p>
          </table:table-cell>
          <table:table-cell office:value-type="string">
            <text:p>RE11</text:p>
          </table:table-cell>
          <table:table-cell office:value-type="string">
            <text:p>RE12</text:p>
          </table:table-cell>
          <table:table-cell office:value-type="string">
            <text:p>RE13</text:p>
          </table:table-cell>
          <table:table-cell office:value-type="string">
            <text:p>RE14</text:p>
          </table:table-cell>
          <table:table-cell office:value-type="string">
            <text:p>RE21</text:p>
          </table:table-cell>
          <table:table-cell office:value-type="string">
            <text:p>RE22</text:p>
          </table:table-cell>
          <table:table-cell office:value-type="string">
            <text:p>RE23</text:p>
          </table:table-cell>
          <table:table-cell office:value-type="string">
            <text:p>RE24</text:p>
          </table:table-cell>
          <table:table-cell office:value-type="string">
            <text:p>RE31</text:p>
          </table:table-cell>
          <table:table-cell office:value-type="string">
            <text:p>RE32</text:p>
          </table:table-cell>
          <table:table-cell office:value-type="string">
            <text:p>RE33</text:p>
          </table:table-cell>
          <table:table-cell office:value-type="string">
            <text:p>RE34</text:p>
          </table:table-cell>
          <table:table-cell office:value-type="string">
            <text:p>RE41</text:p>
          </table:table-cell>
          <table:table-cell office:value-type="string">
            <text:p>RE42</text:p>
          </table:table-cell>
          <table:table-cell office:value-type="string">
            <text:p>RE43</text:p>
          </table:table-cell>
          <table:table-cell office:value-type="string">
            <text:p>RE44</text:p>
          </table:table-cell>
          <table:table-cell office:value-type="string">
            <text:p>ROT</text:p>
          </table:table-cell>
          <table:table-cell office:value-type="string">
            <text:p>BSX</text:p>
          </table:table-cell>
          <table:table-cell office:value-type="string">
            <text:p>BSY</text:p>
          </table:table-cell>
          <table:table-cell table:number-columns-repeated="985"/>
        </table:table-row>
        <table:table-row table:style-name="ro3">
          <table:table-cell office:value-type="string">
            <text:p>$</text:p>
          </table:table-cell>
          <table:table-cell office:value-type="string">
            <text:p>%s</text:p>
          </table:table-cell>
          <table:table-cell office:value-type="string">
            <text:p>%le</text:p>
          </table:table-cell>
          <table:table-cell table:style-name="Default"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 office:value-type="string">
            <text:p>%le</text:p>
          </table:table-cell>
          <table:table-cell/>
          <table:table-cell table:style-name="ce6" office:value-type="string">
            <text:p>Beam element</text:p>
          </table:table-cell>
          <table:table-cell table:style-name="ce6" office:value-type="string">
            <text:p>Distance from IP5</text:p>
          </table:table-cell>
          <table:table-cell table:style-name="ce6" office:value-type="string">
            <text:p>VX / LX (1/m)</text:p>
          </table:table-cell>
          <table:table-cell table:style-name="ce6" office:value-type="string">
            <text:p>VY / LY (1/m)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IP5</text:p>
          </table:table-cell>
          <table:table-cell table:style-name="ce3" office:value-type="float" office:value="0">
            <text:p>0.00E+000</text:p>
          </table:table-cell>
          <table:table-cell office:value-type="float" office:value="0">
            <text:p>0.00E+000</text:p>
          </table:table-cell>
          <table:table-cell table:style-name="ce3" office:value-type="float" office:value="0.00017">
            <text:p>1.70E-004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0.999999976697">
            <text:p>1.10E+001</text:p>
          </table:table-cell>
          <table:table-cell table:style-name="ce3" office:value-type="float" office:value="10.999999976697">
            <text:p>1.10E+001</text:p>
          </table:table-cell>
          <table:table-cell table:style-name="ce3" office:value-type="float" office:value="10.999999976697">
            <text:p>1.10E+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0.999999976697">
            <text:p>1.10E+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">
            <text:p>1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">
            <text:p>1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">
            <text:p>1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">
            <text:p>1.00E+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00293271984333317">
            <text:p>2.93E-004</text:p>
          </table:table-cell>
          <table:table-cell table:style-name="ce3" office:value-type="float" office:value="0.000293271984333317">
            <text:p>2.93E-004</text:p>
          </table:table-cell>
          <table:table-cell/>
          <table:table-cell office:value-type="string">
            <text:p>IP5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MBCS2.1R5</text:p>
          </table:table-cell>
          <table:table-cell table:style-name="ce3" office:value-type="float" office:value="6.5">
            <text:p>6.50E+000</text:p>
          </table:table-cell>
          <table:table-cell office:value-type="float" office:value="0.00110602045891847">
            <text:p>1.11E-003</text:p>
          </table:table-cell>
          <table:table-cell table:style-name="ce3" office:value-type="float" office:value="0.000169987224249894">
            <text:p>1.70E-004</text:p>
          </table:table-cell>
          <table:table-cell table:style-name="ce3" office:value-type="float" office:value="-0.00000958844593027649">
            <text:p>-9.59E-006</text:p>
          </table:table-cell>
          <table:table-cell table:style-name="ce3" office:value-type="float" office:value="-0.00000147367374212202">
            <text:p>-1.47E-006</text:p>
          </table:table-cell>
          <table:table-cell table:style-name="ce3" office:value-type="float" office:value="14.8399865251158">
            <text:p>1.48E+001</text:p>
          </table:table-cell>
          <table:table-cell table:style-name="ce3" office:value-type="float" office:value="14.8399863026109">
            <text:p>1.48E+001</text:p>
          </table:table-cell>
          <table:table-cell table:style-name="ce3" office:value-type="float" office:value="14.8388712782634">
            <text:p>1.48E+001</text:p>
          </table:table-cell>
          <table:table-cell table:style-name="ce3" office:value-type="float" office:value="0.00111524685126963">
            <text:p>1.12E-003</text:p>
          </table:table-cell>
          <table:table-cell table:style-name="ce3" office:value-type="float" office:value="0.00111524683683491">
            <text:p>1.12E-003</text:p>
          </table:table-cell>
          <table:table-cell table:style-name="ce3" office:value-type="float" office:value="14.8388710557752">
            <text:p>1.48E+001</text:p>
          </table:table-cell>
          <table:table-cell table:style-name="ce3" office:value-type="float" office:value="0.0849440463089393">
            <text:p>8.49E-002</text:p>
          </table:table-cell>
          <table:table-cell table:style-name="ce3" office:value-type="float" office:value="0.0849440442909794">
            <text:p>8.49E-002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110698881610997">
            <text:p>-1.11E-003</text:p>
          </table:table-cell>
          <table:table-cell table:style-name="ce3" office:value-type="float" office:value="0.0000000255757935914393">
            <text:p>2.56E-008</text:p>
          </table:table-cell>
          <table:table-cell table:style-name="ce3" office:value-type="float" office:value="0.0000191951245086821">
            <text:p>1.92E-005</text:p>
          </table:table-cell>
          <table:table-cell table:style-name="ce3" office:value-type="float" office:value="0.00000147496399182274">
            <text:p>1.47E-006</text:p>
          </table:table-cell>
          <table:table-cell table:style-name="ce3" office:value-type="float" office:value="0.999924848528788">
            <text:p>1.00E+000</text:p>
          </table:table-cell>
          <table:table-cell table:style-name="ce3" office:value-type="float" office:value="6.50600288789131">
            <text:p>6.51E+000</text:p>
          </table:table-cell>
          <table:table-cell table:style-name="ce3" office:value-type="float" office:value="0.00866866932229348">
            <text:p>8.67E-003</text:p>
          </table:table-cell>
          <table:table-cell table:style-name="ce3" office:value-type="float" office:value="0.0564026231192735">
            <text:p>5.64E-002</text:p>
          </table:table-cell>
          <table:table-cell table:style-name="ce3" office:value-type="float" office:value="-0.0000115502293710018">
            <text:p>-1.16E-005</text:p>
          </table:table-cell>
          <table:table-cell table:style-name="ce3" office:value-type="float" office:value="0.999924848524436">
            <text:p>1.00E+000</text:p>
          </table:table-cell>
          <table:table-cell table:style-name="ce3" office:value-type="float" office:value="-0.000000100132647028996">
            <text:p>-1.00E-007</text:p>
          </table:table-cell>
          <table:table-cell table:style-name="ce3" office:value-type="float" office:value="0.00866866907130602">
            <text:p>8.67E-003</text:p>
          </table:table-cell>
          <table:table-cell table:style-name="ce3" office:value-type="float" office:value="-0.00866866907130602">
            <text:p>-8.67E-003</text:p>
          </table:table-cell>
          <table:table-cell table:style-name="ce3" office:value-type="float" office:value="-0.0564026263856146">
            <text:p>-5.64E-002</text:p>
          </table:table-cell>
          <table:table-cell table:style-name="ce3" office:value-type="float" office:value="0.999924848524436">
            <text:p>1.00E+000</text:p>
          </table:table-cell>
          <table:table-cell table:style-name="ce3" office:value-type="float" office:value="6.50600269952039">
            <text:p>6.51E+000</text:p>
          </table:table-cell>
          <table:table-cell table:style-name="ce3" office:value-type="float" office:value="0.000000100132641230199">
            <text:p>1.00E-007</text:p>
          </table:table-cell>
          <table:table-cell table:style-name="ce3" office:value-type="float" office:value="-0.00866866932229348">
            <text:p>-8.67E-003</text:p>
          </table:table-cell>
          <table:table-cell table:style-name="ce3" office:value-type="float" office:value="-0.0000115502297054203">
            <text:p>-1.16E-005</text:p>
          </table:table-cell>
          <table:table-cell table:style-name="ce3" office:value-type="float" office:value="0.999924848528788">
            <text:p>1.00E+000</text:p>
          </table:table-cell>
          <table:table-cell table:style-name="ce3" office:value-type="float" office:value="0.00866932058350227">
            <text:p>8.67E-003</text:p>
          </table:table-cell>
          <table:table-cell table:style-name="ce3" office:value-type="float" office:value="0.00034063634869632">
            <text:p>3.41E-004</text:p>
          </table:table-cell>
          <table:table-cell table:style-name="ce3" office:value-type="float" office:value="0.000340636346142636">
            <text:p>3.41E-004</text:p>
          </table:table-cell>
          <table:table-cell/>
          <table:table-cell table:formula="of:=[.B92]" office:value-type="string" office:string-value="MBCS2.1R5">
            <text:p>MBCS2.1R5</text:p>
          </table:table-cell>
          <table:table-cell table:style-name="ce9" table:formula="of:=[.C92]" office:value-type="float" office:value="6.5">
            <text:p>6.5</text:p>
          </table:table-cell>
          <table:table-cell table:formula="of:=[.U92]/[.V92]" office:value-type="float" office:value="0.153692653655258">
            <text:p>0.15</text:p>
          </table:table-cell>
          <table:table-cell table:formula="of:=[.AE92]/[.AF92]" office:value-type="float" office:value="0.153692658104515">
            <text:p>0.15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QXA.1R5</text:p>
          </table:table-cell>
          <table:table-cell table:style-name="ce3" office:value-type="float" office:value="29.3349999999996">
            <text:p>2.93E+001</text:p>
          </table:table-cell>
          <table:table-cell office:value-type="float" office:value="0.00427112231982756">
            <text:p>4.27E-003</text:p>
          </table:table-cell>
          <table:table-cell table:style-name="ce3" office:value-type="float" office:value="-0.0000592751187469365">
            <text:p>-5.93E-005</text:p>
          </table:table-cell>
          <table:table-cell table:style-name="ce3" office:value-type="float" office:value="-0.0000498745060997866">
            <text:p>-4.99E-005</text:p>
          </table:table-cell>
          <table:table-cell table:style-name="ce3" office:value-type="float" office:value="-0.00000368878260996583">
            <text:p>-3.69E-006</text:p>
          </table:table-cell>
          <table:table-cell table:style-name="ce3" office:value-type="float" office:value="64.8763027500605">
            <text:p>6.49E+001</text:p>
          </table:table-cell>
          <table:table-cell table:style-name="ce3" office:value-type="float" office:value="119.195335511768">
            <text:p>1.19E+002</text:p>
          </table:table-cell>
          <table:table-cell table:style-name="ce3" office:value-type="float" office:value="64.8714272277174">
            <text:p>6.49E+001</text:p>
          </table:table-cell>
          <table:table-cell table:style-name="ce3" office:value-type="float" office:value="0.00487603754346547">
            <text:p>4.88E-003</text:p>
          </table:table-cell>
          <table:table-cell table:style-name="ce3" office:value-type="float" office:value="0.00895704345441157">
            <text:p>8.96E-003</text:p>
          </table:table-cell>
          <table:table-cell table:style-name="ce3" office:value-type="float" office:value="119.186377857019">
            <text:p>1.19E+002</text:p>
          </table:table-cell>
          <table:table-cell table:style-name="ce3" office:value-type="float" office:value="0.194405772836062">
            <text:p>1.94E-001</text:p>
          </table:table-cell>
          <table:table-cell table:style-name="ce3" office:value-type="float" office:value="0.19173961726719">
            <text:p>1.92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357390791334554">
            <text:p>-3.57E-003</text:p>
          </table:table-cell>
          <table:table-cell table:style-name="ce3" office:value-type="float" office:value="0.000216752132867737">
            <text:p>2.17E-004</text:p>
          </table:table-cell>
          <table:table-cell table:style-name="ce3" office:value-type="float" office:value="0.000106635890630763">
            <text:p>1.07E-004</text:p>
          </table:table-cell>
          <table:table-cell table:style-name="ce3" office:value-type="float" office:value="0.00000602799850943843">
            <text:p>6.03E-006</text:p>
          </table:table-cell>
          <table:table-cell table:style-name="ce3" office:value-type="float" office:value="0.83113560546337">
            <text:p>8.31E-001</text:p>
          </table:table-cell>
          <table:table-cell table:style-name="ce3" office:value-type="float" office:value="25.1242495241084">
            <text:p>2.51E+001</text:p>
          </table:table-cell>
          <table:table-cell table:style-name="ce3" office:value-type="float" office:value="0.00720580518406681">
            <text:p>7.21E-003</text:p>
          </table:table-cell>
          <table:table-cell table:style-name="ce3" office:value-type="float" office:value="0.217820817271352">
            <text:p>2.18E-001</text:p>
          </table:table-cell>
          <table:table-cell table:style-name="ce3" office:value-type="float" office:value="-0.0513337876010231">
            <text:p>-5.13E-002</text:p>
          </table:table-cell>
          <table:table-cell table:style-name="ce3" office:value-type="float" office:value="-0.34867720483769">
            <text:p>-3.49E-001</text:p>
          </table:table-cell>
          <table:table-cell table:style-name="ce3" office:value-type="float" office:value="-0.000444896002679114">
            <text:p>-4.45E-004</text:p>
          </table:table-cell>
          <table:table-cell table:style-name="ce3" office:value-type="float" office:value="-0.00301931040153043">
            <text:p>-3.02E-003</text:p>
          </table:table-cell>
          <table:table-cell table:style-name="ce3" office:value-type="float" office:value="-0.0102139618500932">
            <text:p>-1.02E-002</text:p>
          </table:table-cell>
          <table:table-cell table:style-name="ce3" office:value-type="float" office:value="-0.293379463549537">
            <text:p>-2.93E-001</text:p>
          </table:table-cell>
          <table:table-cell table:style-name="ce3" office:value-type="float" office:value="1.17822218284362">
            <text:p>1.18E+000</text:p>
          </table:table-cell>
          <table:table-cell table:style-name="ce3" office:value-type="float" office:value="33.842340235585">
            <text:p>3.38E+001</text:p>
          </table:table-cell>
          <table:table-cell table:style-name="ce3" office:value-type="float" office:value="-0.000499281274858136">
            <text:p>-4.99E-004</text:p>
          </table:table-cell>
          <table:table-cell table:style-name="ce3" office:value-type="float" office:value="-0.0216987222188278">
            <text:p>-2.17E-002</text:p>
          </table:table-cell>
          <table:table-cell table:style-name="ce3" office:value-type="float" office:value="0.0576070917838048">
            <text:p>5.76E-002</text:p>
          </table:table-cell>
          <table:table-cell table:style-name="ce3" office:value-type="float" office:value="2.50333399933381">
            <text:p>2.50E+000</text:p>
          </table:table-cell>
          <table:table-cell table:style-name="ce3" office:value-type="float" office:value="0.00643634026946857">
            <text:p>6.44E-003</text:p>
          </table:table-cell>
          <table:table-cell table:style-name="ce3" office:value-type="float" office:value="0.000712225110858141">
            <text:p>7.12E-004</text:p>
          </table:table-cell>
          <table:table-cell table:style-name="ce3" office:value-type="float" office:value="0.000965392378363408">
            <text:p>9.65E-004</text:p>
          </table:table-cell>
          <table:table-cell/>
          <table:table-cell table:formula="of:=[.B93]" office:value-type="string" office:string-value="MQXA.1R5">
            <text:p>MQXA.1R5</text:p>
          </table:table-cell>
          <table:table-cell table:style-name="ce9" table:formula="of:=[.C93]" office:value-type="float" office:value="29.3349999999996">
            <text:p>29.3</text:p>
          </table:table-cell>
          <table:table-cell table:formula="of:=[.U93]/[.V93]" office:value-type="float" office:value="0.0330810122175327">
            <text:p>0.03</text:p>
          </table:table-cell>
          <table:table-cell table:formula="of:=[.AE93]/[.AF93]" office:value-type="float" office:value="0.0348150327265113">
            <text:p>0.03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CBXH.1R5</text:p>
          </table:table-cell>
          <table:table-cell table:style-name="ce3" office:value-type="float" office:value="29.8420000000006">
            <text:p>2.98E+001</text:p>
          </table:table-cell>
          <table:table-cell office:value-type="float" office:value="0.00424104057462842">
            <text:p>4.24E-003</text:p>
          </table:table-cell>
          <table:table-cell table:style-name="ce3" office:value-type="float" office:value="-0.0000592751187469365">
            <text:p>-5.93E-005</text:p>
          </table:table-cell>
          <table:table-cell table:style-name="ce3" office:value-type="float" office:value="-0.0000517465397778925">
            <text:p>-5.17E-005</text:p>
          </table:table-cell>
          <table:table-cell table:style-name="ce3" office:value-type="float" office:value="-0.00000368878260996583">
            <text:p>-3.69E-006</text:p>
          </table:table-cell>
          <table:table-cell table:style-name="ce3" office:value-type="float" office:value="63.6034104955685">
            <text:p>6.36E+001</text:p>
          </table:table-cell>
          <table:table-cell table:style-name="ce3" office:value-type="float" office:value="127.911561682854">
            <text:p>1.28E+002</text:p>
          </table:table-cell>
          <table:table-cell table:style-name="ce3" office:value-type="float" office:value="63.5986306323704">
            <text:p>6.36E+001</text:p>
          </table:table-cell>
          <table:table-cell table:style-name="ce3" office:value-type="float" office:value="0.0047804525255658">
            <text:p>4.78E-003</text:p>
          </table:table-cell>
          <table:table-cell table:style-name="ce3" office:value-type="float" office:value="0.00961194388205956">
            <text:p>9.61E-003</text:p>
          </table:table-cell>
          <table:table-cell table:style-name="ce3" office:value-type="float" office:value="127.901948994453">
            <text:p>1.28E+002</text:p>
          </table:table-cell>
          <table:table-cell table:style-name="ce3" office:value-type="float" office:value="0.195661945547236">
            <text:p>1.96E-001</text:p>
          </table:table-cell>
          <table:table-cell table:style-name="ce3" office:value-type="float" office:value="0.192393116047319">
            <text:p>1.92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343379648685843">
            <text:p>-3.43E-003</text:p>
          </table:table-cell>
          <table:table-cell table:style-name="ce3" office:value-type="float" office:value="0.000216752132867737">
            <text:p>2.17E-004</text:p>
          </table:table-cell>
          <table:table-cell table:style-name="ce3" office:value-type="float" office:value="0.000111568921932202">
            <text:p>1.12E-004</text:p>
          </table:table-cell>
          <table:table-cell table:style-name="ce3" office:value-type="float" office:value="0.00000602799850943843">
            <text:p>6.03E-006</text:p>
          </table:table-cell>
          <table:table-cell table:style-name="ce3" office:value-type="float" office:value="0.805084035145094">
            <text:p>8.05E-001</text:p>
          </table:table-cell>
          <table:table-cell table:style-name="ce3" office:value-type="float" office:value="24.9472980629983">
            <text:p>2.49E+001</text:p>
          </table:table-cell>
          <table:table-cell table:style-name="ce3" office:value-type="float" office:value="0.00698002330217281">
            <text:p>6.98E-003</text:p>
          </table:table-cell>
          <table:table-cell table:style-name="ce3" office:value-type="float" office:value="0.216288536747618">
            <text:p>2.16E-001</text:p>
          </table:table-cell>
          <table:table-cell table:style-name="ce3" office:value-type="float" office:value="-0.0513337876010231">
            <text:p>-5.13E-002</text:p>
          </table:table-cell>
          <table:table-cell table:style-name="ce3" office:value-type="float" office:value="-0.34867720483769">
            <text:p>-3.49E-001</text:p>
          </table:table-cell>
          <table:table-cell table:style-name="ce3" office:value-type="float" office:value="-0.000444896002679114">
            <text:p>-4.45E-004</text:p>
          </table:table-cell>
          <table:table-cell table:style-name="ce3" office:value-type="float" office:value="-0.00301931040153043">
            <text:p>-3.02E-003</text:p>
          </table:table-cell>
          <table:table-cell table:style-name="ce3" office:value-type="float" office:value="-0.0104673439225208">
            <text:p>-1.05E-002</text:p>
          </table:table-cell>
          <table:table-cell table:style-name="ce3" office:value-type="float" office:value="-0.30439142690008">
            <text:p>-3.04E-001</text:p>
          </table:table-cell>
          <table:table-cell table:style-name="ce3" office:value-type="float" office:value="1.20745741498416">
            <text:p>1.21E+000</text:p>
          </table:table-cell>
          <table:table-cell table:style-name="ce3" office:value-type="float" office:value="35.1127662947684">
            <text:p>3.51E+001</text:p>
          </table:table-cell>
          <table:table-cell table:style-name="ce3" office:value-type="float" office:value="-0.000499281274858136">
            <text:p>-4.99E-004</text:p>
          </table:table-cell>
          <table:table-cell table:style-name="ce3" office:value-type="float" office:value="-0.0216987222188278">
            <text:p>-2.17E-002</text:p>
          </table:table-cell>
          <table:table-cell table:style-name="ce3" office:value-type="float" office:value="0.0576070917838048">
            <text:p>5.76E-002</text:p>
          </table:table-cell>
          <table:table-cell table:style-name="ce3" office:value-type="float" office:value="2.50333399933381">
            <text:p>2.50E+000</text:p>
          </table:table-cell>
          <table:table-cell table:style-name="ce3" office:value-type="float" office:value="0.00615982617068378">
            <text:p>6.16E-003</text:p>
          </table:table-cell>
          <table:table-cell table:style-name="ce3" office:value-type="float" office:value="0.000705203464849875">
            <text:p>7.05E-004</text:p>
          </table:table-cell>
          <table:table-cell table:style-name="ce3" office:value-type="float" office:value="0.00100006709092492">
            <text:p>1.00E-003</text:p>
          </table:table-cell>
          <table:table-cell/>
          <table:table-cell table:formula="of:=[.B94]" office:value-type="string" office:string-value="MCBXH.1R5">
            <text:p>MCBXH.1R5</text:p>
          </table:table-cell>
          <table:table-cell table:style-name="ce9" table:formula="of:=[.C94]" office:value-type="float" office:value="29.8420000000006">
            <text:p>29.8</text:p>
          </table:table-cell>
          <table:table-cell table:formula="of:=[.U94]/[.V94]" office:value-type="float" office:value="0.0322713920005305">
            <text:p>0.03</text:p>
          </table:table-cell>
          <table:table-cell table:formula="of:=[.AE94]/[.AF94]" office:value-type="float" office:value="0.034387988825707">
            <text:p>0.03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CBXV.1R5</text:p>
          </table:table-cell>
          <table:table-cell table:style-name="ce3" office:value-type="float" office:value="29.8420000000006">
            <text:p>2.98E+001</text:p>
          </table:table-cell>
          <table:table-cell office:value-type="float" office:value="0.00424104057462842">
            <text:p>4.24E-003</text:p>
          </table:table-cell>
          <table:table-cell table:style-name="ce3" office:value-type="float" office:value="-0.0000592751187469365">
            <text:p>-5.93E-005</text:p>
          </table:table-cell>
          <table:table-cell table:style-name="ce3" office:value-type="float" office:value="-0.0000517465397778925">
            <text:p>-5.17E-005</text:p>
          </table:table-cell>
          <table:table-cell table:style-name="ce3" office:value-type="float" office:value="-0.00000368878260996583">
            <text:p>-3.69E-006</text:p>
          </table:table-cell>
          <table:table-cell table:style-name="ce3" office:value-type="float" office:value="63.6034104955685">
            <text:p>6.36E+001</text:p>
          </table:table-cell>
          <table:table-cell table:style-name="ce3" office:value-type="float" office:value="127.911561682854">
            <text:p>1.28E+002</text:p>
          </table:table-cell>
          <table:table-cell table:style-name="ce3" office:value-type="float" office:value="63.5986306323704">
            <text:p>6.36E+001</text:p>
          </table:table-cell>
          <table:table-cell table:style-name="ce3" office:value-type="float" office:value="0.0047804525255658">
            <text:p>4.78E-003</text:p>
          </table:table-cell>
          <table:table-cell table:style-name="ce3" office:value-type="float" office:value="0.00961194388205956">
            <text:p>9.61E-003</text:p>
          </table:table-cell>
          <table:table-cell table:style-name="ce3" office:value-type="float" office:value="127.901948994453">
            <text:p>1.28E+002</text:p>
          </table:table-cell>
          <table:table-cell table:style-name="ce3" office:value-type="float" office:value="0.195661945547236">
            <text:p>1.96E-001</text:p>
          </table:table-cell>
          <table:table-cell table:style-name="ce3" office:value-type="float" office:value="0.192393116047319">
            <text:p>1.92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343379648685843">
            <text:p>-3.43E-003</text:p>
          </table:table-cell>
          <table:table-cell table:style-name="ce3" office:value-type="float" office:value="0.000216752132867737">
            <text:p>2.17E-004</text:p>
          </table:table-cell>
          <table:table-cell table:style-name="ce3" office:value-type="float" office:value="0.000111568921932202">
            <text:p>1.12E-004</text:p>
          </table:table-cell>
          <table:table-cell table:style-name="ce3" office:value-type="float" office:value="0.00000602799850943843">
            <text:p>6.03E-006</text:p>
          </table:table-cell>
          <table:table-cell table:style-name="ce3" office:value-type="float" office:value="0.805084035145094">
            <text:p>8.05E-001</text:p>
          </table:table-cell>
          <table:table-cell table:style-name="ce3" office:value-type="float" office:value="24.9472980629983">
            <text:p>2.49E+001</text:p>
          </table:table-cell>
          <table:table-cell table:style-name="ce3" office:value-type="float" office:value="0.00698002330217281">
            <text:p>6.98E-003</text:p>
          </table:table-cell>
          <table:table-cell table:style-name="ce3" office:value-type="float" office:value="0.216288536747618">
            <text:p>2.16E-001</text:p>
          </table:table-cell>
          <table:table-cell table:style-name="ce3" office:value-type="float" office:value="-0.0513337876010231">
            <text:p>-5.13E-002</text:p>
          </table:table-cell>
          <table:table-cell table:style-name="ce3" office:value-type="float" office:value="-0.34867720483769">
            <text:p>-3.49E-001</text:p>
          </table:table-cell>
          <table:table-cell table:style-name="ce3" office:value-type="float" office:value="-0.000444896002679114">
            <text:p>-4.45E-004</text:p>
          </table:table-cell>
          <table:table-cell table:style-name="ce3" office:value-type="float" office:value="-0.00301931040153043">
            <text:p>-3.02E-003</text:p>
          </table:table-cell>
          <table:table-cell table:style-name="ce3" office:value-type="float" office:value="-0.0104673439225208">
            <text:p>-1.05E-002</text:p>
          </table:table-cell>
          <table:table-cell table:style-name="ce3" office:value-type="float" office:value="-0.30439142690008">
            <text:p>-3.04E-001</text:p>
          </table:table-cell>
          <table:table-cell table:style-name="ce3" office:value-type="float" office:value="1.20745741498416">
            <text:p>1.21E+000</text:p>
          </table:table-cell>
          <table:table-cell table:style-name="ce3" office:value-type="float" office:value="35.1127662947684">
            <text:p>3.51E+001</text:p>
          </table:table-cell>
          <table:table-cell table:style-name="ce3" office:value-type="float" office:value="-0.000499281274858136">
            <text:p>-4.99E-004</text:p>
          </table:table-cell>
          <table:table-cell table:style-name="ce3" office:value-type="float" office:value="-0.0216987222188278">
            <text:p>-2.17E-002</text:p>
          </table:table-cell>
          <table:table-cell table:style-name="ce3" office:value-type="float" office:value="0.0576070917838048">
            <text:p>5.76E-002</text:p>
          </table:table-cell>
          <table:table-cell table:style-name="ce3" office:value-type="float" office:value="2.50333399933381">
            <text:p>2.50E+000</text:p>
          </table:table-cell>
          <table:table-cell table:style-name="ce3" office:value-type="float" office:value="0.00615982617068378">
            <text:p>6.16E-003</text:p>
          </table:table-cell>
          <table:table-cell table:style-name="ce3" office:value-type="float" office:value="0.000705203464849875">
            <text:p>7.05E-004</text:p>
          </table:table-cell>
          <table:table-cell table:style-name="ce3" office:value-type="float" office:value="0.00100006709092492">
            <text:p>1.00E-003</text:p>
          </table:table-cell>
          <table:table-cell/>
          <table:table-cell table:formula="of:=[.B95]" office:value-type="string" office:string-value="MCBXV.1R5">
            <text:p>MCBXV.1R5</text:p>
          </table:table-cell>
          <table:table-cell table:style-name="ce9" table:formula="of:=[.C95]" office:value-type="float" office:value="29.8420000000006">
            <text:p>29.8</text:p>
          </table:table-cell>
          <table:table-cell table:formula="of:=[.U95]/[.V95]" office:value-type="float" office:value="0.0322713920005305">
            <text:p>0.03</text:p>
          </table:table-cell>
          <table:table-cell table:formula="of:=[.AE95]/[.AF95]" office:value-type="float" office:value="0.034387988825707">
            <text:p>0.03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QXB.A2R5</text:p>
          </table:table-cell>
          <table:table-cell table:style-name="ce3" office:value-type="float" office:value="37.5499999999993">
            <text:p>3.75E+001</text:p>
          </table:table-cell>
          <table:table-cell office:value-type="float" office:value="0.00431299935305874">
            <text:p>4.31E-003</text:p>
          </table:table-cell>
          <table:table-cell table:style-name="ce3" office:value-type="float" office:value="0.000134592834480442">
            <text:p>1.35E-004</text:p>
          </table:table-cell>
          <table:table-cell table:style-name="ce3" office:value-type="float" office:value="-0.0000717562090686769">
            <text:p>-7.18E-005</text:p>
          </table:table-cell>
          <table:table-cell table:style-name="ce3" office:value-type="float" office:value="-0.000000525304201620003">
            <text:p>-5.25E-007</text:p>
          </table:table-cell>
          <table:table-cell table:style-name="ce3" office:value-type="float" office:value="61.0269854212687">
            <text:p>6.10E+001</text:p>
          </table:table-cell>
          <table:table-cell table:style-name="ce3" office:value-type="float" office:value="238.883538480031">
            <text:p>2.39E+002</text:p>
          </table:table-cell>
          <table:table-cell table:style-name="ce3" office:value-type="float" office:value="61.0223987537758">
            <text:p>6.10E+001</text:p>
          </table:table-cell>
          <table:table-cell table:style-name="ce3" office:value-type="float" office:value="0.004587626579128">
            <text:p>4.59E-003</text:p>
          </table:table-cell>
          <table:table-cell table:style-name="ce3" office:value-type="float" office:value="0.0179498210294723">
            <text:p>1.79E-002</text:p>
          </table:table-cell>
          <table:table-cell table:style-name="ce3" office:value-type="float" office:value="238.865584465868">
            <text:p>2.39E+002</text:p>
          </table:table-cell>
          <table:table-cell table:style-name="ce3" office:value-type="float" office:value="0.216774547706046">
            <text:p>2.17E-001</text:p>
          </table:table-cell>
          <table:table-cell table:style-name="ce3" office:value-type="float" office:value="0.198945052590898">
            <text:p>1.99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215197047368949">
            <text:p>-2.15E-003</text:p>
          </table:table-cell>
          <table:table-cell table:style-name="ce3" office:value-type="float" office:value="0.000106295442410254">
            <text:p>1.06E-004</text:p>
          </table:table-cell>
          <table:table-cell table:style-name="ce3" office:value-type="float" office:value="0.000159151003896625">
            <text:p>1.59E-004</text:p>
          </table:table-cell>
          <table:table-cell table:style-name="ce3" office:value-type="float" office:value="-0.00000106428496311101">
            <text:p>-1.06E-006</text:p>
          </table:table-cell>
          <table:table-cell table:style-name="ce3" office:value-type="float" office:value="0.488134991458997">
            <text:p>4.88E-001</text:p>
          </table:table-cell>
          <table:table-cell table:style-name="ce3" office:value-type="float" office:value="25.3705847846809">
            <text:p>2.54E+001</text:p>
          </table:table-cell>
          <table:table-cell table:style-name="ce3" office:value-type="float" office:value="0.00423307931359096">
            <text:p>4.23E-003</text:p>
          </table:table-cell>
          <table:table-cell table:style-name="ce3" office:value-type="float" office:value="0.219976789515422">
            <text:p>2.20E-001</text:p>
          </table:table-cell>
          <table:table-cell table:style-name="ce3" office:value-type="float" office:value="-0.0241798670517505">
            <text:p>-2.42E-002</text:p>
          </table:table-cell>
          <table:table-cell table:style-name="ce3" office:value-type="float" office:value="0.791722539092428">
            <text:p>7.92E-001</text:p>
          </table:table-cell>
          <table:table-cell table:style-name="ce3" office:value-type="float" office:value="-0.000209574590411395">
            <text:p>-2.10E-004</text:p>
          </table:table-cell>
          <table:table-cell table:style-name="ce3" office:value-type="float" office:value="0.00686414681877787">
            <text:p>6.86E-003</text:p>
          </table:table-cell>
          <table:table-cell table:style-name="ce3" office:value-type="float" office:value="-0.0127369950323656">
            <text:p>-1.27E-002</text:p>
          </table:table-cell>
          <table:table-cell table:style-name="ce3" office:value-type="float" office:value="-0.422095369235549">
            <text:p>-4.22E-001</text:p>
          </table:table-cell>
          <table:table-cell table:style-name="ce3" office:value-type="float" office:value="1.46934553829844">
            <text:p>1.47E+000</text:p>
          </table:table-cell>
          <table:table-cell table:style-name="ce3" office:value-type="float" office:value="48.6918401523725">
            <text:p>4.87E+001</text:p>
          </table:table-cell>
          <table:table-cell table:style-name="ce3" office:value-type="float" office:value="0.0000848158887683543">
            <text:p>8.48E-005</text:p>
          </table:table-cell>
          <table:table-cell table:style-name="ce3" office:value-type="float" office:value="-0.00309002472561214">
            <text:p>-3.09E-003</text:p>
          </table:table-cell>
          <table:table-cell table:style-name="ce3" office:value-type="float" office:value="-0.00978011244413639">
            <text:p>-9.78E-003</text:p>
          </table:table-cell>
          <table:table-cell table:style-name="ce3" office:value-type="float" office:value="0.356426147916775">
            <text:p>3.56E-001</text:p>
          </table:table-cell>
          <table:table-cell table:style-name="ce3" office:value-type="float" office:value="0.00451773415888666">
            <text:p>4.52E-003</text:p>
          </table:table-cell>
          <table:table-cell table:style-name="ce3" office:value-type="float" office:value="0.000690772745819792">
            <text:p>6.91E-004</text:p>
          </table:table-cell>
          <table:table-cell table:style-name="ce3" office:value-type="float" office:value="0.00136668159961122">
            <text:p>1.37E-003</text:p>
          </table:table-cell>
          <table:table-cell/>
          <table:table-cell table:formula="of:=[.B96]" office:value-type="string" office:string-value="MQXB.A2R5">
            <text:p>MQXB.A2R5</text:p>
          </table:table-cell>
          <table:table-cell table:style-name="ce9" table:formula="of:=[.C96]" office:value-type="float" office:value="37.5499999999993">
            <text:p>37.5</text:p>
          </table:table-cell>
          <table:table-cell table:formula="of:=[.U96]/[.V96]" office:value-type="float" office:value="0.0192401947216345">
            <text:p>0.02</text:p>
          </table:table-cell>
          <table:table-cell table:formula="of:=[.AE96]/[.AF96]" office:value-type="float" office:value="0.0301764224498475">
            <text:p>0.03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CBXH.2R5</text:p>
          </table:table-cell>
          <table:table-cell table:style-name="ce3" office:value-type="float" office:value="38.0190000000002">
            <text:p>3.80E+001</text:p>
          </table:table-cell>
          <table:table-cell office:value-type="float" office:value="0.00437618485233617">
            <text:p>4.38E-003</text:p>
          </table:table-cell>
          <table:table-cell table:style-name="ce3" office:value-type="float" office:value="0.000134592834480442">
            <text:p>1.35E-004</text:p>
          </table:table-cell>
          <table:table-cell table:style-name="ce3" office:value-type="float" office:value="-0.0000720028166119389">
            <text:p>-7.20E-005</text:p>
          </table:table-cell>
          <table:table-cell table:style-name="ce3" office:value-type="float" office:value="-0.000000525304201620003">
            <text:p>-5.25E-007</text:p>
          </table:table-cell>
          <table:table-cell table:style-name="ce3" office:value-type="float" office:value="62.6303168230004">
            <text:p>6.26E+001</text:p>
          </table:table-cell>
          <table:table-cell table:style-name="ce3" office:value-type="float" office:value="240.216465655242">
            <text:p>2.40E+002</text:p>
          </table:table-cell>
          <table:table-cell table:style-name="ce3" office:value-type="float" office:value="62.6256096522991">
            <text:p>6.26E+001</text:p>
          </table:table-cell>
          <table:table-cell table:style-name="ce3" office:value-type="float" office:value="0.00470814530890273">
            <text:p>4.71E-003</text:p>
          </table:table-cell>
          <table:table-cell table:style-name="ce3" office:value-type="float" office:value="0.0180499837883699">
            <text:p>1.80E-002</text:p>
          </table:table-cell>
          <table:table-cell table:style-name="ce3" office:value-type="float" office:value="240.19841146094">
            <text:p>2.40E+002</text:p>
          </table:table-cell>
          <table:table-cell table:style-name="ce3" office:value-type="float" office:value="0.217981927459178">
            <text:p>2.18E-001</text:p>
          </table:table-cell>
          <table:table-cell table:style-name="ce3" office:value-type="float" office:value="0.199256653529808">
            <text:p>1.99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216531652933569">
            <text:p>-2.17E-003</text:p>
          </table:table-cell>
          <table:table-cell table:style-name="ce3" office:value-type="float" office:value="0.000106295442410254">
            <text:p>1.06E-004</text:p>
          </table:table-cell>
          <table:table-cell table:style-name="ce3" office:value-type="float" office:value="0.000158898216444156">
            <text:p>1.59E-004</text:p>
          </table:table-cell>
          <table:table-cell table:style-name="ce3" office:value-type="float" office:value="-0.00000106428496311101">
            <text:p>-1.06E-006</text:p>
          </table:table-cell>
          <table:table-cell table:style-name="ce3" office:value-type="float" office:value="0.476783592212851">
            <text:p>4.77E-001</text:p>
          </table:table-cell>
          <table:table-cell table:style-name="ce3" office:value-type="float" office:value="25.7422641911134">
            <text:p>2.57E+001</text:p>
          </table:table-cell>
          <table:table-cell table:style-name="ce3" office:value-type="float" office:value="0.00413469312996758">
            <text:p>4.13E-003</text:p>
          </table:table-cell>
          <table:table-cell table:style-name="ce3" office:value-type="float" office:value="0.223199208835211">
            <text:p>2.23E-001</text:p>
          </table:table-cell>
          <table:table-cell table:style-name="ce3" office:value-type="float" office:value="-0.0241798670517505">
            <text:p>-2.42E-002</text:p>
          </table:table-cell>
          <table:table-cell table:style-name="ce3" office:value-type="float" office:value="0.791722539092428">
            <text:p>7.92E-001</text:p>
          </table:table-cell>
          <table:table-cell table:style-name="ce3" office:value-type="float" office:value="-0.000209574590411395">
            <text:p>-2.10E-004</text:p>
          </table:table-cell>
          <table:table-cell table:style-name="ce3" office:value-type="float" office:value="0.00686414681877787">
            <text:p>6.86E-003</text:p>
          </table:table-cell>
          <table:table-cell table:style-name="ce3" office:value-type="float" office:value="-0.0126971776497583">
            <text:p>-1.27E-002</text:p>
          </table:table-cell>
          <table:table-cell table:style-name="ce3" office:value-type="float" office:value="-0.423546001874091">
            <text:p>-4.24E-001</text:p>
          </table:table-cell>
          <table:table-cell table:style-name="ce3" office:value-type="float" office:value="1.46475419961271">
            <text:p>1.46E+000</text:p>
          </table:table-cell>
          <table:table-cell table:style-name="ce3" office:value-type="float" office:value="48.8591667726831">
            <text:p>4.89E+001</text:p>
          </table:table-cell>
          <table:table-cell table:style-name="ce3" office:value-type="float" office:value="0.0000848158887683543">
            <text:p>8.48E-005</text:p>
          </table:table-cell>
          <table:table-cell table:style-name="ce3" office:value-type="float" office:value="-0.00309002472561214">
            <text:p>-3.09E-003</text:p>
          </table:table-cell>
          <table:table-cell table:style-name="ce3" office:value-type="float" office:value="-0.00978011244413639">
            <text:p>-9.78E-003</text:p>
          </table:table-cell>
          <table:table-cell table:style-name="ce3" office:value-type="float" office:value="0.356426147916775">
            <text:p>3.56E-001</text:p>
          </table:table-cell>
          <table:table-cell table:style-name="ce3" office:value-type="float" office:value="0.004568215620083">
            <text:p>4.57E-003</text:p>
          </table:table-cell>
          <table:table-cell table:style-name="ce3" office:value-type="float" office:value="0.00069978807895529">
            <text:p>7.00E-004</text:p>
          </table:table-cell>
          <table:table-cell table:style-name="ce3" office:value-type="float" office:value="0.00137048921429464">
            <text:p>1.37E-003</text:p>
          </table:table-cell>
          <table:table-cell/>
          <table:table-cell table:formula="of:=[.B97]" office:value-type="string" office:string-value="MCBXH.2R5">
            <text:p>MCBXH.2R5</text:p>
          </table:table-cell>
          <table:table-cell table:style-name="ce9" table:formula="of:=[.C97]" office:value-type="float" office:value="38.0190000000002">
            <text:p>38.0</text:p>
          </table:table-cell>
          <table:table-cell table:formula="of:=[.U97]/[.V97]" office:value-type="float" office:value="0.0185214318629145">
            <text:p>0.02</text:p>
          </table:table-cell>
          <table:table-cell table:formula="of:=[.AE97]/[.AF97]" office:value-type="float" office:value="0.0299791072252106">
            <text:p>0.03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CBXV.2R5</text:p>
          </table:table-cell>
          <table:table-cell table:style-name="ce3" office:value-type="float" office:value="38.0190000000002">
            <text:p>3.80E+001</text:p>
          </table:table-cell>
          <table:table-cell office:value-type="float" office:value="0.00437618485233617">
            <text:p>4.38E-003</text:p>
          </table:table-cell>
          <table:table-cell table:style-name="ce3" office:value-type="float" office:value="0.000134592834480442">
            <text:p>1.35E-004</text:p>
          </table:table-cell>
          <table:table-cell table:style-name="ce3" office:value-type="float" office:value="-0.0000720028166119389">
            <text:p>-7.20E-005</text:p>
          </table:table-cell>
          <table:table-cell table:style-name="ce3" office:value-type="float" office:value="-0.000000525304201620003">
            <text:p>-5.25E-007</text:p>
          </table:table-cell>
          <table:table-cell table:style-name="ce3" office:value-type="float" office:value="62.6303168230004">
            <text:p>6.26E+001</text:p>
          </table:table-cell>
          <table:table-cell table:style-name="ce3" office:value-type="float" office:value="240.216465655242">
            <text:p>2.40E+002</text:p>
          </table:table-cell>
          <table:table-cell table:style-name="ce3" office:value-type="float" office:value="62.6256096522991">
            <text:p>6.26E+001</text:p>
          </table:table-cell>
          <table:table-cell table:style-name="ce3" office:value-type="float" office:value="0.00470814530890273">
            <text:p>4.71E-003</text:p>
          </table:table-cell>
          <table:table-cell table:style-name="ce3" office:value-type="float" office:value="0.0180499837883699">
            <text:p>1.80E-002</text:p>
          </table:table-cell>
          <table:table-cell table:style-name="ce3" office:value-type="float" office:value="240.19841146094">
            <text:p>2.40E+002</text:p>
          </table:table-cell>
          <table:table-cell table:style-name="ce3" office:value-type="float" office:value="0.217981927459178">
            <text:p>2.18E-001</text:p>
          </table:table-cell>
          <table:table-cell table:style-name="ce3" office:value-type="float" office:value="0.199256653529808">
            <text:p>1.99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216531652933569">
            <text:p>-2.17E-003</text:p>
          </table:table-cell>
          <table:table-cell table:style-name="ce3" office:value-type="float" office:value="0.000106295442410254">
            <text:p>1.06E-004</text:p>
          </table:table-cell>
          <table:table-cell table:style-name="ce3" office:value-type="float" office:value="0.000158898216444156">
            <text:p>1.59E-004</text:p>
          </table:table-cell>
          <table:table-cell table:style-name="ce3" office:value-type="float" office:value="-0.00000106428496311101">
            <text:p>-1.06E-006</text:p>
          </table:table-cell>
          <table:table-cell table:style-name="ce3" office:value-type="float" office:value="0.476783592212851">
            <text:p>4.77E-001</text:p>
          </table:table-cell>
          <table:table-cell table:style-name="ce3" office:value-type="float" office:value="25.7422641911134">
            <text:p>2.57E+001</text:p>
          </table:table-cell>
          <table:table-cell table:style-name="ce3" office:value-type="float" office:value="0.00413469312996758">
            <text:p>4.13E-003</text:p>
          </table:table-cell>
          <table:table-cell table:style-name="ce3" office:value-type="float" office:value="0.223199208835211">
            <text:p>2.23E-001</text:p>
          </table:table-cell>
          <table:table-cell table:style-name="ce3" office:value-type="float" office:value="-0.0241798670517505">
            <text:p>-2.42E-002</text:p>
          </table:table-cell>
          <table:table-cell table:style-name="ce3" office:value-type="float" office:value="0.791722539092428">
            <text:p>7.92E-001</text:p>
          </table:table-cell>
          <table:table-cell table:style-name="ce3" office:value-type="float" office:value="-0.000209574590411395">
            <text:p>-2.10E-004</text:p>
          </table:table-cell>
          <table:table-cell table:style-name="ce3" office:value-type="float" office:value="0.00686414681877787">
            <text:p>6.86E-003</text:p>
          </table:table-cell>
          <table:table-cell table:style-name="ce3" office:value-type="float" office:value="-0.0126971776497583">
            <text:p>-1.27E-002</text:p>
          </table:table-cell>
          <table:table-cell table:style-name="ce3" office:value-type="float" office:value="-0.423546001874091">
            <text:p>-4.24E-001</text:p>
          </table:table-cell>
          <table:table-cell table:style-name="ce3" office:value-type="float" office:value="1.46475419961271">
            <text:p>1.46E+000</text:p>
          </table:table-cell>
          <table:table-cell table:style-name="ce3" office:value-type="float" office:value="48.8591667726831">
            <text:p>4.89E+001</text:p>
          </table:table-cell>
          <table:table-cell table:style-name="ce3" office:value-type="float" office:value="0.0000848158887683543">
            <text:p>8.48E-005</text:p>
          </table:table-cell>
          <table:table-cell table:style-name="ce3" office:value-type="float" office:value="-0.00309002472561214">
            <text:p>-3.09E-003</text:p>
          </table:table-cell>
          <table:table-cell table:style-name="ce3" office:value-type="float" office:value="-0.00978011244413639">
            <text:p>-9.78E-003</text:p>
          </table:table-cell>
          <table:table-cell table:style-name="ce3" office:value-type="float" office:value="0.356426147916775">
            <text:p>3.56E-001</text:p>
          </table:table-cell>
          <table:table-cell table:style-name="ce3" office:value-type="float" office:value="0.004568215620083">
            <text:p>4.57E-003</text:p>
          </table:table-cell>
          <table:table-cell table:style-name="ce3" office:value-type="float" office:value="0.00069978807895529">
            <text:p>7.00E-004</text:p>
          </table:table-cell>
          <table:table-cell table:style-name="ce3" office:value-type="float" office:value="0.00137048921429464">
            <text:p>1.37E-003</text:p>
          </table:table-cell>
          <table:table-cell/>
          <table:table-cell table:formula="of:=[.B98]" office:value-type="string" office:string-value="MCBXV.2R5">
            <text:p>MCBXV.2R5</text:p>
          </table:table-cell>
          <table:table-cell table:style-name="ce9" table:formula="of:=[.C98]" office:value-type="float" office:value="38.0190000000002">
            <text:p>38.0</text:p>
          </table:table-cell>
          <table:table-cell table:formula="of:=[.U98]/[.V98]" office:value-type="float" office:value="0.0185214318629145">
            <text:p>0.02</text:p>
          </table:table-cell>
          <table:table-cell table:formula="of:=[.AE98]/[.AF98]" office:value-type="float" office:value="0.0299791072252106">
            <text:p>0.03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QXB.B2R5</text:p>
          </table:table-cell>
          <table:table-cell table:style-name="ce3" office:value-type="float" office:value="44.0499999999993">
            <text:p>4.40E+001</text:p>
          </table:table-cell>
          <table:table-cell office:value-type="float" office:value="0.00580928470109301">
            <text:p>5.81E-003</text:p>
          </table:table-cell>
          <table:table-cell table:style-name="ce3" office:value-type="float" office:value="0.000370663111184452">
            <text:p>3.71E-004</text:p>
          </table:table-cell>
          <table:table-cell table:style-name="ce3" office:value-type="float" office:value="-0.0000658952561619853">
            <text:p>-6.59E-005</text:p>
          </table:table-cell>
          <table:table-cell table:style-name="ce3" office:value-type="float" office:value="0.00000279524184480244">
            <text:p>2.80E-006</text:p>
          </table:table-cell>
          <table:table-cell table:style-name="ce3" office:value-type="float" office:value="107.602094993211">
            <text:p>1.08E+002</text:p>
          </table:table-cell>
          <table:table-cell table:style-name="ce3" office:value-type="float" office:value="197.882114645804">
            <text:p>1.98E+002</text:p>
          </table:table-cell>
          <table:table-cell table:style-name="ce3" office:value-type="float" office:value="107.59400811983">
            <text:p>1.08E+002</text:p>
          </table:table-cell>
          <table:table-cell table:style-name="ce3" office:value-type="float" office:value="0.00808875982887946">
            <text:p>8.09E-003</text:p>
          </table:table-cell>
          <table:table-cell table:style-name="ce3" office:value-type="float" office:value="0.0148689458156495">
            <text:p>1.49E-002</text:p>
          </table:table-cell>
          <table:table-cell table:style-name="ce3" office:value-type="float" office:value="197.86724274572">
            <text:p>1.98E+002</text:p>
          </table:table-cell>
          <table:table-cell table:style-name="ce3" office:value-type="float" office:value="0.230288846859161">
            <text:p>2.30E-001</text:p>
          </table:table-cell>
          <table:table-cell table:style-name="ce3" office:value-type="float" office:value="0.203439603573474">
            <text:p>2.03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326638237249847">
            <text:p>-3.27E-003</text:p>
          </table:table-cell>
          <table:table-cell table:style-name="ce3" office:value-type="float" office:value="-0.0000141180974724354">
            <text:p>-1.41E-005</text:p>
          </table:table-cell>
          <table:table-cell table:style-name="ce3" office:value-type="float" office:value="0.000126595914087946">
            <text:p>1.27E-004</text:p>
          </table:table-cell>
          <table:table-cell table:style-name="ce3" office:value-type="float" office:value="-0.0000079919378008374">
            <text:p>-7.99E-006</text:p>
          </table:table-cell>
          <table:table-cell table:style-name="ce3" office:value-type="float" office:value="0.3863481111141">
            <text:p>3.86E-001</text:p>
          </table:table-cell>
          <table:table-cell table:style-name="ce3" office:value-type="float" office:value="34.1722638650212">
            <text:p>3.42E+001</text:p>
          </table:table-cell>
          <table:table-cell table:style-name="ce3" office:value-type="float" office:value="0.00335121869461554">
            <text:p>3.35E-003</text:p>
          </table:table-cell>
          <table:table-cell table:style-name="ce3" office:value-type="float" office:value="0.296290640954836">
            <text:p>2.96E-001</text:p>
          </table:table-cell>
          <table:table-cell table:style-name="ce3" office:value-type="float" office:value="-0.00461024565540218">
            <text:p>-4.61E-003</text:p>
          </table:table-cell>
          <table:table-cell table:style-name="ce3" office:value-type="float" office:value="2.18037124913561">
            <text:p>2.18E+000</text:p>
          </table:table-cell>
          <table:table-cell table:style-name="ce3" office:value-type="float" office:value="-0.0000398259419562036">
            <text:p>-3.98E-005</text:p>
          </table:table-cell>
          <table:table-cell table:style-name="ce3" office:value-type="float" office:value="0.0189051511986925">
            <text:p>1.89E-002</text:p>
          </table:table-cell>
          <table:table-cell table:style-name="ce3" office:value-type="float" office:value="-0.0106024825177138">
            <text:p>-1.06E-002</text:p>
          </table:table-cell>
          <table:table-cell table:style-name="ce3" office:value-type="float" office:value="-0.387619169522729">
            <text:p>-3.88E-001</text:p>
          </table:table-cell>
          <table:table-cell table:style-name="ce3" office:value-type="float" office:value="1.223135563814">
            <text:p>1.22E+000</text:p>
          </table:table-cell>
          <table:table-cell table:style-name="ce3" office:value-type="float" office:value="44.7146956344576">
            <text:p>4.47E+001</text:p>
          </table:table-cell>
          <table:table-cell table:style-name="ce3" office:value-type="float" office:value="0.000643641359673166">
            <text:p>6.44E-004</text:p>
          </table:table-cell>
          <table:table-cell table:style-name="ce3" office:value-type="float" office:value="0.0164426000255419">
            <text:p>1.64E-002</text:p>
          </table:table-cell>
          <table:table-cell table:style-name="ce3" office:value-type="float" office:value="-0.0742465146312317">
            <text:p>-7.42E-002</text:p>
          </table:table-cell>
          <table:table-cell table:style-name="ce3" office:value-type="float" office:value="-1.8967525167616">
            <text:p>-1.90E+000</text:p>
          </table:table-cell>
          <table:table-cell table:style-name="ce3" office:value-type="float" office:value="0.00662624751775143">
            <text:p>6.63E-003</text:p>
          </table:table-cell>
          <table:table-cell table:style-name="ce3" office:value-type="float" office:value="0.000917243407660311">
            <text:p>9.17E-004</text:p>
          </table:table-cell>
          <table:table-cell table:style-name="ce3" office:value-type="float" office:value="0.00124387719885089">
            <text:p>1.24E-003</text:p>
          </table:table-cell>
          <table:table-cell/>
          <table:table-cell table:formula="of:=[.B99]" office:value-type="string" office:string-value="MQXB.B2R5">
            <text:p>MQXB.B2R5</text:p>
          </table:table-cell>
          <table:table-cell table:style-name="ce9" table:formula="of:=[.C99]" office:value-type="float" office:value="44.0499999999993">
            <text:p>44.0</text:p>
          </table:table-cell>
          <table:table-cell table:formula="of:=[.U99]/[.V99]" office:value-type="float" office:value="0.0113058974564915">
            <text:p>0.01</text:p>
          </table:table-cell>
          <table:table-cell table:formula="of:=[.AE99]/[.AF99]" office:value-type="float" office:value="0.0273542187072708">
            <text:p>0.03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QSX.3R5</text:p>
          </table:table-cell>
          <table:table-cell table:style-name="ce3" office:value-type="float" office:value="46.7195000000002">
            <text:p>4.67E+001</text:p>
          </table:table-cell>
          <table:table-cell office:value-type="float" office:value="0.00679973333505375">
            <text:p>6.80E-003</text:p>
          </table:table-cell>
          <table:table-cell table:style-name="ce3" office:value-type="float" office:value="0.000370663111184452">
            <text:p>3.71E-004</text:p>
          </table:table-cell>
          <table:table-cell table:style-name="ce3" office:value-type="float" office:value="-0.0000584260924301869">
            <text:p>-5.84E-005</text:p>
          </table:table-cell>
          <table:table-cell table:style-name="ce3" office:value-type="float" office:value="0.00000279524184480244">
            <text:p>2.80E-006</text:p>
          </table:table-cell>
          <table:table-cell table:style-name="ce3" office:value-type="float" office:value="146.710249830129">
            <text:p>1.47E+002</text:p>
          </table:table-cell>
          <table:table-cell table:style-name="ce3" office:value-type="float" office:value="154.178953312125">
            <text:p>1.54E+002</text:p>
          </table:table-cell>
          <table:table-cell table:style-name="ce3" office:value-type="float" office:value="146.699223770203">
            <text:p>1.47E+002</text:p>
          </table:table-cell>
          <table:table-cell table:style-name="ce3" office:value-type="float" office:value="0.0110286603865623">
            <text:p>1.10E-002</text:p>
          </table:table-cell>
          <table:table-cell table:style-name="ce3" office:value-type="float" office:value="0.0115850234385965">
            <text:p>1.16E-002</text:p>
          </table:table-cell>
          <table:table-cell table:style-name="ce3" office:value-type="float" office:value="154.167365939188">
            <text:p>1.54E+002</text:p>
          </table:table-cell>
          <table:table-cell table:style-name="ce3" office:value-type="float" office:value="0.233670602590964">
            <text:p>2.34E-001</text:p>
          </table:table-cell>
          <table:table-cell table:style-name="ce3" office:value-type="float" office:value="0.205872094209474">
            <text:p>2.06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429552259408791">
            <text:p>-4.30E-003</text:p>
          </table:table-cell>
          <table:table-cell table:style-name="ce3" office:value-type="float" office:value="-0.0000141180974724354">
            <text:p>-1.41E-005</text:p>
          </table:table-cell>
          <table:table-cell table:style-name="ce3" office:value-type="float" office:value="0.0000977642095427004">
            <text:p>9.78E-005</text:p>
          </table:table-cell>
          <table:table-cell table:style-name="ce3" office:value-type="float" office:value="-0.0000079919378008374">
            <text:p>-7.99E-006</text:p>
          </table:table-cell>
          <table:table-cell table:style-name="ce3" office:value-type="float" office:value="0.3740290753057">
            <text:p>3.74E-001</text:p>
          </table:table-cell>
          <table:table-cell table:style-name="ce3" office:value-type="float" office:value="39.9984331205218">
            <text:p>4.00E+001</text:p>
          </table:table-cell>
          <table:table-cell table:style-name="ce3" office:value-type="float" office:value="0.00324479960302939">
            <text:p>3.24E-003</text:p>
          </table:table-cell>
          <table:table-cell table:style-name="ce3" office:value-type="float" office:value="0.346807083627272">
            <text:p>3.47E-001</text:p>
          </table:table-cell>
          <table:table-cell table:style-name="ce3" office:value-type="float" office:value="-0.00461024565540218">
            <text:p>-4.61E-003</text:p>
          </table:table-cell>
          <table:table-cell table:style-name="ce3" office:value-type="float" office:value="2.18037124913561">
            <text:p>2.18E+000</text:p>
          </table:table-cell>
          <table:table-cell table:style-name="ce3" office:value-type="float" office:value="-0.0000398259419562036">
            <text:p>-3.98E-005</text:p>
          </table:table-cell>
          <table:table-cell table:style-name="ce3" office:value-type="float" office:value="0.0189051511986925">
            <text:p>1.89E-002</text:p>
          </table:table-cell>
          <table:table-cell table:style-name="ce3" office:value-type="float" office:value="-0.0088826089142236">
            <text:p>-8.88E-003</text:p>
          </table:table-cell>
          <table:table-cell table:style-name="ce3" office:value-type="float" office:value="-0.343682903720617">
            <text:p>-3.44E-001</text:p>
          </table:table-cell>
          <table:table-cell table:style-name="ce3" office:value-type="float" office:value="1.02474150523483">
            <text:p>1.02E+000</text:p>
          </table:table-cell>
          <table:table-cell table:style-name="ce3" office:value-type="float" office:value="39.6463845927135">
            <text:p>3.96E+001</text:p>
          </table:table-cell>
          <table:table-cell table:style-name="ce3" office:value-type="float" office:value="0.000643641359673166">
            <text:p>6.44E-004</text:p>
          </table:table-cell>
          <table:table-cell table:style-name="ce3" office:value-type="float" office:value="0.0164426000255419">
            <text:p>1.64E-002</text:p>
          </table:table-cell>
          <table:table-cell table:style-name="ce3" office:value-type="float" office:value="-0.0742465146312317">
            <text:p>-7.42E-002</text:p>
          </table:table-cell>
          <table:table-cell table:style-name="ce3" office:value-type="float" office:value="-1.8967525167616">
            <text:p>-1.90E+000</text:p>
          </table:table-cell>
          <table:table-cell table:style-name="ce3" office:value-type="float" office:value="0.00874750843462813">
            <text:p>8.75E-003</text:p>
          </table:table-cell>
          <table:table-cell table:style-name="ce3" office:value-type="float" office:value="0.00107103697460157">
            <text:p>1.07E-003</text:p>
          </table:table-cell>
          <table:table-cell table:style-name="ce3" office:value-type="float" office:value="0.00109796066632254">
            <text:p>1.10E-003</text:p>
          </table:table-cell>
          <table:table-cell/>
          <table:table-cell table:formula="of:=[.B100]" office:value-type="string" office:string-value="MQSX.3R5">
            <text:p>MQSX.3R5</text:p>
          </table:table-cell>
          <table:table-cell table:style-name="ce9" table:formula="of:=[.C100]" office:value-type="float" office:value="46.7195000000002">
            <text:p>46.7</text:p>
          </table:table-cell>
          <table:table-cell table:formula="of:=[.U100]/[.V100]" office:value-type="float" office:value="0.00935109318354269">
            <text:p>0.01</text:p>
          </table:table-cell>
          <table:table-cell table:formula="of:=[.AE100]/[.AF100]" office:value-type="float" office:value="0.025847035379442">
            <text:p>0.03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QXA.3R5</text:p>
          </table:table-cell>
          <table:table-cell table:style-name="ce3" office:value-type="float" office:value="53.3349999999996">
            <text:p>5.33E+001</text:p>
          </table:table-cell>
          <table:table-cell office:value-type="float" office:value="0.00795788937959264">
            <text:p>7.96E-003</text:p>
          </table:table-cell>
          <table:table-cell table:style-name="ce3" office:value-type="float" office:value="-0.0000456991996488069">
            <text:p>-4.57E-005</text:p>
          </table:table-cell>
          <table:table-cell table:style-name="ce3" office:value-type="float" office:value="-0.000049182297854495">
            <text:p>-4.92E-005</text:p>
          </table:table-cell>
          <table:table-cell table:style-name="ce3" office:value-type="float" office:value="-0.0000000340207255091316">
            <text:p>-3.40E-008</text:p>
          </table:table-cell>
          <table:table-cell table:style-name="ce3" office:value-type="float" office:value="199.711573853897">
            <text:p>2.00E+002</text:p>
          </table:table-cell>
          <table:table-cell table:style-name="ce3" office:value-type="float" office:value="106.232567445489">
            <text:p>1.06E+002</text:p>
          </table:table-cell>
          <table:table-cell table:style-name="ce3" office:value-type="float" office:value="199.696565690154">
            <text:p>2.00E+002</text:p>
          </table:table-cell>
          <table:table-cell table:style-name="ce3" office:value-type="float" office:value="0.0150132236257679">
            <text:p>1.50E-002</text:p>
          </table:table-cell>
          <table:table-cell table:style-name="ce3" office:value-type="float" office:value="0.00798199967862196">
            <text:p>7.98E-003</text:p>
          </table:table-cell>
          <table:table-cell table:style-name="ce3" office:value-type="float" office:value="106.224584153703">
            <text:p>1.06E+002</text:p>
          </table:table-cell>
          <table:table-cell table:style-name="ce3" office:value-type="float" office:value="0.239447645649942">
            <text:p>2.39E-001</text:p>
          </table:table-cell>
          <table:table-cell table:style-name="ce3" office:value-type="float" office:value="0.214624444462166">
            <text:p>2.15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470454636093244">
            <text:p>-4.70E-003</text:p>
          </table:table-cell>
          <table:table-cell table:style-name="ce3" office:value-type="float" office:value="0.000253465012596009">
            <text:p>2.53E-004</text:p>
          </table:table-cell>
          <table:table-cell table:style-name="ce3" office:value-type="float" office:value="0.0000488106880363988">
            <text:p>4.88E-005</text:p>
          </table:table-cell>
          <table:table-cell table:style-name="ce3" office:value-type="float" office:value="-0.00000426214656659663">
            <text:p>-4.26E-006</text:p>
          </table:table-cell>
          <table:table-cell table:style-name="ce3" office:value-type="float" office:value="0.282292896873574">
            <text:p>2.82E-001</text:p>
          </table:table-cell>
          <table:table-cell table:style-name="ce3" office:value-type="float" office:value="46.81111594284">
            <text:p>4.68E+001</text:p>
          </table:table-cell>
          <table:table-cell table:style-name="ce3" office:value-type="float" office:value="0.00245009333543244">
            <text:p>2.45E-003</text:p>
          </table:table-cell>
          <table:table-cell table:style-name="ce3" office:value-type="float" office:value="0.405881046172958">
            <text:p>4.06E-001</text:p>
          </table:table-cell>
          <table:table-cell table:style-name="ce3" office:value-type="float" office:value="-0.0229819456995823">
            <text:p>-2.30E-002</text:p>
          </table:table-cell>
          <table:table-cell table:style-name="ce3" office:value-type="float" office:value="-0.268818927987536">
            <text:p>-2.69E-001</text:p>
          </table:table-cell>
          <table:table-cell table:style-name="ce3" office:value-type="float" office:value="-0.000199213832627999">
            <text:p>-1.99E-004</text:p>
          </table:table-cell>
          <table:table-cell table:style-name="ce3" office:value-type="float" office:value="-0.0023296818389443">
            <text:p>-2.33E-003</text:p>
          </table:table-cell>
          <table:table-cell table:style-name="ce3" office:value-type="float" office:value="-0.00593757888389665">
            <text:p>-5.94E-003</text:p>
          </table:table-cell>
          <table:table-cell table:style-name="ce3" office:value-type="float" office:value="-0.28930763172114">
            <text:p>-2.89E-001</text:p>
          </table:table-cell>
          <table:table-cell table:style-name="ce3" office:value-type="float" office:value="0.685042304790394">
            <text:p>6.85E-001</text:p>
          </table:table-cell>
          <table:table-cell table:style-name="ce3" office:value-type="float" office:value="33.3744360065271">
            <text:p>3.34E+001</text:p>
          </table:table-cell>
          <table:table-cell table:style-name="ce3" office:value-type="float" office:value="0.000255648100605522">
            <text:p>2.56E-004</text:p>
          </table:table-cell>
          <table:table-cell table:style-name="ce3" office:value-type="float" office:value="-0.000200121014801681">
            <text:p>-2.00E-004</text:p>
          </table:table-cell>
          <table:table-cell table:style-name="ce3" office:value-type="float" office:value="-0.0294831454694267">
            <text:p>-2.95E-002</text:p>
          </table:table-cell>
          <table:table-cell table:style-name="ce3" office:value-type="float" office:value="0.0232708242500534">
            <text:p>2.33E-002</text:p>
          </table:table-cell>
          <table:table-cell table:style-name="ce3" office:value-type="float" office:value="0.0121614353600936">
            <text:p>1.22E-002</text:p>
          </table:table-cell>
          <table:table-cell table:style-name="ce3" office:value-type="float" office:value="0.00124961391519807">
            <text:p>1.25E-003</text:p>
          </table:table-cell>
          <table:table-cell table:style-name="ce3" office:value-type="float" office:value="0.0009113875139634">
            <text:p>9.11E-004</text:p>
          </table:table-cell>
          <table:table-cell/>
          <table:table-cell table:formula="of:=[.B101]" office:value-type="string" office:string-value="MQXA.3R5">
            <text:p>MQXA.3R5</text:p>
          </table:table-cell>
          <table:table-cell table:style-name="ce9" table:formula="of:=[.C101]" office:value-type="float" office:value="53.3349999999996">
            <text:p>53.3</text:p>
          </table:table-cell>
          <table:table-cell table:formula="of:=[.U101]/[.V101]" office:value-type="float" office:value="0.00603046714840714">
            <text:p>0.01</text:p>
          </table:table-cell>
          <table:table-cell table:formula="of:=[.AE101]/[.AF101]" office:value-type="float" office:value="0.020525958990181">
            <text:p>0.02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>
            <text:p>MCBXH.3R5</text:p>
          </table:table-cell>
          <table:table-cell table:style-name="ce4" office:value-type="float" office:value="53.8140000000003">
            <text:p>5.38E+001</text:p>
          </table:table-cell>
          <table:table-cell table:style-name="ce4" office:value-type="float" office:value="0.00793597815030203">
            <text:p>7.94E-003</text:p>
          </table:table-cell>
          <table:table-cell table:style-name="ce4" office:value-type="float" office:value="-0.0000456991996488069">
            <text:p>-4.57E-005</text:p>
          </table:table-cell>
          <table:table-cell table:style-name="ce4" office:value-type="float" office:value="-0.0000491986096482023">
            <text:p>-4.92E-005</text:p>
          </table:table-cell>
          <table:table-cell table:style-name="ce4" office:value-type="float" office:value="-0.0000000340207255091316">
            <text:p>-3.40E-008</text:p>
          </table:table-cell>
          <table:table-cell table:style-name="ce4" office:value-type="float" office:value="198.551035128207">
            <text:p>1.99E+002</text:p>
          </table:table-cell>
          <table:table-cell table:style-name="ce4" office:value-type="float" office:value="106.089294200268">
            <text:p>1.06E+002</text:p>
          </table:table-cell>
          <table:table-cell table:style-name="ce4" office:value-type="float" office:value="198.536114178055">
            <text:p>1.99E+002</text:p>
          </table:table-cell>
          <table:table-cell table:style-name="ce4" office:value-type="float" office:value="0.0149260178902915">
            <text:p>1.49E-002</text:p>
          </table:table-cell>
          <table:table-cell table:style-name="ce4" office:value-type="float" office:value="0.00797119161306187">
            <text:p>7.97E-003</text:p>
          </table:table-cell>
          <table:table-cell table:style-name="ce4" office:value-type="float" office:value="106.081321675373">
            <text:p>1.06E+002</text:p>
          </table:table-cell>
          <table:table-cell table:style-name="ce4" office:value-type="float" office:value="0.239830486586832">
            <text:p>2.40E-001</text:p>
          </table:table-cell>
          <table:table-cell table:style-name="ce4" office:value-type="float" office:value="0.215342556984919">
            <text:p>2.15E-001</text:p>
          </table:table-cell>
          <table:table-cell table:style-name="ce4" office:value-type="float" office:value="0">
            <text:p>0.00E+000</text:p>
          </table:table-cell>
          <table:table-cell table:style-name="ce4" office:value-type="float" office:value="-0.0045610858011022">
            <text:p>-4.56E-003</text:p>
          </table:table-cell>
          <table:table-cell table:style-name="ce4" office:value-type="float" office:value="0.000253465012596009">
            <text:p>2.53E-004</text:p>
          </table:table-cell>
          <table:table-cell table:style-name="ce4" office:value-type="float" office:value="0.0000467834598119893">
            <text:p>4.68E-005</text:p>
          </table:table-cell>
          <table:table-cell table:style-name="ce4" office:value-type="float" office:value="-0.00000426214656659663">
            <text:p>-4.26E-006</text:p>
          </table:table-cell>
          <table:table-cell table:style-name="ce4" office:value-type="float" office:value="0.271273826809082">
            <text:p>2.71E-001</text:p>
          </table:table-cell>
          <table:table-cell table:style-name="ce4" office:value-type="float" office:value="46.6822263074332">
            <text:p>4.67E+001</text:p>
          </table:table-cell>
          <table:table-cell table:style-name="ce4" office:value-type="float" office:value="0.00235457700236191">
            <text:p>2.35E-003</text:p>
          </table:table-cell>
          <table:table-cell table:style-name="ce4" office:value-type="float" office:value="0.404764042079986">
            <text:p>4.05E-001</text:p>
          </table:table-cell>
          <table:table-cell table:style-name="ce4" office:value-type="float" office:value="-0.0229819456995823">
            <text:p>-2.30E-002</text:p>
          </table:table-cell>
          <table:table-cell table:style-name="ce4" office:value-type="float" office:value="-0.268818927987536">
            <text:p>-2.69E-001</text:p>
          </table:table-cell>
          <table:table-cell table:style-name="ce4" office:value-type="float" office:value="-0.000199213832627999">
            <text:p>-1.99E-004</text:p>
          </table:table-cell>
          <table:table-cell table:style-name="ce4" office:value-type="float" office:value="-0.0023296818389443">
            <text:p>-2.33E-003</text:p>
          </table:table-cell>
          <table:table-cell table:style-name="ce4" office:value-type="float" office:value="-0.00581500421754937">
            <text:p>-5.82E-003</text:p>
          </table:table-cell>
          <table:table-cell table:style-name="ce4" office:value-type="float" office:value="-0.289403583017531">
            <text:p>-2.89E-001</text:p>
          </table:table-cell>
          <table:table-cell table:style-name="ce4" office:value-type="float" office:value="0.670906128105609">
            <text:p>6.71E-001</text:p>
          </table:table-cell>
          <table:table-cell table:style-name="ce4" office:value-type="float" office:value="33.385593584118">
            <text:p>3.34E+001</text:p>
          </table:table-cell>
          <table:table-cell table:style-name="ce4" office:value-type="float" office:value="0.000255648100605522">
            <text:p>2.56E-004</text:p>
          </table:table-cell>
          <table:table-cell table:style-name="ce4" office:value-type="float" office:value="-0.000200121014801681">
            <text:p>-2.00E-004</text:p>
          </table:table-cell>
          <table:table-cell table:style-name="ce4" office:value-type="float" office:value="-0.0294831454694267">
            <text:p>-2.95E-002</text:p>
          </table:table-cell>
          <table:table-cell table:style-name="ce4" office:value-type="float" office:value="0.0232708242500534">
            <text:p>2.33E-002</text:p>
          </table:table-cell>
          <table:table-cell table:style-name="ce4" office:value-type="float" office:value="0.0121239132999132">
            <text:p>1.21E-002</text:p>
          </table:table-cell>
          <table:table-cell table:style-name="ce4" office:value-type="float" office:value="0.00124597782566597">
            <text:p>1.25E-003</text:p>
          </table:table-cell>
          <table:table-cell table:style-name="ce4" office:value-type="float" office:value="0.000910772723667539">
            <text:p>9.11E-004</text:p>
          </table:table-cell>
          <table:table-cell table:style-name="ce1"/>
          <table:table-cell table:formula="of:=[.B102]" office:value-type="string" office:string-value="MCBXH.3R5">
            <text:p>MCBXH.3R5</text:p>
          </table:table-cell>
          <table:table-cell table:style-name="ce9" table:formula="of:=[.C102]" office:value-type="float" office:value="53.8140000000003">
            <text:p>53.8</text:p>
          </table:table-cell>
          <table:table-cell table:formula="of:=[.U102]/[.V102]" office:value-type="float" office:value="0.00581107304143048">
            <text:p>0.01</text:p>
          </table:table-cell>
          <table:table-cell table:formula="of:=[.AE102]/[.AF102]" office:value-type="float" office:value="0.0200956776884976">
            <text:p>0.02</text:p>
          </table:table-cell>
          <table:table-cell table:style-name="ce1" table:number-columns-repeated="980"/>
        </table:table-row>
        <table:table-row table:style-name="ro1">
          <table:table-cell/>
          <table:table-cell office:value-type="string">
            <text:p>MCBXV.3R5</text:p>
          </table:table-cell>
          <table:table-cell table:style-name="ce3" office:value-type="float" office:value="53.8140000000003">
            <text:p>5.38E+001</text:p>
          </table:table-cell>
          <table:table-cell office:value-type="float" office:value="0.00793597815030203">
            <text:p>7.94E-003</text:p>
          </table:table-cell>
          <table:table-cell table:style-name="ce3" office:value-type="float" office:value="-0.0000456991996488069">
            <text:p>-4.57E-005</text:p>
          </table:table-cell>
          <table:table-cell table:style-name="ce3" office:value-type="float" office:value="-0.0000491986096482023">
            <text:p>-4.92E-005</text:p>
          </table:table-cell>
          <table:table-cell table:style-name="ce3" office:value-type="float" office:value="-0.0000000340207255091316">
            <text:p>-3.40E-008</text:p>
          </table:table-cell>
          <table:table-cell table:style-name="ce3" office:value-type="float" office:value="198.551035128207">
            <text:p>1.99E+002</text:p>
          </table:table-cell>
          <table:table-cell table:style-name="ce3" office:value-type="float" office:value="106.089294200268">
            <text:p>1.06E+002</text:p>
          </table:table-cell>
          <table:table-cell table:style-name="ce3" office:value-type="float" office:value="198.536114178055">
            <text:p>1.99E+002</text:p>
          </table:table-cell>
          <table:table-cell table:style-name="ce3" office:value-type="float" office:value="0.0149260178902915">
            <text:p>1.49E-002</text:p>
          </table:table-cell>
          <table:table-cell table:style-name="ce3" office:value-type="float" office:value="0.00797119161306187">
            <text:p>7.97E-003</text:p>
          </table:table-cell>
          <table:table-cell table:style-name="ce3" office:value-type="float" office:value="106.081321675373">
            <text:p>1.06E+002</text:p>
          </table:table-cell>
          <table:table-cell table:style-name="ce3" office:value-type="float" office:value="0.239830486586832">
            <text:p>2.40E-001</text:p>
          </table:table-cell>
          <table:table-cell table:style-name="ce3" office:value-type="float" office:value="0.215342556984919">
            <text:p>2.15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45610858011022">
            <text:p>-4.56E-003</text:p>
          </table:table-cell>
          <table:table-cell table:style-name="ce3" office:value-type="float" office:value="0.000253465012596009">
            <text:p>2.53E-004</text:p>
          </table:table-cell>
          <table:table-cell table:style-name="ce3" office:value-type="float" office:value="0.0000467834598119893">
            <text:p>4.68E-005</text:p>
          </table:table-cell>
          <table:table-cell table:style-name="ce3" office:value-type="float" office:value="-0.00000426214656659663">
            <text:p>-4.26E-006</text:p>
          </table:table-cell>
          <table:table-cell table:style-name="ce3" office:value-type="float" office:value="0.271273826809082">
            <text:p>2.71E-001</text:p>
          </table:table-cell>
          <table:table-cell table:style-name="ce3" office:value-type="float" office:value="46.6822263074332">
            <text:p>4.67E+001</text:p>
          </table:table-cell>
          <table:table-cell table:style-name="ce3" office:value-type="float" office:value="0.00235457700236191">
            <text:p>2.35E-003</text:p>
          </table:table-cell>
          <table:table-cell table:style-name="ce3" office:value-type="float" office:value="0.404764042079986">
            <text:p>4.05E-001</text:p>
          </table:table-cell>
          <table:table-cell table:style-name="ce3" office:value-type="float" office:value="-0.0229819456995823">
            <text:p>-2.30E-002</text:p>
          </table:table-cell>
          <table:table-cell table:style-name="ce3" office:value-type="float" office:value="-0.268818927987536">
            <text:p>-2.69E-001</text:p>
          </table:table-cell>
          <table:table-cell table:style-name="ce3" office:value-type="float" office:value="-0.000199213832627999">
            <text:p>-1.99E-004</text:p>
          </table:table-cell>
          <table:table-cell table:style-name="ce3" office:value-type="float" office:value="-0.0023296818389443">
            <text:p>-2.33E-003</text:p>
          </table:table-cell>
          <table:table-cell table:style-name="ce3" office:value-type="float" office:value="-0.00581500421754937">
            <text:p>-5.82E-003</text:p>
          </table:table-cell>
          <table:table-cell table:style-name="ce3" office:value-type="float" office:value="-0.289403583017531">
            <text:p>-2.89E-001</text:p>
          </table:table-cell>
          <table:table-cell table:style-name="ce3" office:value-type="float" office:value="0.670906128105609">
            <text:p>6.71E-001</text:p>
          </table:table-cell>
          <table:table-cell table:style-name="ce3" office:value-type="float" office:value="33.385593584118">
            <text:p>3.34E+001</text:p>
          </table:table-cell>
          <table:table-cell table:style-name="ce3" office:value-type="float" office:value="0.000255648100605522">
            <text:p>2.56E-004</text:p>
          </table:table-cell>
          <table:table-cell table:style-name="ce3" office:value-type="float" office:value="-0.000200121014801681">
            <text:p>-2.00E-004</text:p>
          </table:table-cell>
          <table:table-cell table:style-name="ce3" office:value-type="float" office:value="-0.0294831454694267">
            <text:p>-2.95E-002</text:p>
          </table:table-cell>
          <table:table-cell table:style-name="ce3" office:value-type="float" office:value="0.0232708242500534">
            <text:p>2.33E-002</text:p>
          </table:table-cell>
          <table:table-cell table:style-name="ce3" office:value-type="float" office:value="0.0121239132999132">
            <text:p>1.21E-002</text:p>
          </table:table-cell>
          <table:table-cell table:style-name="ce3" office:value-type="float" office:value="0.00124597782566597">
            <text:p>1.25E-003</text:p>
          </table:table-cell>
          <table:table-cell table:style-name="ce3" office:value-type="float" office:value="0.000910772723667539">
            <text:p>9.11E-004</text:p>
          </table:table-cell>
          <table:table-cell/>
          <table:table-cell table:formula="of:=[.B103]" office:value-type="string" office:string-value="MCBXV.3R5">
            <text:p>MCBXV.3R5</text:p>
          </table:table-cell>
          <table:table-cell table:style-name="ce9" table:formula="of:=[.C103]" office:value-type="float" office:value="53.8140000000003">
            <text:p>53.8</text:p>
          </table:table-cell>
          <table:table-cell table:formula="of:=[.U103]/[.V103]" office:value-type="float" office:value="0.00581107304143048">
            <text:p>0.01</text:p>
          </table:table-cell>
          <table:table-cell table:formula="of:=[.AE103]/[.AF103]" office:value-type="float" office:value="0.0200956776884976">
            <text:p>0.02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BXW.A4R5</text:p>
          </table:table-cell>
          <table:table-cell table:style-name="ce3" office:value-type="float" office:value="63.0220000000001">
            <text:p>6.30E+001</text:p>
          </table:table-cell>
          <table:table-cell office:value-type="float" office:value="0.00751508175387666">
            <text:p>7.52E-003</text:p>
          </table:table-cell>
          <table:table-cell table:style-name="ce3" office:value-type="float" office:value="-0.0000455161654245703">
            <text:p>-4.55E-005</text:p>
          </table:table-cell>
          <table:table-cell table:style-name="ce3" office:value-type="float" office:value="-0.0000495121761408216">
            <text:p>-4.95E-005</text:p>
          </table:table-cell>
          <table:table-cell table:style-name="ce3" office:value-type="float" office:value="-0.000000034020210252039">
            <text:p>-3.40E-008</text:p>
          </table:table-cell>
          <table:table-cell table:style-name="ce3" office:value-type="float" office:value="177.346861211894">
            <text:p>1.77E+002</text:p>
          </table:table-cell>
          <table:table-cell table:style-name="ce3" office:value-type="float" office:value="104.194103664837">
            <text:p>1.04E+002</text:p>
          </table:table-cell>
          <table:table-cell table:style-name="ce3" office:value-type="float" office:value="177.333533739129">
            <text:p>1.77E+002</text:p>
          </table:table-cell>
          <table:table-cell table:style-name="ce3" office:value-type="float" office:value="0.0133326545442839">
            <text:p>1.33E-002</text:p>
          </table:table-cell>
          <table:table-cell table:style-name="ce3" office:value-type="float" office:value="0.0078279989008913">
            <text:p>7.83E-003</text:p>
          </table:table-cell>
          <table:table-cell table:style-name="ce3" office:value-type="float" office:value="104.186273562464">
            <text:p>1.04E+002</text:p>
          </table:table-cell>
          <table:table-cell table:style-name="ce3" office:value-type="float" office:value="0.247643381607532">
            <text:p>2.48E-001</text:p>
          </table:table-cell>
          <table:table-cell table:style-name="ce3" office:value-type="float" office:value="0.229299322558771">
            <text:p>2.29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212381001992824">
            <text:p>-2.12E-003</text:p>
          </table:table-cell>
          <table:table-cell table:style-name="ce3" office:value-type="float" office:value="0.0000652898215332139">
            <text:p>6.53E-005</text:p>
          </table:table-cell>
          <table:table-cell table:style-name="ce3" office:value-type="float" office:value="0.0000078132785170457">
            <text:p>7.81E-006</text:p>
          </table:table-cell>
          <table:table-cell table:style-name="ce3" office:value-type="float" office:value="-0.00000426214727414668">
            <text:p>-4.26E-006</text:p>
          </table:table-cell>
          <table:table-cell table:style-name="ce3" office:value-type="float" office:value="0.059450067679784">
            <text:p>5.95E-002</text:p>
          </table:table-cell>
          <table:table-cell table:style-name="ce3" office:value-type="float" office:value="44.2045323817263">
            <text:p>4.42E+001</text:p>
          </table:table-cell>
          <table:table-cell table:style-name="ce3" office:value-type="float" office:value="0.000518430611667381">
            <text:p>5.18E-004</text:p>
          </table:table-cell>
          <table:table-cell table:style-name="ce3" office:value-type="float" office:value="0.383291451960989">
            <text:p>3.83E-001</text:p>
          </table:table-cell>
          <table:table-cell table:style-name="ce3" office:value-type="float" office:value="-0.0229819455021559">
            <text:p>-2.30E-002</text:p>
          </table:table-cell>
          <table:table-cell table:style-name="ce3" office:value-type="float" office:value="-0.268818925678226">
            <text:p>-2.69E-001</text:p>
          </table:table-cell>
          <table:table-cell table:style-name="ce3" office:value-type="float" office:value="-0.00019921383072771">
            <text:p>-1.99E-004</text:p>
          </table:table-cell>
          <table:table-cell table:style-name="ce3" office:value-type="float" office:value="-0.00232968181908013">
            <text:p>-2.33E-003</text:p>
          </table:table-cell>
          <table:table-cell table:style-name="ce3" office:value-type="float" office:value="-0.00345870461414059">
            <text:p>-3.46E-003</text:p>
          </table:table-cell>
          <table:table-cell table:style-name="ce3" office:value-type="float" office:value="-0.291248080716845">
            <text:p>-2.91E-001</text:p>
          </table:table-cell>
          <table:table-cell table:style-name="ce3" office:value-type="float" office:value="0.399161032036729">
            <text:p>3.99E-001</text:p>
          </table:table-cell>
          <table:table-cell table:style-name="ce3" office:value-type="float" office:value="33.6000790447155">
            <text:p>3.36E+001</text:p>
          </table:table-cell>
          <table:table-cell table:style-name="ce3" office:value-type="float" office:value="0.000255648143247655">
            <text:p>2.56E-004</text:p>
          </table:table-cell>
          <table:table-cell table:style-name="ce3" office:value-type="float" office:value="-0.000200117985601961">
            <text:p>-2.00E-004</text:p>
          </table:table-cell>
          <table:table-cell table:style-name="ce3" office:value-type="float" office:value="-0.0294831504071265">
            <text:p>-2.95E-002</text:p>
          </table:table-cell>
          <table:table-cell table:style-name="ce3" office:value-type="float" office:value="0.0232704745897938">
            <text:p>2.33E-002</text:p>
          </table:table-cell>
          <table:table-cell table:style-name="ce3" office:value-type="float" office:value="0.01140745685303">
            <text:p>1.14E-002</text:p>
          </table:table-cell>
          <table:table-cell table:style-name="ce3" office:value-type="float" office:value="0.00117756798230892">
            <text:p>1.18E-003</text:p>
          </table:table-cell>
          <table:table-cell table:style-name="ce3" office:value-type="float" office:value="0.000902600993206695">
            <text:p>9.03E-004</text:p>
          </table:table-cell>
          <table:table-cell/>
          <table:table-cell table:formula="of:=[.B104]" office:value-type="string" office:string-value="MBXW.A4R5">
            <text:p>MBXW.A4R5</text:p>
          </table:table-cell>
          <table:table-cell table:style-name="ce9" table:formula="of:=[.C104]" office:value-type="float" office:value="63.0220000000001">
            <text:p>63.0</text:p>
          </table:table-cell>
          <table:table-cell table:formula="of:=[.U104]/[.V104]" office:value-type="float" office:value="0.00134488624755502">
            <text:p>0</text:p>
          </table:table-cell>
          <table:table-cell table:formula="of:=[.AE104]/[.AF104]" office:value-type="float" office:value="0.0118797646727414">
            <text:p>0.01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BXW.B4R5</text:p>
          </table:table-cell>
          <table:table-cell table:style-name="ce3" office:value-type="float" office:value="67.2879999999997">
            <text:p>6.73E+001</text:p>
          </table:table-cell>
          <table:table-cell office:value-type="float" office:value="0.00732103226989701">
            <text:p>7.32E-003</text:p>
          </table:table-cell>
          <table:table-cell table:style-name="ce3" office:value-type="float" office:value="-0.0000453331312019028">
            <text:p>-4.53E-005</text:p>
          </table:table-cell>
          <table:table-cell table:style-name="ce3" office:value-type="float" office:value="-0.0000496574463102093">
            <text:p>-4.97E-005</text:p>
          </table:table-cell>
          <table:table-cell table:style-name="ce3" office:value-type="float" office:value="-0.0000000340196934793505">
            <text:p>-3.40E-008</text:p>
          </table:table-cell>
          <table:table-cell table:style-name="ce3" office:value-type="float" office:value="168.235389789861">
            <text:p>1.68E+002</text:p>
          </table:table-cell>
          <table:table-cell table:style-name="ce3" office:value-type="float" office:value="103.869619265651">
            <text:p>1.04E+002</text:p>
          </table:table-cell>
          <table:table-cell table:style-name="ce3" office:value-type="float" office:value="168.222747037181">
            <text:p>1.68E+002</text:p>
          </table:table-cell>
          <table:table-cell table:style-name="ce3" office:value-type="float" office:value="0.0126479634313166">
            <text:p>1.26E-002</text:p>
          </table:table-cell>
          <table:table-cell table:style-name="ce3" office:value-type="float" office:value="0.00780327084666982">
            <text:p>7.80E-003</text:p>
          </table:table-cell>
          <table:table-cell table:style-name="ce3" office:value-type="float" office:value="103.861813548263">
            <text:p>1.04E+002</text:p>
          </table:table-cell>
          <table:table-cell table:style-name="ce3" office:value-type="float" office:value="0.251574485925634">
            <text:p>2.52E-001</text:p>
          </table:table-cell>
          <table:table-cell table:style-name="ce3" office:value-type="float" office:value="0.235827572711244">
            <text:p>2.36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197098288121576">
            <text:p>-1.97E-003</text:p>
          </table:table-cell>
          <table:table-cell table:style-name="ce3" office:value-type="float" office:value="-0.000122885367912471">
            <text:p>-1.23E-004</text:p>
          </table:table-cell>
          <table:table-cell table:style-name="ce3" office:value-type="float" office:value="-0.0000102413278816711">
            <text:p>-1.02E-005</text:p>
          </table:table-cell>
          <table:table-cell table:style-name="ce3" office:value-type="float" office:value="-0.00000426214779605975">
            <text:p>-4.26E-006</text:p>
          </table:table-cell>
          <table:table-cell table:style-name="ce3" office:value-type="float" office:value="-0.0386863347560858">
            <text:p>-3.87E-002</text:p>
          </table:table-cell>
          <table:table-cell table:style-name="ce3" office:value-type="float" office:value="43.0566350588436">
            <text:p>4.31E+001</text:p>
          </table:table-cell>
          <table:table-cell table:style-name="ce3" office:value-type="float" office:value="-0.000332242468577325">
            <text:p>-3.32E-004</text:p>
          </table:table-cell>
          <table:table-cell table:style-name="ce3" office:value-type="float" office:value="0.373343359085248">
            <text:p>3.73E-001</text:p>
          </table:table-cell>
          <table:table-cell table:style-name="ce3" office:value-type="float" office:value="-0.0229819453055218">
            <text:p>-2.30E-002</text:p>
          </table:table-cell>
          <table:table-cell table:style-name="ce3" office:value-type="float" office:value="-0.268818923378185">
            <text:p>-2.69E-001</text:p>
          </table:table-cell>
          <table:table-cell table:style-name="ce3" office:value-type="float" office:value="-0.000199213828834291">
            <text:p>-1.99E-004</text:p>
          </table:table-cell>
          <table:table-cell table:style-name="ce3" office:value-type="float" office:value="-0.00232968179929626">
            <text:p>-2.33E-003</text:p>
          </table:table-cell>
          <table:table-cell table:style-name="ce3" office:value-type="float" office:value="-0.00236704785668953">
            <text:p>-2.37E-003</text:p>
          </table:table-cell>
          <table:table-cell table:style-name="ce3" office:value-type="float" office:value="-0.292102604501413">
            <text:p>-2.92E-001</text:p>
          </table:table-cell>
          <table:table-cell table:style-name="ce3" office:value-type="float" office:value="0.273263485350988">
            <text:p>2.73E-001</text:p>
          </table:table-cell>
          <table:table-cell table:style-name="ce3" office:value-type="float" office:value="33.6994466265227">
            <text:p>3.37E+001</text:p>
          </table:table-cell>
          <table:table-cell table:style-name="ce3" office:value-type="float" office:value="0.000255648174500697">
            <text:p>2.56E-004</text:p>
          </table:table-cell>
          <table:table-cell table:style-name="ce3" office:value-type="float" office:value="-0.000200114947487015">
            <text:p>-2.00E-004</text:p>
          </table:table-cell>
          <table:table-cell table:style-name="ce3" office:value-type="float" office:value="-0.0294831540313557">
            <text:p>-2.95E-002</text:p>
          </table:table-cell>
          <table:table-cell table:style-name="ce3" office:value-type="float" office:value="0.0232701238928376">
            <text:p>2.33E-002</text:p>
          </table:table-cell>
          <table:table-cell table:style-name="ce3" office:value-type="float" office:value="0.0110786198723932">
            <text:p>1.11E-002</text:p>
          </table:table-cell>
          <table:table-cell table:style-name="ce3" office:value-type="float" office:value="0.00114691944255237">
            <text:p>1.15E-003</text:p>
          </table:table-cell>
          <table:table-cell table:style-name="ce3" office:value-type="float" office:value="0.000901194443746122">
            <text:p>9.01E-004</text:p>
          </table:table-cell>
          <table:table-cell/>
          <table:table-cell table:formula="of:=[.B105]" office:value-type="string" office:string-value="MBXW.B4R5">
            <text:p>MBXW.B4R5</text:p>
          </table:table-cell>
          <table:table-cell table:style-name="ce9" table:formula="of:=[.C105]" office:value-type="float" office:value="67.2879999999997">
            <text:p>67.3</text:p>
          </table:table-cell>
          <table:table-cell table:formula="of:=[.U105]/[.V105]" office:value-type="float" office:value="-0.000898498795904857">
            <text:p>0</text:p>
          </table:table-cell>
          <table:table-cell table:formula="of:=[.AE105]/[.AF105]" office:value-type="float" office:value="0.00810884191599513">
            <text:p>0.01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BXW.C4R5</text:p>
          </table:table-cell>
          <table:table-cell table:style-name="ce3" office:value-type="float" office:value="71.5539999999993">
            <text:p>7.16E+001</text:p>
          </table:table-cell>
          <table:table-cell office:value-type="float" office:value="0.00712776435837034">
            <text:p>7.13E-003</text:p>
          </table:table-cell>
          <table:table-cell table:style-name="ce3" office:value-type="float" office:value="-0.0000451500969807983">
            <text:p>-4.52E-005</text:p>
          </table:table-cell>
          <table:table-cell table:style-name="ce3" office:value-type="float" office:value="-0.0000498027142720318">
            <text:p>-4.98E-005</text:p>
          </table:table-cell>
          <table:table-cell table:style-name="ce3" office:value-type="float" office:value="-0.0000000340191751910891">
            <text:p>-3.40E-008</text:p>
          </table:table-cell>
          <table:table-cell table:style-name="ce3" office:value-type="float" office:value="159.574938967885">
            <text:p>1.60E+002</text:p>
          </table:table-cell>
          <table:table-cell table:style-name="ce3" office:value-type="float" office:value="103.89564797169">
            <text:p>1.04E+002</text:p>
          </table:table-cell>
          <table:table-cell table:style-name="ce3" office:value-type="float" office:value="159.56294704139">
            <text:p>1.60E+002</text:p>
          </table:table-cell>
          <table:table-cell table:style-name="ce3" office:value-type="float" office:value="0.0119971510630227">
            <text:p>1.20E-002</text:p>
          </table:table-cell>
          <table:table-cell table:style-name="ce3" office:value-type="float" office:value="0.00780489232518982">
            <text:p>7.80E-003</text:p>
          </table:table-cell>
          <table:table-cell table:style-name="ce3" office:value-type="float" office:value="103.887840298495">
            <text:p>1.04E+002</text:p>
          </table:table-cell>
          <table:table-cell table:style-name="ce3" office:value-type="float" office:value="0.255718764126796">
            <text:p>2.56E-001</text:p>
          </table:table-cell>
          <table:table-cell table:style-name="ce3" office:value-type="float" office:value="0.242365198149567">
            <text:p>2.42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262247476711287">
            <text:p>-2.62E-003</text:p>
          </table:table-cell>
          <table:table-cell table:style-name="ce3" office:value-type="float" office:value="-0.000311060555754027">
            <text:p>-3.11E-004</text:p>
          </table:table-cell>
          <table:table-cell table:style-name="ce3" office:value-type="float" office:value="-0.0000282959366414356">
            <text:p>-2.83E-005</text:p>
          </table:table-cell>
          <table:table-cell table:style-name="ce3" office:value-type="float" office:value="-0.00000426214813233574">
            <text:p>-4.26E-006</text:p>
          </table:table-cell>
          <table:table-cell table:style-name="ce3" office:value-type="float" office:value="-0.13682273802548">
            <text:p>-1.37E-001</text:p>
          </table:table-cell>
          <table:table-cell table:style-name="ce3" office:value-type="float" office:value="41.9087377247115">
            <text:p>4.19E+001</text:p>
          </table:table-cell>
          <table:table-cell table:style-name="ce3" office:value-type="float" office:value="-0.00118291555362457">
            <text:p>-1.18E-003</text:p>
          </table:table-cell>
          <table:table-cell table:style-name="ce3" office:value-type="float" office:value="0.363395266110102">
            <text:p>3.63E-001</text:p>
          </table:table-cell>
          <table:table-cell table:style-name="ce3" office:value-type="float" office:value="-0.02298194510968">
            <text:p>-2.30E-002</text:p>
          </table:table-cell>
          <table:table-cell table:style-name="ce3" office:value-type="float" office:value="-0.268818921087411">
            <text:p>-2.69E-001</text:p>
          </table:table-cell>
          <table:table-cell table:style-name="ce3" office:value-type="float" office:value="-0.000199213826947744">
            <text:p>-1.99E-004</text:p>
          </table:table-cell>
          <table:table-cell table:style-name="ce3" office:value-type="float" office:value="-0.00232968177959271">
            <text:p>-2.33E-003</text:p>
          </table:table-cell>
          <table:table-cell table:style-name="ce3" office:value-type="float" office:value="-0.00127539098525833">
            <text:p>-1.28E-003</text:p>
          </table:table-cell>
          <table:table-cell table:style-name="ce3" office:value-type="float" office:value="-0.292957115307656">
            <text:p>-2.93E-001</text:p>
          </table:table-cell>
          <table:table-cell table:style-name="ce3" office:value-type="float" office:value="0.147365925435393">
            <text:p>1.47E-001</text:p>
          </table:table-cell>
          <table:table-cell table:style-name="ce3" office:value-type="float" office:value="33.7988127101981">
            <text:p>3.38E+001</text:p>
          </table:table-cell>
          <table:table-cell table:style-name="ce3" office:value-type="float" office:value="0.000255648194364645">
            <text:p>2.56E-004</text:p>
          </table:table-cell>
          <table:table-cell table:style-name="ce3" office:value-type="float" office:value="-0.000200111900456976">
            <text:p>-2.00E-004</text:p>
          </table:table-cell>
          <table:table-cell table:style-name="ce3" office:value-type="float" office:value="-0.0294831563421143">
            <text:p>-2.95E-002</text:p>
          </table:table-cell>
          <table:table-cell table:style-name="ce3" office:value-type="float" office:value="0.0232697721592004">
            <text:p>2.33E-002</text:p>
          </table:table-cell>
          <table:table-cell table:style-name="ce3" office:value-type="float" office:value="0.0107517169086965">
            <text:p>1.08E-002</text:p>
          </table:table-cell>
          <table:table-cell table:style-name="ce3" office:value-type="float" office:value="0.00111700876015234">
            <text:p>1.12E-003</text:p>
          </table:table-cell>
          <table:table-cell table:style-name="ce3" office:value-type="float" office:value="0.000901307351909703">
            <text:p>9.01E-004</text:p>
          </table:table-cell>
          <table:table-cell/>
          <table:table-cell table:formula="of:=[.B106]" office:value-type="string" office:string-value="MBXW.C4R5">
            <text:p>MBXW.C4R5</text:p>
          </table:table-cell>
          <table:table-cell table:style-name="ce9" table:formula="of:=[.C106]" office:value-type="float" office:value="71.5539999999993">
            <text:p>71.6</text:p>
          </table:table-cell>
          <table:table-cell table:formula="of:=[.U106]/[.V106]" office:value-type="float" office:value="-0.00326477831244253">
            <text:p>0</text:p>
          </table:table-cell>
          <table:table-cell table:formula="of:=[.AE106]/[.AF106]" office:value-type="float" office:value="0.00436009177893187">
            <text:p>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BXW.D4R5</text:p>
          </table:table-cell>
          <table:table-cell table:style-name="ce3" office:value-type="float" office:value="75.8200000000008">
            <text:p>7.58E+001</text:p>
          </table:table-cell>
          <table:table-cell office:value-type="float" office:value="0.00693527804112452">
            <text:p>6.94E-003</text:p>
          </table:table-cell>
          <table:table-cell table:style-name="ce3" office:value-type="float" office:value="-0.0000449670627612504">
            <text:p>-4.50E-005</text:p>
          </table:table-cell>
          <table:table-cell table:style-name="ce3" office:value-type="float" office:value="-0.0000499479800198225">
            <text:p>-4.99E-005</text:p>
          </table:table-cell>
          <table:table-cell table:style-name="ce3" office:value-type="float" office:value="-0.0000000340186553872778">
            <text:p>-3.40E-008</text:p>
          </table:table-cell>
          <table:table-cell table:style-name="ce3" office:value-type="float" office:value="151.365508758936">
            <text:p>1.51E+002</text:p>
          </table:table-cell>
          <table:table-cell table:style-name="ce3" office:value-type="float" office:value="104.272189787283">
            <text:p>1.04E+002</text:p>
          </table:table-cell>
          <table:table-cell table:style-name="ce3" office:value-type="float" office:value="151.354133764732">
            <text:p>1.51E+002</text:p>
          </table:table-cell>
          <table:table-cell table:style-name="ce3" office:value-type="float" office:value="0.0113802174402513">
            <text:p>1.14E-002</text:p>
          </table:table-cell>
          <table:table-cell table:style-name="ce3" office:value-type="float" office:value="0.00783286333679443">
            <text:p>7.83E-003</text:p>
          </table:table-cell>
          <table:table-cell table:style-name="ce3" office:value-type="float" office:value="104.264353817489">
            <text:p>1.04E+002</text:p>
          </table:table-cell>
          <table:table-cell table:style-name="ce3" office:value-type="float" office:value="0.260087940671262">
            <text:p>2.60E-001</text:p>
          </table:table-cell>
          <table:table-cell table:style-name="ce3" office:value-type="float" office:value="0.248890184228943">
            <text:p>2.49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407828571399933">
            <text:p>-4.08E-003</text:p>
          </table:table-cell>
          <table:table-cell table:style-name="ce3" office:value-type="float" office:value="-0.000499235742004435">
            <text:p>-4.99E-004</text:p>
          </table:table-cell>
          <table:table-cell table:style-name="ce3" office:value-type="float" office:value="-0.000046350546971475">
            <text:p>-4.64E-005</text:p>
          </table:table-cell>
          <table:table-cell table:style-name="ce3" office:value-type="float" office:value="-0.00000426214828297458">
            <text:p>-4.26E-006</text:p>
          </table:table-cell>
          <table:table-cell table:style-name="ce3" office:value-type="float" office:value="-0.234959142121684">
            <text:p>-2.35E-001</text:p>
          </table:table-cell>
          <table:table-cell table:style-name="ce3" office:value-type="float" office:value="40.7608403794084">
            <text:p>4.08E+001</text:p>
          </table:table-cell>
          <table:table-cell table:style-name="ce3" office:value-type="float" office:value="-0.0020335886434162">
            <text:p>-2.03E-003</text:p>
          </table:table-cell>
          <table:table-cell table:style-name="ce3" office:value-type="float" office:value="0.353447173036233">
            <text:p>3.53E-001</text:p>
          </table:table-cell>
          <table:table-cell table:style-name="ce3" office:value-type="float" office:value="-0.0229819449146306">
            <text:p>-2.30E-002</text:p>
          </table:table-cell>
          <table:table-cell table:style-name="ce3" office:value-type="float" office:value="-0.268818918805905">
            <text:p>-2.69E-001</text:p>
          </table:table-cell>
          <table:table-cell table:style-name="ce3" office:value-type="float" office:value="-0.000199213825068067">
            <text:p>-1.99E-004</text:p>
          </table:table-cell>
          <table:table-cell table:style-name="ce3" office:value-type="float" office:value="-0.00232968175996947">
            <text:p>-2.33E-003</text:p>
          </table:table-cell>
          <table:table-cell table:style-name="ce3" office:value-type="float" office:value="-0.000183734048441919">
            <text:p>-1.84E-004</text:p>
          </table:table-cell>
          <table:table-cell table:style-name="ce3" office:value-type="float" office:value="-0.293811613097537">
            <text:p>-2.94E-001</text:p>
          </table:table-cell>
          <table:table-cell table:style-name="ce3" office:value-type="float" office:value="0.0214683578942568">
            <text:p>2.15E-002</text:p>
          </table:table-cell>
          <table:table-cell table:style-name="ce3" office:value-type="float" office:value="33.8981772913185">
            <text:p>3.39E+001</text:p>
          </table:table-cell>
          <table:table-cell table:style-name="ce3" office:value-type="float" office:value="0.0002556482028395">
            <text:p>2.56E-004</text:p>
          </table:table-cell>
          <table:table-cell table:style-name="ce3" office:value-type="float" office:value="-0.000200108844511981">
            <text:p>-2.00E-004</text:p>
          </table:table-cell>
          <table:table-cell table:style-name="ce3" office:value-type="float" office:value="-0.029483157339402">
            <text:p>-2.95E-002</text:p>
          </table:table-cell>
          <table:table-cell table:style-name="ce3" office:value-type="float" office:value="0.0232694193888979">
            <text:p>2.33E-002</text:p>
          </table:table-cell>
          <table:table-cell table:style-name="ce3" office:value-type="float" office:value="0.0104267309123654">
            <text:p>1.04E-002</text:p>
          </table:table-cell>
          <table:table-cell table:style-name="ce3" office:value-type="float" office:value="0.00108789679690574">
            <text:p>1.09E-003</text:p>
          </table:table-cell>
          <table:table-cell table:style-name="ce3" office:value-type="float" office:value="0.000902939147713921">
            <text:p>9.03E-004</text:p>
          </table:table-cell>
          <table:table-cell/>
          <table:table-cell table:formula="of:=[.B107]" office:value-type="string" office:string-value="MBXW.D4R5">
            <text:p>MBXW.D4R5</text:p>
          </table:table-cell>
          <table:table-cell table:style-name="ce9" table:formula="of:=[.C107]" office:value-type="float" office:value="75.8200000000008">
            <text:p>75.8</text:p>
          </table:table-cell>
          <table:table-cell table:formula="of:=[.U107]/[.V107]" office:value-type="float" office:value="-0.00576433508079438">
            <text:p>-0.01</text:p>
          </table:table-cell>
          <table:table-cell table:formula="of:=[.AE107]/[.AF107]" office:value-type="float" office:value="0.000633318945433535">
            <text:p>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BXW.E4R5</text:p>
          </table:table-cell>
          <table:table-cell table:style-name="ce3" office:value-type="float" office:value="80.0860000000004">
            <text:p>8.01E+001</text:p>
          </table:table-cell>
          <table:table-cell office:value-type="float" office:value="0.00674357330360764">
            <text:p>6.74E-003</text:p>
          </table:table-cell>
          <table:table-cell table:style-name="ce3" office:value-type="float" office:value="-0.0000447840285432528">
            <text:p>-4.48E-005</text:p>
          </table:table-cell>
          <table:table-cell table:style-name="ce3" office:value-type="float" office:value="-0.0000500932435471146">
            <text:p>-5.01E-005</text:p>
          </table:table-cell>
          <table:table-cell table:style-name="ce3" office:value-type="float" office:value="-0.0000000340181340679398">
            <text:p>-3.40E-008</text:p>
          </table:table-cell>
          <table:table-cell table:style-name="ce3" office:value-type="float" office:value="143.60709917587">
            <text:p>1.44E+002</text:p>
          </table:table-cell>
          <table:table-cell table:style-name="ce3" office:value-type="float" office:value="104.999244654344">
            <text:p>1.05E+002</text:p>
          </table:table-cell>
          <table:table-cell table:style-name="ce3" office:value-type="float" office:value="143.596307220066">
            <text:p>1.44E+002</text:p>
          </table:table-cell>
          <table:table-cell table:style-name="ce3" office:value-type="float" office:value="0.0107971625638428">
            <text:p>1.08E-002</text:p>
          </table:table-cell>
          <table:table-cell table:style-name="ce3" office:value-type="float" office:value="0.00788718387713491">
            <text:p>7.89E-003</text:p>
          </table:table-cell>
          <table:table-cell table:style-name="ce3" office:value-type="float" office:value="104.991354047164">
            <text:p>1.05E+002</text:p>
          </table:table-cell>
          <table:table-cell table:style-name="ce3" office:value-type="float" office:value="0.264693687410517">
            <text:p>2.65E-001</text:p>
          </table:table-cell>
          <table:table-cell table:style-name="ce3" office:value-type="float" office:value="0.255380770161464">
            <text:p>2.55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63384157145992">
            <text:p>-6.34E-003</text:p>
          </table:table-cell>
          <table:table-cell table:style-name="ce3" office:value-type="float" office:value="-0.000687410926676678">
            <text:p>-6.87E-004</text:p>
          </table:table-cell>
          <table:table-cell table:style-name="ce3" office:value-type="float" office:value="-0.000064405158080993">
            <text:p>-6.44E-005</text:p>
          </table:table-cell>
          <table:table-cell table:style-name="ce3" office:value-type="float" office:value="-0.0000042621482479762">
            <text:p>-4.26E-006</text:p>
          </table:table-cell>
          <table:table-cell table:style-name="ce3" office:value-type="float" office:value="-0.333095547037857">
            <text:p>-3.33E-001</text:p>
          </table:table-cell>
          <table:table-cell table:style-name="ce3" office:value-type="float" office:value="39.6129430230145">
            <text:p>3.96E+001</text:p>
          </table:table-cell>
          <table:table-cell table:style-name="ce3" office:value-type="float" office:value="-0.00288426173789299">
            <text:p>-2.88E-003</text:p>
          </table:table-cell>
          <table:table-cell table:style-name="ce3" office:value-type="float" office:value="0.343499079864334">
            <text:p>3.43E-001</text:p>
          </table:table-cell>
          <table:table-cell table:style-name="ce3" office:value-type="float" office:value="-0.0229819447203735">
            <text:p>-2.30E-002</text:p>
          </table:table-cell>
          <table:table-cell table:style-name="ce3" office:value-type="float" office:value="-0.268818916533666">
            <text:p>-2.69E-001</text:p>
          </table:table-cell>
          <table:table-cell table:style-name="ce3" office:value-type="float" office:value="-0.000199213823195262">
            <text:p>-1.99E-004</text:p>
          </table:table-cell>
          <table:table-cell table:style-name="ce3" office:value-type="float" office:value="-0.00232968174042655">
            <text:p>-2.33E-003</text:p>
          </table:table-cell>
          <table:table-cell table:style-name="ce3" office:value-type="float" office:value="0.000907922905163364">
            <text:p>9.08E-004</text:p>
          </table:table-cell>
          <table:table-cell table:style-name="ce3" office:value-type="float" office:value="-0.294666097833014">
            <text:p>-2.95E-001</text:p>
          </table:table-cell>
          <table:table-cell table:style-name="ce3" office:value-type="float" office:value="-0.104429211667946">
            <text:p>-1.04E-001</text:p>
          </table:table-cell>
          <table:table-cell table:style-name="ce3" office:value-type="float" office:value="33.9975403654604">
            <text:p>3.40E+001</text:p>
          </table:table-cell>
          <table:table-cell table:style-name="ce3" office:value-type="float" office:value="0.00025564819992526">
            <text:p>2.56E-004</text:p>
          </table:table-cell>
          <table:table-cell table:style-name="ce3" office:value-type="float" office:value="-0.000200105779652166">
            <text:p>-2.00E-004</text:p>
          </table:table-cell>
          <table:table-cell table:style-name="ce3" office:value-type="float" office:value="-0.0294831570232189">
            <text:p>-2.95E-002</text:p>
          </table:table-cell>
          <table:table-cell table:style-name="ce3" office:value-type="float" office:value="0.0232690655819458">
            <text:p>2.33E-002</text:p>
          </table:table-cell>
          <table:table-cell table:style-name="ce3" office:value-type="float" office:value="0.0101036450334892">
            <text:p>1.01E-002</text:p>
          </table:table-cell>
          <table:table-cell table:style-name="ce3" office:value-type="float" office:value="0.00105964938502663">
            <text:p>1.06E-003</text:p>
          </table:table-cell>
          <table:table-cell table:style-name="ce3" office:value-type="float" office:value="0.000906081624683061">
            <text:p>9.06E-004</text:p>
          </table:table-cell>
          <table:table-cell/>
          <table:table-cell table:formula="of:=[.B108]" office:value-type="string" office:string-value="MBXW.E4R5">
            <text:p>MBXW.E4R5</text:p>
          </table:table-cell>
          <table:table-cell table:style-name="ce9" table:formula="of:=[.C108]" office:value-type="float" office:value="80.0860000000004">
            <text:p>80.1</text:p>
          </table:table-cell>
          <table:table-cell table:formula="of:=[.U108]/[.V108]" office:value-type="float" office:value="-0.00840875536170928">
            <text:p>-0.01</text:p>
          </table:table-cell>
          <table:table-cell table:formula="of:=[.AE108]/[.AF108]" office:value-type="float" office:value="-0.00307166961331238">
            <text:p>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BXW.F4R5</text:p>
          </table:table-cell>
          <table:table-cell table:style-name="ce3" office:value-type="float" office:value="84.352">
            <text:p>8.44E+001</text:p>
          </table:table-cell>
          <table:table-cell office:value-type="float" office:value="0.00655265014945768">
            <text:p>6.55E-003</text:p>
          </table:table-cell>
          <table:table-cell table:style-name="ce3" office:value-type="float" office:value="-0.0000446009943267992">
            <text:p>-4.46E-005</text:p>
          </table:table-cell>
          <table:table-cell table:style-name="ce3" office:value-type="float" office:value="-0.0000502385048474417">
            <text:p>-5.02E-005</text:p>
          </table:table-cell>
          <table:table-cell table:style-name="ce3" office:value-type="float" office:value="-0.0000000340176112330984">
            <text:p>-3.40E-008</text:p>
          </table:table-cell>
          <table:table-cell table:style-name="ce3" office:value-type="float" office:value="136.29971023141">
            <text:p>1.36E+002</text:p>
          </table:table-cell>
          <table:table-cell table:style-name="ce3" office:value-type="float" office:value="106.076812452372">
            <text:p>1.06E+002</text:p>
          </table:table-cell>
          <table:table-cell table:style-name="ce3" office:value-type="float" office:value="136.28946742012">
            <text:p>1.36E+002</text:p>
          </table:table-cell>
          <table:table-cell table:style-name="ce3" office:value-type="float" office:value="0.0102479864346277">
            <text:p>1.02E-002</text:p>
          </table:table-cell>
          <table:table-cell table:style-name="ce3" office:value-type="float" office:value="0.00796785393717074">
            <text:p>7.97E-003</text:p>
          </table:table-cell>
          <table:table-cell table:style-name="ce3" office:value-type="float" office:value="106.06884086703">
            <text:p>1.06E+002</text:p>
          </table:table-cell>
          <table:table-cell table:style-name="ce3" office:value-type="float" office:value="0.269547385467477">
            <text:p>2.70E-001</text:p>
          </table:table-cell>
          <table:table-cell table:style-name="ce3" office:value-type="float" office:value="0.261815878680711">
            <text:p>2.62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0940286479074035">
            <text:p>-9.40E-003</text:p>
          </table:table-cell>
          <table:table-cell table:style-name="ce3" office:value-type="float" office:value="-0.000875586109783735">
            <text:p>-8.76E-004</text:p>
          </table:table-cell>
          <table:table-cell table:style-name="ce3" office:value-type="float" office:value="-0.000082459769179216">
            <text:p>-8.25E-005</text:p>
          </table:table-cell>
          <table:table-cell table:style-name="ce3" office:value-type="float" office:value="-0.00000426214802734052">
            <text:p>-4.26E-006</text:p>
          </table:table-cell>
          <table:table-cell table:style-name="ce3" office:value-type="float" office:value="-0.431231952767285">
            <text:p>-4.31E-001</text:p>
          </table:table-cell>
          <table:table-cell table:style-name="ce3" office:value-type="float" office:value="38.4650456556082">
            <text:p>3.85E+001</text:p>
          </table:table-cell>
          <table:table-cell table:style-name="ce3" office:value-type="float" office:value="-0.00373493483699679">
            <text:p>-3.73E-003</text:p>
          </table:table-cell>
          <table:table-cell table:style-name="ce3" office:value-type="float" office:value="0.333550986595086">
            <text:p>3.34E-001</text:p>
          </table:table-cell>
          <table:table-cell table:style-name="ce3" office:value-type="float" office:value="-0.0229819445269087">
            <text:p>-2.30E-002</text:p>
          </table:table-cell>
          <table:table-cell table:style-name="ce3" office:value-type="float" office:value="-0.268818914270696">
            <text:p>-2.69E-001</text:p>
          </table:table-cell>
          <table:table-cell table:style-name="ce3" office:value-type="float" office:value="-0.000199213821329327">
            <text:p>-1.99E-004</text:p>
          </table:table-cell>
          <table:table-cell table:style-name="ce3" office:value-type="float" office:value="-0.00232968172096393">
            <text:p>-2.33E-003</text:p>
          </table:table-cell>
          <table:table-cell table:style-name="ce3" office:value-type="float" office:value="0.00199957982696257">
            <text:p>2.00E-003</text:p>
          </table:table-cell>
          <table:table-cell table:style-name="ce3" office:value-type="float" office:value="-0.295520569476051">
            <text:p>-2.96E-001</text:p>
          </table:table-cell>
          <table:table-cell table:style-name="ce3" office:value-type="float" office:value="-0.230326777646901">
            <text:p>-2.30E-001</text:p>
          </table:table-cell>
          <table:table-cell table:style-name="ce3" office:value-type="float" office:value="34.0969019282007">
            <text:p>3.41E+001</text:p>
          </table:table-cell>
          <table:table-cell table:style-name="ce3" office:value-type="float" office:value="0.000255648185621926">
            <text:p>2.56E-004</text:p>
          </table:table-cell>
          <table:table-cell table:style-name="ce3" office:value-type="float" office:value="-0.000200102705877667">
            <text:p>-2.00E-004</text:p>
          </table:table-cell>
          <table:table-cell table:style-name="ce3" office:value-type="float" office:value="-0.029483155393565">
            <text:p>-2.95E-002</text:p>
          </table:table-cell>
          <table:table-cell table:style-name="ce3" office:value-type="float" office:value="0.0232687107383598">
            <text:p>2.33E-002</text:p>
          </table:table-cell>
          <table:table-cell table:style-name="ce3" office:value-type="float" office:value="0.00978244261890591">
            <text:p>9.78E-003</text:p>
          </table:table-cell>
          <table:table-cell table:style-name="ce3" office:value-type="float" office:value="0.00103233749605696">
            <text:p>1.03E-003</text:p>
          </table:table-cell>
          <table:table-cell table:style-name="ce3" office:value-type="float" office:value="0.000910719144416192">
            <text:p>9.11E-004</text:p>
          </table:table-cell>
          <table:table-cell/>
          <table:table-cell table:formula="of:=[.B109]" office:value-type="string" office:string-value="MBXW.F4R5">
            <text:p>MBXW.F4R5</text:p>
          </table:table-cell>
          <table:table-cell table:style-name="ce9" table:formula="of:=[.C109]" office:value-type="float" office:value="84.352">
            <text:p>84.4</text:p>
          </table:table-cell>
          <table:table-cell table:formula="of:=[.U109]/[.V109]" office:value-type="float" office:value="-0.0112110084732062">
            <text:p>-0.01</text:p>
          </table:table-cell>
          <table:table-cell table:formula="of:=[.AE109]/[.AF109]" office:value-type="float" office:value="-0.00675506467220716">
            <text:p>-0.01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>
            <text:p>MBRC.4R5.B1</text:p>
          </table:table-cell>
          <table:table-cell table:style-name="ce4" office:value-type="float" office:value="162.625">
            <text:p>1.63E+002</text:p>
          </table:table-cell>
          <table:table-cell table:style-name="ce4" office:value-type="float" office:value="0.0030530033816978">
            <text:p>3.05E-003</text:p>
          </table:table-cell>
          <table:table-cell table:style-name="ce4" office:value-type="float" office:value="-0.0000456991997623386">
            <text:p>-4.57E-005</text:p>
          </table:table-cell>
          <table:table-cell table:style-name="ce4" office:value-type="float" office:value="-0.0000529037270064907">
            <text:p>-5.29E-005</text:p>
          </table:table-cell>
          <table:table-cell table:style-name="ce4" office:value-type="float" office:value="-0.0000000340104878589861">
            <text:p>-3.40E-008</text:p>
          </table:table-cell>
          <table:table-cell table:style-name="ce4" office:value-type="float" office:value="82.2793593548114">
            <text:p>8.23E+001</text:p>
          </table:table-cell>
          <table:table-cell table:style-name="ce4" office:value-type="float" office:value="188.065750767762">
            <text:p>1.88E+002</text:p>
          </table:table-cell>
          <table:table-cell table:style-name="ce4" office:value-type="float" office:value="82.2731761298027">
            <text:p>8.23E+001</text:p>
          </table:table-cell>
          <table:table-cell table:style-name="ce4" office:value-type="float" office:value="0.00618514301878059">
            <text:p>6.19E-003</text:p>
          </table:table-cell>
          <table:table-cell table:style-name="ce4" office:value-type="float" office:value="0.0141251552971724">
            <text:p>1.41E-002</text:p>
          </table:table-cell>
          <table:table-cell table:style-name="ce4" office:value-type="float" office:value="188.051617783955">
            <text:p>1.88E+002</text:p>
          </table:table-cell>
          <table:table-cell table:style-name="ce4" office:value-type="float" office:value="0.401928219938015">
            <text:p>4.02E-001</text:p>
          </table:table-cell>
          <table:table-cell table:style-name="ce4" office:value-type="float" office:value="0.355298902293667">
            <text:p>3.55E-001</text:p>
          </table:table-cell>
          <table:table-cell table:style-name="ce4" office:value-type="float" office:value="0">
            <text:p>0.00E+000</text:p>
          </table:table-cell>
          <table:table-cell table:style-name="ce4" office:value-type="float" office:value="-0.0691613181576967">
            <text:p>-6.92E-002</text:p>
          </table:table-cell>
          <table:table-cell table:style-name="ce4" office:value-type="float" office:value="0.000253465129430161">
            <text:p>2.53E-004</text:p>
          </table:table-cell>
          <table:table-cell table:style-name="ce4" office:value-type="float" office:value="-0.000413727715302978">
            <text:p>-4.14E-004</text:p>
          </table:table-cell>
          <table:table-cell table:style-name="ce4" office:value-type="float" office:value="-0.0000042621017660278">
            <text:p>-4.26E-006</text:p>
          </table:table-cell>
          <table:table-cell table:style-name="ce4" office:value-type="float" office:value="-2.23184906396929">
            <text:p>-2.23E+000</text:p>
          </table:table-cell>
          <table:table-cell table:style-name="ce4" office:value-type="float" office:value="17.4032948837725">
            <text:p>1.74E+001</text:p>
          </table:table-cell>
          <table:table-cell table:style-name="ce4" office:value-type="float" office:value="-0.0193431814679727">
            <text:p>-1.93E-002</text:p>
          </table:table-cell>
          <table:table-cell table:style-name="ce4" office:value-type="float" office:value="0.151022256520572">
            <text:p>1.51E-001</text:p>
          </table:table-cell>
          <table:table-cell table:style-name="ce4" office:value-type="float" office:value="-0.0229819456995824">
            <text:p>-2.30E-002</text:p>
          </table:table-cell>
          <table:table-cell table:style-name="ce4" office:value-type="float" office:value="-0.268818927987537">
            <text:p>-2.69E-001</text:p>
          </table:table-cell>
          <table:table-cell table:style-name="ce4" office:value-type="float" office:value="-0.000199213832627824">
            <text:p>-1.99E-004</text:p>
          </table:table-cell>
          <table:table-cell table:style-name="ce4" office:value-type="float" office:value="-0.00232968183894459">
            <text:p>-2.33E-003</text:p>
          </table:table-cell>
          <table:table-cell table:style-name="ce4" office:value-type="float" office:value="0.0220294010512166">
            <text:p>2.20E-002</text:p>
          </table:table-cell>
          <table:table-cell table:style-name="ce4" office:value-type="float" office:value="-0.311198293922128">
            <text:p>-3.11E-001</text:p>
          </table:table-cell>
          <table:table-cell table:style-name="ce4" office:value-type="float" office:value="-2.54030745772627">
            <text:p>-2.54E+000</text:p>
          </table:table-cell>
          <table:table-cell table:style-name="ce4" office:value-type="float" office:value="35.9199661164323">
            <text:p>3.59E+001</text:p>
          </table:table-cell>
          <table:table-cell table:style-name="ce4" office:value-type="float" office:value="0.000255645362175682">
            <text:p>2.56E-004</text:p>
          </table:table-cell>
          <table:table-cell table:style-name="ce4" office:value-type="float" office:value="-0.000200060793346999">
            <text:p>-2.00E-004</text:p>
          </table:table-cell>
          <table:table-cell table:style-name="ce4" office:value-type="float" office:value="-0.0294828297094431">
            <text:p>-2.95E-002</text:p>
          </table:table-cell>
          <table:table-cell table:style-name="ce4" office:value-type="float" office:value="0.0232638742925046">
            <text:p>2.33E-002</text:p>
          </table:table-cell>
          <table:table-cell table:style-name="ce4" office:value-type="float" office:value="0.00420440977118529">
            <text:p>4.20E-003</text:p>
          </table:table-cell>
          <table:table-cell table:style-name="ce4" office:value-type="float" office:value="0.000802083692026525">
            <text:p>8.02E-004</text:p>
          </table:table-cell>
          <table:table-cell table:style-name="ce4" office:value-type="float" office:value="0.00121263218712464">
            <text:p>1.21E-003</text:p>
          </table:table-cell>
          <table:table-cell table:style-name="ce1"/>
          <table:table-cell table:style-name="ce7" table:formula="of:=[.B110]" office:value-type="string" office:string-value="MBRC.4R5.B1">
            <text:p>MBRC.4R5.B1</text:p>
          </table:table-cell>
          <table:table-cell table:style-name="ce10" table:formula="of:=[.C110]" office:value-type="float" office:value="162.625">
            <text:p>162.6</text:p>
          </table:table-cell>
          <table:table-cell table:style-name="ce7" table:formula="of:=[.U110]/[.V110]" office:value-type="float" office:value="-0.128242903362533">
            <text:p>-0.13</text:p>
          </table:table-cell>
          <table:table-cell table:style-name="ce7" table:formula="of:=[.AE110]/[.AF110]" office:value-type="float" office:value="-0.0707213211029217">
            <text:p>-0.07</text:p>
          </table:table-cell>
          <table:table-cell table:style-name="ce1" table:number-columns-repeated="980"/>
        </table:table-row>
        <table:table-row table:style-name="ro1">
          <table:table-cell/>
          <table:table-cell office:value-type="string">
            <text:p>MCBYV.A4R5.B1</text:p>
          </table:table-cell>
          <table:table-cell table:style-name="ce3" office:value-type="float" office:value="164.8885">
            <text:p>1.65E+002</text:p>
          </table:table-cell>
          <table:table-cell office:value-type="float" office:value="0.0029494625307115">
            <text:p>2.95E-003</text:p>
          </table:table-cell>
          <table:table-cell table:style-name="ce3" office:value-type="float" office:value="-0.0000456991997623386">
            <text:p>-4.57E-005</text:p>
          </table:table-cell>
          <table:table-cell table:style-name="ce3" office:value-type="float" office:value="-0.000052980784698391">
            <text:p>-5.30E-005</text:p>
          </table:table-cell>
          <table:table-cell table:style-name="ce3" office:value-type="float" office:value="-0.0000000340104878589861">
            <text:p>-3.40E-008</text:p>
          </table:table-cell>
          <table:table-cell table:style-name="ce3" office:value-type="float" office:value="82.9761055714692">
            <text:p>8.30E+001</text:p>
          </table:table-cell>
          <table:table-cell table:style-name="ce3" office:value-type="float" office:value="192.192165019955">
            <text:p>1.92E+002</text:p>
          </table:table-cell>
          <table:table-cell table:style-name="ce3" office:value-type="float" office:value="82.9698699867053">
            <text:p>8.30E+001</text:p>
          </table:table-cell>
          <table:table-cell table:style-name="ce3" office:value-type="float" office:value="0.0062373331913828">
            <text:p>6.24E-003</text:p>
          </table:table-cell>
          <table:table-cell table:style-name="ce3" office:value-type="float" office:value="0.0144351771819378">
            <text:p>1.44E-002</text:p>
          </table:table-cell>
          <table:table-cell table:style-name="ce3" office:value-type="float" office:value="192.177721939894">
            <text:p>1.92E+002</text:p>
          </table:table-cell>
          <table:table-cell table:style-name="ce3" office:value-type="float" office:value="0.406288686806378">
            <text:p>4.06E-001</text:p>
          </table:table-cell>
          <table:table-cell table:style-name="ce3" office:value-type="float" office:value="0.357193810584302">
            <text:p>3.57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684833993600024">
            <text:p>-6.85E-002</text:p>
          </table:table-cell>
          <table:table-cell table:style-name="ce3" office:value-type="float" office:value="0.000253465129430161">
            <text:p>2.53E-004</text:p>
          </table:table-cell>
          <table:table-cell table:style-name="ce3" office:value-type="float" office:value="-0.000423307242623679">
            <text:p>-4.23E-004</text:p>
          </table:table-cell>
          <table:table-cell table:style-name="ce3" office:value-type="float" office:value="-0.0000042621017660278">
            <text:p>-4.26E-006</text:p>
          </table:table-cell>
          <table:table-cell table:style-name="ce3" office:value-type="float" office:value="-2.28391934599633">
            <text:p>-2.28E+000</text:p>
          </table:table-cell>
          <table:table-cell table:style-name="ce3" office:value-type="float" office:value="16.7942308133282">
            <text:p>1.68E+001</text:p>
          </table:table-cell>
          <table:table-cell table:style-name="ce3" office:value-type="float" office:value="-0.0197945410084836">
            <text:p>-1.98E-002</text:p>
          </table:table-cell>
          <table:table-cell table:style-name="ce3" office:value-type="float" office:value="0.145743887492513">
            <text:p>1.46E-001</text:p>
          </table:table-cell>
          <table:table-cell table:style-name="ce3" office:value-type="float" office:value="-0.0229819456995824">
            <text:p>-2.30E-002</text:p>
          </table:table-cell>
          <table:table-cell table:style-name="ce3" office:value-type="float" office:value="-0.268818927987537">
            <text:p>-2.69E-001</text:p>
          </table:table-cell>
          <table:table-cell table:style-name="ce3" office:value-type="float" office:value="-0.000199213832627824">
            <text:p>-1.99E-004</text:p>
          </table:table-cell>
          <table:table-cell table:style-name="ce3" office:value-type="float" office:value="-0.00232968183894459">
            <text:p>-2.33E-003</text:p>
          </table:table-cell>
          <table:table-cell table:style-name="ce3" office:value-type="float" office:value="0.0226086177220626">
            <text:p>2.26E-002</text:p>
          </table:table-cell>
          <table:table-cell table:style-name="ce3" office:value-type="float" office:value="-0.311651572424667">
            <text:p>-3.12E-001</text:p>
          </table:table-cell>
          <table:table-cell table:style-name="ce3" office:value-type="float" office:value="-2.60710681730971">
            <text:p>-2.61E+000</text:p>
          </table:table-cell>
          <table:table-cell table:style-name="ce3" office:value-type="float" office:value="35.9726751650373">
            <text:p>3.60E+001</text:p>
          </table:table-cell>
          <table:table-cell table:style-name="ce3" office:value-type="float" office:value="0.000255645362175682">
            <text:p>2.56E-004</text:p>
          </table:table-cell>
          <table:table-cell table:style-name="ce3" office:value-type="float" office:value="-0.000200060793346999">
            <text:p>-2.00E-004</text:p>
          </table:table-cell>
          <table:table-cell table:style-name="ce3" office:value-type="float" office:value="-0.0294828297094431">
            <text:p>-2.95E-002</text:p>
          </table:table-cell>
          <table:table-cell table:style-name="ce3" office:value-type="float" office:value="0.0232638742925046">
            <text:p>2.33E-002</text:p>
          </table:table-cell>
          <table:table-cell table:style-name="ce3" office:value-type="float" office:value="0.00405151651423924">
            <text:p>4.05E-003</text:p>
          </table:table-cell>
          <table:table-cell table:style-name="ce3" office:value-type="float" office:value="0.000805472577613642">
            <text:p>8.05E-004</text:p>
          </table:table-cell>
          <table:table-cell table:style-name="ce3" office:value-type="float" office:value="0.00122586338985432">
            <text:p>1.23E-003</text:p>
          </table:table-cell>
          <table:table-cell/>
          <table:table-cell table:style-name="ce7" table:formula="of:=[.B111]" office:value-type="string" office:string-value="MCBYV.A4R5.B1">
            <text:p>MCBYV.A4R5.B1</text:p>
          </table:table-cell>
          <table:table-cell table:style-name="ce10" table:formula="of:=[.C111]" office:value-type="float" office:value="164.8885">
            <text:p>164.9</text:p>
          </table:table-cell>
          <table:table-cell table:style-name="ce7" table:formula="of:=[.U111]/[.V111]" office:value-type="float" office:value="-0.135994281094659">
            <text:p>-0.14</text:p>
          </table:table-cell>
          <table:table-cell table:style-name="ce7" table:formula="of:=[.AE111]/[.AF111]" office:value-type="float" office:value="-0.0724746437496988">
            <text:p>-0.07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CBYH.4R5.B1</text:p>
          </table:table-cell>
          <table:table-cell table:style-name="ce3" office:value-type="float" office:value="166.184500000001">
            <text:p>1.66E+002</text:p>
          </table:table-cell>
          <table:table-cell office:value-type="float" office:value="0.00289017870350662">
            <text:p>2.89E-003</text:p>
          </table:table-cell>
          <table:table-cell table:style-name="ce3" office:value-type="float" office:value="-0.0000456991997623386">
            <text:p>-4.57E-005</text:p>
          </table:table-cell>
          <table:table-cell table:style-name="ce3" office:value-type="float" office:value="-0.0000530249052058806">
            <text:p>-5.30E-005</text:p>
          </table:table-cell>
          <table:table-cell table:style-name="ce3" office:value-type="float" office:value="-0.0000000340104878589861">
            <text:p>-3.40E-008</text:p>
          </table:table-cell>
          <table:table-cell table:style-name="ce3" office:value-type="float" office:value="83.4322013508563">
            <text:p>8.34E+001</text:p>
          </table:table-cell>
          <table:table-cell table:style-name="ce3" office:value-type="float" office:value="194.599228812906">
            <text:p>1.95E+002</text:p>
          </table:table-cell>
          <table:table-cell table:style-name="ce3" office:value-type="float" office:value="83.4259314909587">
            <text:p>8.34E+001</text:p>
          </table:table-cell>
          <table:table-cell table:style-name="ce3" office:value-type="float" office:value="0.00627150932077849">
            <text:p>6.27E-003</text:p>
          </table:table-cell>
          <table:table-cell table:style-name="ce3" office:value-type="float" office:value="0.0146160243548194">
            <text:p>1.46E-002</text:p>
          </table:table-cell>
          <table:table-cell table:style-name="ce3" office:value-type="float" office:value="194.584604844209">
            <text:p>1.95E+002</text:p>
          </table:table-cell>
          <table:table-cell table:style-name="ce3" office:value-type="float" office:value="0.40876781692904">
            <text:p>4.09E-001</text:p>
          </table:table-cell>
          <table:table-cell table:style-name="ce3" office:value-type="float" office:value="0.358260382115425">
            <text:p>3.58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680952470464121">
            <text:p>-6.81E-002</text:p>
          </table:table-cell>
          <table:table-cell table:style-name="ce3" office:value-type="float" office:value="0.000253465129430161">
            <text:p>2.53E-004</text:p>
          </table:table-cell>
          <table:table-cell table:style-name="ce3" office:value-type="float" office:value="-0.000428792140970323">
            <text:p>-4.29E-004</text:p>
          </table:table-cell>
          <table:table-cell table:style-name="ce3" office:value-type="float" office:value="-0.0000042621017660278">
            <text:p>-4.26E-006</text:p>
          </table:table-cell>
          <table:table-cell table:style-name="ce3" office:value-type="float" office:value="-2.31373294683884">
            <text:p>-2.31E+000</text:p>
          </table:table-cell>
          <table:table-cell table:style-name="ce3" office:value-type="float" office:value="16.4455022799525">
            <text:p>1.64E+001</text:p>
          </table:table-cell>
          <table:table-cell table:style-name="ce3" office:value-type="float" office:value="-0.0200529735088158">
            <text:p>-2.01E-002</text:p>
          </table:table-cell>
          <table:table-cell table:style-name="ce3" office:value-type="float" office:value="0.142721680176248">
            <text:p>1.43E-001</text:p>
          </table:table-cell>
          <table:table-cell table:style-name="ce3" office:value-type="float" office:value="-0.0229819456995824">
            <text:p>-2.30E-002</text:p>
          </table:table-cell>
          <table:table-cell table:style-name="ce3" office:value-type="float" office:value="-0.268818927987537">
            <text:p>-2.69E-001</text:p>
          </table:table-cell>
          <table:table-cell table:style-name="ce3" office:value-type="float" office:value="-0.000199213832627824">
            <text:p>-1.99E-004</text:p>
          </table:table-cell>
          <table:table-cell table:style-name="ce3" office:value-type="float" office:value="-0.00232968183894459">
            <text:p>-2.33E-003</text:p>
          </table:table-cell>
          <table:table-cell table:style-name="ce3" office:value-type="float" office:value="0.0229402566906582">
            <text:p>2.29E-002</text:p>
          </table:table-cell>
          <table:table-cell table:style-name="ce3" office:value-type="float" office:value="-0.311911103654749">
            <text:p>-3.12E-001</text:p>
          </table:table-cell>
          <table:table-cell table:style-name="ce3" office:value-type="float" office:value="-2.64535376673323">
            <text:p>-2.65E+000</text:p>
          </table:table-cell>
          <table:table-cell table:style-name="ce3" office:value-type="float" office:value="36.0028545010179">
            <text:p>3.60E+001</text:p>
          </table:table-cell>
          <table:table-cell table:style-name="ce3" office:value-type="float" office:value="0.000255645362175682">
            <text:p>2.56E-004</text:p>
          </table:table-cell>
          <table:table-cell table:style-name="ce3" office:value-type="float" office:value="-0.000200060793346999">
            <text:p>-2.00E-004</text:p>
          </table:table-cell>
          <table:table-cell table:style-name="ce3" office:value-type="float" office:value="-0.0294828297094431">
            <text:p>-2.95E-002</text:p>
          </table:table-cell>
          <table:table-cell table:style-name="ce3" office:value-type="float" office:value="0.0232638742925046">
            <text:p>2.33E-002</text:p>
          </table:table-cell>
          <table:table-cell table:style-name="ce3" office:value-type="float" office:value="0.00396417678971018">
            <text:p>3.96E-003</text:p>
          </table:table-cell>
          <table:table-cell table:style-name="ce3" office:value-type="float" office:value="0.000807683269401498">
            <text:p>8.08E-004</text:p>
          </table:table-cell>
          <table:table-cell table:style-name="ce3" office:value-type="float" office:value="0.00123351601674067">
            <text:p>1.23E-003</text:p>
          </table:table-cell>
          <table:table-cell/>
          <table:table-cell table:style-name="ce7" table:formula="of:=[.B112]" office:value-type="string" office:string-value="MCBYH.4R5.B1">
            <text:p>MCBYH.4R5.B1</text:p>
          </table:table-cell>
          <table:table-cell table:style-name="ce10" table:formula="of:=[.C112]" office:value-type="float" office:value="166.184500000001">
            <text:p>166.2</text:p>
          </table:table-cell>
          <table:table-cell table:style-name="ce7" table:formula="of:=[.U112]/[.V112]" office:value-type="float" office:value="-0.14069092615428">
            <text:p>-0.14</text:p>
          </table:table-cell>
          <table:table-cell table:style-name="ce7" table:formula="of:=[.AE112]/[.AF112]" office:value-type="float" office:value="-0.0734762230216618">
            <text:p>-0.07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CBYV.B4R5.B1</text:p>
          </table:table-cell>
          <table:table-cell table:style-name="ce3" office:value-type="float" office:value="167.480500000001">
            <text:p>1.67E+002</text:p>
          </table:table-cell>
          <table:table-cell office:value-type="float" office:value="0.00283089487630175">
            <text:p>2.83E-003</text:p>
          </table:table-cell>
          <table:table-cell table:style-name="ce3" office:value-type="float" office:value="-0.0000456991997623386">
            <text:p>-4.57E-005</text:p>
          </table:table-cell>
          <table:table-cell table:style-name="ce3" office:value-type="float" office:value="-0.0000530690257133703">
            <text:p>-5.31E-005</text:p>
          </table:table-cell>
          <table:table-cell table:style-name="ce3" office:value-type="float" office:value="-0.0000000340104878589861">
            <text:p>-3.40E-008</text:p>
          </table:table-cell>
          <table:table-cell table:style-name="ce3" office:value-type="float" office:value="83.9299231807202">
            <text:p>8.39E+001</text:p>
          </table:table-cell>
          <table:table-cell table:style-name="ce3" office:value-type="float" office:value="197.03864255455">
            <text:p>1.97E+002</text:p>
          </table:table-cell>
          <table:table-cell table:style-name="ce3" office:value-type="float" office:value="83.9236159175277">
            <text:p>8.39E+001</text:p>
          </table:table-cell>
          <table:table-cell table:style-name="ce3" office:value-type="float" office:value="0.00630881222244803">
            <text:p>6.31E-003</text:p>
          </table:table-cell>
          <table:table-cell table:style-name="ce3" office:value-type="float" office:value="0.0147993034074331">
            <text:p>1.48E-002</text:p>
          </table:table-cell>
          <table:table-cell table:style-name="ce3" office:value-type="float" office:value="197.023835266153">
            <text:p>1.97E+002</text:p>
          </table:table-cell>
          <table:table-cell table:style-name="ce3" office:value-type="float" office:value="0.411232818688973">
            <text:p>4.11E-001</text:p>
          </table:table-cell>
          <table:table-cell table:style-name="ce3" office:value-type="float" office:value="0.359313754778578">
            <text:p>3.59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677070947328217">
            <text:p>-6.77E-002</text:p>
          </table:table-cell>
          <table:table-cell table:style-name="ce3" office:value-type="float" office:value="0.000253465129430161">
            <text:p>2.53E-004</text:p>
          </table:table-cell>
          <table:table-cell table:style-name="ce3" office:value-type="float" office:value="-0.000434277039316966">
            <text:p>-4.34E-004</text:p>
          </table:table-cell>
          <table:table-cell table:style-name="ce3" office:value-type="float" office:value="-0.0000042621017660278">
            <text:p>-4.26E-006</text:p>
          </table:table-cell>
          <table:table-cell table:style-name="ce3" office:value-type="float" office:value="-2.34354654768136">
            <text:p>-2.34E+000</text:p>
          </table:table-cell>
          <table:table-cell table:style-name="ce3" office:value-type="float" office:value="16.0967737465769">
            <text:p>1.61E+001</text:p>
          </table:table-cell>
          <table:table-cell table:style-name="ce3" office:value-type="float" office:value="-0.0203114060091481">
            <text:p>-2.03E-002</text:p>
          </table:table-cell>
          <table:table-cell table:style-name="ce3" office:value-type="float" office:value="0.139699472859983">
            <text:p>1.40E-001</text:p>
          </table:table-cell>
          <table:table-cell table:style-name="ce3" office:value-type="float" office:value="-0.0229819456995824">
            <text:p>-2.30E-002</text:p>
          </table:table-cell>
          <table:table-cell table:style-name="ce3" office:value-type="float" office:value="-0.268818927987537">
            <text:p>-2.69E-001</text:p>
          </table:table-cell>
          <table:table-cell table:style-name="ce3" office:value-type="float" office:value="-0.000199213832627824">
            <text:p>-1.99E-004</text:p>
          </table:table-cell>
          <table:table-cell table:style-name="ce3" office:value-type="float" office:value="-0.00232968183894459">
            <text:p>-2.33E-003</text:p>
          </table:table-cell>
          <table:table-cell table:style-name="ce3" office:value-type="float" office:value="0.0232718956592539">
            <text:p>2.33E-002</text:p>
          </table:table-cell>
          <table:table-cell table:style-name="ce3" office:value-type="float" office:value="-0.31217063488483">
            <text:p>-3.12E-001</text:p>
          </table:table-cell>
          <table:table-cell table:style-name="ce3" office:value-type="float" office:value="-2.68360071615675">
            <text:p>-2.68E+000</text:p>
          </table:table-cell>
          <table:table-cell table:style-name="ce3" office:value-type="float" office:value="36.0330338369985">
            <text:p>3.60E+001</text:p>
          </table:table-cell>
          <table:table-cell table:style-name="ce3" office:value-type="float" office:value="0.000255645362175682">
            <text:p>2.56E-004</text:p>
          </table:table-cell>
          <table:table-cell table:style-name="ce3" office:value-type="float" office:value="-0.000200060793346999">
            <text:p>-2.00E-004</text:p>
          </table:table-cell>
          <table:table-cell table:style-name="ce3" office:value-type="float" office:value="-0.0294828297094431">
            <text:p>-2.95E-002</text:p>
          </table:table-cell>
          <table:table-cell table:style-name="ce3" office:value-type="float" office:value="0.0232638742925046">
            <text:p>2.33E-002</text:p>
          </table:table-cell>
          <table:table-cell table:style-name="ce3" office:value-type="float" office:value="0.00387698336731615">
            <text:p>3.88E-003</text:p>
          </table:table-cell>
          <table:table-cell table:style-name="ce3" office:value-type="float" office:value="0.000810088838392679">
            <text:p>8.10E-004</text:p>
          </table:table-cell>
          <table:table-cell table:style-name="ce3" office:value-type="float" office:value="0.00124122335587848">
            <text:p>1.24E-003</text:p>
          </table:table-cell>
          <table:table-cell/>
          <table:table-cell table:style-name="ce7" table:formula="of:=[.B113]" office:value-type="string" office:string-value="MCBYV.B4R5.B1">
            <text:p>MCBYV.B4R5.B1</text:p>
          </table:table-cell>
          <table:table-cell table:style-name="ce10" table:formula="of:=[.C113]" office:value-type="float" office:value="167.480500000001">
            <text:p>167.5</text:p>
          </table:table-cell>
          <table:table-cell table:style-name="ce7" table:formula="of:=[.U113]/[.V113]" office:value-type="float" office:value="-0.145591072135168">
            <text:p>-0.15</text:p>
          </table:table-cell>
          <table:table-cell table:style-name="ce7" table:formula="of:=[.AE113]/[.AF113]" office:value-type="float" office:value="-0.0744761245554973">
            <text:p>-0.07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QY.4R5.B1</text:p>
          </table:table-cell>
          <table:table-cell table:style-name="ce3" office:value-type="float" office:value="171.253">
            <text:p>1.71E+002</text:p>
          </table:table-cell>
          <table:table-cell office:value-type="float" office:value="0.00274163261770344">
            <text:p>2.74E-003</text:p>
          </table:table-cell>
          <table:table-cell table:style-name="ce3" office:value-type="float" office:value="0.00000304449264154685">
            <text:p>3.04E-006</text:p>
          </table:table-cell>
          <table:table-cell table:style-name="ce3" office:value-type="float" office:value="-0.0000516110806893674">
            <text:p>-5.16E-005</text:p>
          </table:table-cell>
          <table:table-cell table:style-name="ce3" office:value-type="float" office:value="0.00000089391590199928">
            <text:p>8.94E-007</text:p>
          </table:table-cell>
          <table:table-cell table:style-name="ce3" office:value-type="float" office:value="90.8231708469523">
            <text:p>9.08E+001</text:p>
          </table:table-cell>
          <table:table-cell table:style-name="ce3" office:value-type="float" office:value="192.43270506">
            <text:p>1.92E+002</text:p>
          </table:table-cell>
          <table:table-cell table:style-name="ce3" office:value-type="float" office:value="90.8163470382037">
            <text:p>9.08E+001</text:p>
          </table:table-cell>
          <table:table-cell table:style-name="ce3" office:value-type="float" office:value="0.00682677636839473">
            <text:p>6.83E-003</text:p>
          </table:table-cell>
          <table:table-cell table:style-name="ce3" office:value-type="float" office:value="0.014453377669852">
            <text:p>1.45E-002</text:p>
          </table:table-cell>
          <table:table-cell table:style-name="ce3" office:value-type="float" office:value="192.418247031679">
            <text:p>1.92E+002</text:p>
          </table:table-cell>
          <table:table-cell table:style-name="ce3" office:value-type="float" office:value="0.418194602249258">
            <text:p>4.18E-001</text:p>
          </table:table-cell>
          <table:table-cell table:style-name="ce3" office:value-type="float" office:value="0.362360565258524">
            <text:p>3.62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686895113541079">
            <text:p>-6.87E-002</text:p>
          </table:table-cell>
          <table:table-cell table:style-name="ce3" office:value-type="float" office:value="-0.000942053666799248">
            <text:p>-9.42E-004</text:p>
          </table:table-cell>
          <table:table-cell table:style-name="ce3" office:value-type="float" office:value="-0.000438669757528007">
            <text:p>-4.39E-004</text:p>
          </table:table-cell>
          <table:table-cell table:style-name="ce3" office:value-type="float" office:value="0.00000348046399417974">
            <text:p>3.48E-006</text:p>
          </table:table-cell>
          <table:table-cell table:style-name="ce3" office:value-type="float" office:value="-2.5020552605243">
            <text:p>-2.50E+000</text:p>
          </table:table-cell>
          <table:table-cell table:style-name="ce3" office:value-type="float" office:value="15.5549457896414">
            <text:p>1.56E+001</text:p>
          </table:table-cell>
          <table:table-cell table:style-name="ce3" office:value-type="float" office:value="-0.0216855100016968">
            <text:p>-2.17E-002</text:p>
          </table:table-cell>
          <table:table-cell table:style-name="ce3" office:value-type="float" office:value="0.135012447649246">
            <text:p>1.35E-001</text:p>
          </table:table-cell>
          <table:table-cell table:style-name="ce3" office:value-type="float" office:value="-0.0655723033444021">
            <text:p>-6.56E-002</text:p>
          </table:table-cell>
          <table:table-cell table:style-name="ce3" office:value-type="float" office:value="0.00801291523733546">
            <text:p>8.01E-003</text:p>
          </table:table-cell>
          <table:table-cell table:style-name="ce3" office:value-type="float" office:value="-0.000568462007862774">
            <text:p>-5.68E-004</text:p>
          </table:table-cell>
          <table:table-cell table:style-name="ce3" office:value-type="float" office:value="0.0000745451435456248">
            <text:p>7.45E-005</text:p>
          </table:table-cell>
          <table:table-cell table:style-name="ce3" office:value-type="float" office:value="0.0235306609965301">
            <text:p>2.35E-002</text:p>
          </table:table-cell>
          <table:table-cell table:style-name="ce3" office:value-type="float" office:value="-0.303594528244621">
            <text:p>-3.04E-001</text:p>
          </table:table-cell>
          <table:table-cell table:style-name="ce3" office:value-type="float" office:value="-2.71347182893784">
            <text:p>-2.71E+000</text:p>
          </table:table-cell>
          <table:table-cell table:style-name="ce3" office:value-type="float" office:value="35.0438889128312">
            <text:p>3.50E+001</text:p>
          </table:table-cell>
          <table:table-cell table:style-name="ce3" office:value-type="float" office:value="-0.000160076893259662">
            <text:p>-1.60E-004</text:p>
          </table:table-cell>
          <table:table-cell table:style-name="ce3" office:value-type="float" office:value="0.0052583039010888">
            <text:p>5.26E-003</text:p>
          </table:table-cell>
          <table:table-cell table:style-name="ce3" office:value-type="float" office:value="0.0184444297257968">
            <text:p>1.84E-002</text:p>
          </table:table-cell>
          <table:table-cell table:style-name="ce3" office:value-type="float" office:value="-0.606709602037083">
            <text:p>-6.07E-001</text:p>
          </table:table-cell>
          <table:table-cell table:style-name="ce3" office:value-type="float" office:value="0.00385266737904227">
            <text:p>3.85E-003</text:p>
          </table:table-cell>
          <table:table-cell table:style-name="ce3" office:value-type="float" office:value="0.000842699168921204">
            <text:p>8.43E-004</text:p>
          </table:table-cell>
          <table:table-cell table:style-name="ce3" office:value-type="float" office:value="0.00122663027081668">
            <text:p>1.23E-003</text:p>
          </table:table-cell>
          <table:table-cell/>
          <table:table-cell table:style-name="ce7" table:formula="of:=[.B114]" office:value-type="string" office:string-value="MQY.4R5.B1">
            <text:p>MQY.4R5.B1</text:p>
          </table:table-cell>
          <table:table-cell table:style-name="ce10" table:formula="of:=[.C114]" office:value-type="float" office:value="171.253">
            <text:p>171.3</text:p>
          </table:table-cell>
          <table:table-cell table:style-name="ce7" table:formula="of:=[.U114]/[.V114]" office:value-type="float" office:value="-0.160852714908882">
            <text:p>-0.16</text:p>
          </table:table-cell>
          <table:table-cell table:style-name="ce7" table:formula="of:=[.AE114]/[.AF114]" office:value-type="float" office:value="-0.0774306708849403">
            <text:p>-0.08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QML.5R5.B1</text:p>
          </table:table-cell>
          <table:table-cell table:style-name="ce3" office:value-type="float" office:value="198.89">
            <text:p>1.99E+002</text:p>
          </table:table-cell>
          <table:table-cell office:value-type="float" office:value="0.00264048830559232">
            <text:p>2.64E-003</text:p>
          </table:table-cell>
          <table:table-cell table:style-name="ce3" office:value-type="float" office:value="-0.0000733264170447408">
            <text:p>-7.33E-005</text:p>
          </table:table-cell>
          <table:table-cell table:style-name="ce3" office:value-type="float" office:value="-0.0000288838656068613">
            <text:p>-2.89E-005</text:p>
          </table:table-cell>
          <table:table-cell table:style-name="ce3" office:value-type="float" office:value="0.0000000711272983482211">
            <text:p>7.11E-008</text:p>
          </table:table-cell>
          <table:table-cell table:style-name="ce3" office:value-type="float" office:value="199.775828801693">
            <text:p>2.00E+002</text:p>
          </table:table-cell>
          <table:table-cell table:style-name="ce3" office:value-type="float" office:value="95.9653724871998">
            <text:p>9.60E+001</text:p>
          </table:table-cell>
          <table:table-cell table:style-name="ce3" office:value-type="float" office:value="199.760822475204">
            <text:p>2.00E+002</text:p>
          </table:table-cell>
          <table:table-cell table:style-name="ce3" office:value-type="float" office:value="0.0150161004642565">
            <text:p>1.50E-002</text:p>
          </table:table-cell>
          <table:table-cell table:style-name="ce3" office:value-type="float" office:value="0.00720692669442077">
            <text:p>7.21E-003</text:p>
          </table:table-cell>
          <table:table-cell table:style-name="ce3" office:value-type="float" office:value="95.9581639689327">
            <text:p>9.60E+001</text:p>
          </table:table-cell>
          <table:table-cell table:style-name="ce3" office:value-type="float" office:value="0.449142527491512">
            <text:p>4.49E-001</text:p>
          </table:table-cell>
          <table:table-cell table:style-name="ce3" office:value-type="float" office:value="0.396925094499052">
            <text:p>3.97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886076959762826">
            <text:p>-8.86E-002</text:p>
          </table:table-cell>
          <table:table-cell table:style-name="ce3" office:value-type="float" office:value="0.00156496731384711">
            <text:p>1.56E-003</text:p>
          </table:table-cell>
          <table:table-cell table:style-name="ce3" office:value-type="float" office:value="-0.000390389812455614">
            <text:p>-3.90E-004</text:p>
          </table:table-cell>
          <table:table-cell table:style-name="ce3" office:value-type="float" office:value="-0.00000708160619313606">
            <text:p>-7.08E-006</text:p>
          </table:table-cell>
          <table:table-cell table:style-name="ce3" office:value-type="float" office:value="-4.04573943276128">
            <text:p>-4.05E+000</text:p>
          </table:table-cell>
          <table:table-cell table:style-name="ce3" office:value-type="float" office:value="14.7398298932803">
            <text:p>1.47E+001</text:p>
          </table:table-cell>
          <table:table-cell table:style-name="ce3" office:value-type="float" office:value="-0.035068664043358">
            <text:p>-3.51E-002</text:p>
          </table:table-cell>
          <table:table-cell table:style-name="ce3" office:value-type="float" office:value="0.128069678135101">
            <text:p>1.28E-001</text:p>
          </table:table-cell>
          <table:table-cell table:style-name="ce3" office:value-type="float" office:value="0.0471510883117907">
            <text:p>4.72E-002</text:p>
          </table:table-cell>
          <table:table-cell table:style-name="ce3" office:value-type="float" office:value="-0.4189404516462">
            <text:p>-4.19E-001</text:p>
          </table:table-cell>
          <table:table-cell table:style-name="ce3" office:value-type="float" office:value="0.000408522369306697">
            <text:p>4.09E-004</text:p>
          </table:table-cell>
          <table:table-cell table:style-name="ce3" office:value-type="float" office:value="-0.0036338744804357">
            <text:p>-3.63E-003</text:p>
          </table:table-cell>
          <table:table-cell table:style-name="ce3" office:value-type="float" office:value="0.0204220613939699">
            <text:p>2.04E-002</text:p>
          </table:table-cell>
          <table:table-cell table:style-name="ce3" office:value-type="float" office:value="-0.169905837119688">
            <text:p>-1.70E-001</text:p>
          </table:table-cell>
          <table:table-cell table:style-name="ce3" office:value-type="float" office:value="-2.35548899154586">
            <text:p>-2.36E+000</text:p>
          </table:table-cell>
          <table:table-cell table:style-name="ce3" office:value-type="float" office:value="19.6199019792014">
            <text:p>1.96E+001</text:p>
          </table:table-cell>
          <table:table-cell table:style-name="ce3" office:value-type="float" office:value="0.000391821949446909">
            <text:p>3.92E-004</text:p>
          </table:table-cell>
          <table:table-cell table:style-name="ce3" office:value-type="float" office:value="0.000418320094851508">
            <text:p>4.18E-004</text:p>
          </table:table-cell>
          <table:table-cell table:style-name="ce3" office:value-type="float" office:value="-0.0452296605795484">
            <text:p>-4.52E-002</text:p>
          </table:table-cell>
          <table:table-cell table:style-name="ce3" office:value-type="float" office:value="-0.0477707081143582">
            <text:p>-4.78E-002</text:p>
          </table:table-cell>
          <table:table-cell table:style-name="ce3" office:value-type="float" office:value="0.00652753914218656">
            <text:p>6.53E-003</text:p>
          </table:table-cell>
          <table:table-cell table:style-name="ce3" office:value-type="float" office:value="0.00124981492362728">
            <text:p>1.25E-003</text:p>
          </table:table-cell>
          <table:table-cell table:style-name="ce3" office:value-type="float" office:value="0.000866226592801827">
            <text:p>8.66E-004</text:p>
          </table:table-cell>
          <table:table-cell/>
          <table:table-cell table:style-name="ce7" table:formula="of:=[.B115]" office:value-type="string" office:string-value="MQML.5R5.B1">
            <text:p>MQML.5R5.B1</text:p>
          </table:table-cell>
          <table:table-cell table:style-name="ce10" table:formula="of:=[.C115]" office:value-type="float" office:value="198.89">
            <text:p>198.9</text:p>
          </table:table-cell>
          <table:table-cell table:style-name="ce7" table:formula="of:=[.U115]/[.V115]" office:value-type="float" office:value="-0.274476670494392">
            <text:p>-0.27</text:p>
          </table:table-cell>
          <table:table-cell table:style-name="ce7" table:formula="of:=[.AE115]/[.AF115]" office:value-type="float" office:value="-0.120056103952143">
            <text:p>-0.12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MCBCH.5R5.B1</text:p>
          </table:table-cell>
          <table:table-cell table:style-name="ce3" office:value-type="float" office:value="199.981999999999">
            <text:p>2.00E+002</text:p>
          </table:table-cell>
          <table:table-cell office:value-type="float" office:value="0.00256033789718634">
            <text:p>2.56E-003</text:p>
          </table:table-cell>
          <table:table-cell table:style-name="ce3" office:value-type="float" office:value="-0.0000733264170447408">
            <text:p>-7.33E-005</text:p>
          </table:table-cell>
          <table:table-cell table:style-name="ce3" office:value-type="float" office:value="-0.0000288061189741854">
            <text:p>-2.88E-005</text:p>
          </table:table-cell>
          <table:table-cell table:style-name="ce3" office:value-type="float" office:value="0.0000000711272983482211">
            <text:p>7.11E-008</text:p>
          </table:table-cell>
          <table:table-cell table:style-name="ce3" office:value-type="float" office:value="194.011488947152">
            <text:p>1.94E+002</text:p>
          </table:table-cell>
          <table:table-cell table:style-name="ce3" office:value-type="float" office:value="98.3687397016331">
            <text:p>9.84E+001</text:p>
          </table:table-cell>
          <table:table-cell table:style-name="ce3" office:value-type="float" office:value="193.996915613988">
            <text:p>1.94E+002</text:p>
          </table:table-cell>
          <table:table-cell table:style-name="ce3" office:value-type="float" office:value="0.0145829033885586">
            <text:p>1.46E-002</text:p>
          </table:table-cell>
          <table:table-cell table:style-name="ce3" office:value-type="float" office:value="0.00738728818165888">
            <text:p>7.39E-003</text:p>
          </table:table-cell>
          <table:table-cell table:style-name="ce3" office:value-type="float" office:value="98.3613506525391">
            <text:p>9.84E+001</text:p>
          </table:table-cell>
          <table:table-cell table:style-name="ce3" office:value-type="float" office:value="0.450025322371348">
            <text:p>4.50E-001</text:p>
          </table:table-cell>
          <table:table-cell table:style-name="ce3" office:value-type="float" office:value="0.398713912204036">
            <text:p>3.99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868168591594479">
            <text:p>-8.68E-002</text:p>
          </table:table-cell>
          <table:table-cell table:style-name="ce3" office:value-type="float" office:value="0.00156496731384711">
            <text:p>1.56E-003</text:p>
          </table:table-cell>
          <table:table-cell table:style-name="ce3" office:value-type="float" office:value="-0.000398208278123515">
            <text:p>-3.98E-004</text:p>
          </table:table-cell>
          <table:table-cell table:style-name="ce3" office:value-type="float" office:value="-0.00000708160619313606">
            <text:p>-7.08E-006</text:p>
          </table:table-cell>
          <table:table-cell table:style-name="ce3" office:value-type="float" office:value="-3.99420031278724">
            <text:p>-3.99E+000</text:p>
          </table:table-cell>
          <table:table-cell table:style-name="ce3" office:value-type="float" office:value="14.2819014981477">
            <text:p>1.43E+001</text:p>
          </table:table-cell>
          <table:table-cell table:style-name="ce3" office:value-type="float" office:value="-0.0346221232704975">
            <text:p>-3.46E-002</text:p>
          </table:table-cell>
          <table:table-cell table:style-name="ce3" office:value-type="float" office:value="0.124097623628819">
            <text:p>1.24E-001</text:p>
          </table:table-cell>
          <table:table-cell table:style-name="ce3" office:value-type="float" office:value="0.0471510883117907">
            <text:p>4.72E-002</text:p>
          </table:table-cell>
          <table:table-cell table:style-name="ce3" office:value-type="float" office:value="-0.4189404516462">
            <text:p>-4.19E-001</text:p>
          </table:table-cell>
          <table:table-cell table:style-name="ce3" office:value-type="float" office:value="0.000408522369306697">
            <text:p>4.09E-004</text:p>
          </table:table-cell>
          <table:table-cell table:style-name="ce3" office:value-type="float" office:value="-0.0036338744804357">
            <text:p>-3.63E-003</text:p>
          </table:table-cell>
          <table:table-cell table:style-name="ce3" office:value-type="float" office:value="0.0208503475494448">
            <text:p>2.09E-002</text:p>
          </table:table-cell>
          <table:table-cell table:style-name="ce3" office:value-type="float" office:value="-0.169448586813816">
            <text:p>-1.69E-001</text:p>
          </table:table-cell>
          <table:table-cell table:style-name="ce3" office:value-type="float" office:value="-2.4049278692876">
            <text:p>-2.40E+000</text:p>
          </table:table-cell>
          <table:table-cell table:style-name="ce3" office:value-type="float" office:value="19.567685575898">
            <text:p>1.96E+001</text:p>
          </table:table-cell>
          <table:table-cell table:style-name="ce3" office:value-type="float" office:value="0.000391821949446909">
            <text:p>3.92E-004</text:p>
          </table:table-cell>
          <table:table-cell table:style-name="ce3" office:value-type="float" office:value="0.000418320094851508">
            <text:p>4.18E-004</text:p>
          </table:table-cell>
          <table:table-cell table:style-name="ce3" office:value-type="float" office:value="-0.0452296605795484">
            <text:p>-4.52E-002</text:p>
          </table:table-cell>
          <table:table-cell table:style-name="ce3" office:value-type="float" office:value="-0.0477707081143582">
            <text:p>-4.78E-002</text:p>
          </table:table-cell>
          <table:table-cell table:style-name="ce3" office:value-type="float" office:value="0.00634196738022373">
            <text:p>6.34E-003</text:p>
          </table:table-cell>
          <table:table-cell table:style-name="ce3" office:value-type="float" office:value="0.00123165183983122">
            <text:p>1.23E-003</text:p>
          </table:table-cell>
          <table:table-cell table:style-name="ce3" office:value-type="float" office:value="0.000877006453615221">
            <text:p>8.77E-004</text:p>
          </table:table-cell>
          <table:table-cell/>
          <table:table-cell table:style-name="ce7" table:formula="of:=[.B116]" office:value-type="string" office:string-value="MCBCH.5R5.B1">
            <text:p>MCBCH.5R5.B1</text:p>
          </table:table-cell>
          <table:table-cell table:style-name="ce10" table:formula="of:=[.C116]" office:value-type="float" office:value="199.981999999999">
            <text:p>200.0</text:p>
          </table:table-cell>
          <table:table-cell table:style-name="ce7" table:formula="of:=[.U116]/[.V116]" office:value-type="float" office:value="-0.279668664099474">
            <text:p>-0.28</text:p>
          </table:table-cell>
          <table:table-cell table:style-name="ce7" table:formula="of:=[.AE116]/[.AF116]" office:value-type="float" office:value="-0.122903031120339">
            <text:p>-0.12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XRPV.C6R5.B1</text:p>
          </table:table-cell>
          <table:table-cell table:style-name="ce3" office:value-type="float" office:value="203.377">
            <text:p>2.03E+002</text:p>
          </table:table-cell>
          <table:table-cell office:value-type="float" office:value="0.00231115233259063">
            <text:p>2.31E-003</text:p>
          </table:table-cell>
          <table:table-cell table:style-name="ce3" office:value-type="float" office:value="-0.0000733264170447408">
            <text:p>-7.33E-005</text:p>
          </table:table-cell>
          <table:table-cell table:style-name="ce3" office:value-type="float" office:value="-0.0000285644066866989">
            <text:p>-2.86E-005</text:p>
          </table:table-cell>
          <table:table-cell table:style-name="ce3" office:value-type="float" office:value="0.0000000711272983482211">
            <text:p>7.11E-008</text:p>
          </table:table-cell>
          <table:table-cell table:style-name="ce3" office:value-type="float" office:value="176.706672221607">
            <text:p>1.77E+002</text:p>
          </table:table-cell>
          <table:table-cell table:style-name="ce3" office:value-type="float" office:value="106.187396471112">
            <text:p>1.06E+002</text:p>
          </table:table-cell>
          <table:table-cell table:style-name="ce3" office:value-type="float" office:value="176.693398754477">
            <text:p>1.77E+002</text:p>
          </table:table-cell>
          <table:table-cell table:style-name="ce3" office:value-type="float" office:value="0.0132824116409287">
            <text:p>1.33E-002</text:p>
          </table:table-cell>
          <table:table-cell table:style-name="ce3" office:value-type="float" office:value="0.00797404550931242">
            <text:p>7.97E-003</text:p>
          </table:table-cell>
          <table:table-cell table:style-name="ce3" office:value-type="float" office:value="106.179420117424">
            <text:p>1.06E+002</text:p>
          </table:table-cell>
          <table:table-cell table:style-name="ce3" office:value-type="float" office:value="0.452943717242244">
            <text:p>4.53E-001</text:p>
          </table:table-cell>
          <table:table-cell table:style-name="ce3" office:value-type="float" office:value="0.404001709197118">
            <text:p>4.04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812491934147968">
            <text:p>-8.12E-002</text:p>
          </table:table-cell>
          <table:table-cell table:style-name="ce3" office:value-type="float" office:value="0.00156496731384711">
            <text:p>1.56E-003</text:p>
          </table:table-cell>
          <table:table-cell table:style-name="ce3" office:value-type="float" office:value="-0.000422515687411563">
            <text:p>-4.23E-004</text:p>
          </table:table-cell>
          <table:table-cell table:style-name="ce3" office:value-type="float" office:value="-0.00000708160619313606">
            <text:p>-7.08E-006</text:p>
          </table:table-cell>
          <table:table-cell table:style-name="ce3" office:value-type="float" office:value="-3.83396651030371">
            <text:p>-3.83E+000</text:p>
          </table:table-cell>
          <table:table-cell table:style-name="ce3" office:value-type="float" office:value="12.858213859433">
            <text:p>1.29E+001</text:p>
          </table:table-cell>
          <table:table-cell table:style-name="ce3" office:value-type="float" office:value="-0.0332338394574365">
            <text:p>-3.32E-002</text:p>
          </table:table-cell>
          <table:table-cell table:style-name="ce3" office:value-type="float" office:value="0.111748608016331">
            <text:p>1.12E-001</text:p>
          </table:table-cell>
          <table:table-cell table:style-name="ce3" office:value-type="float" office:value="0.0471510883117907">
            <text:p>4.72E-002</text:p>
          </table:table-cell>
          <table:table-cell table:style-name="ce3" office:value-type="float" office:value="-0.4189404516462">
            <text:p>-4.19E-001</text:p>
          </table:table-cell>
          <table:table-cell table:style-name="ce3" office:value-type="float" office:value="0.000408522369306697">
            <text:p>4.09E-004</text:p>
          </table:table-cell>
          <table:table-cell table:style-name="ce3" office:value-type="float" office:value="-0.0036338744804357">
            <text:p>-3.63E-003</text:p>
          </table:table-cell>
          <table:table-cell table:style-name="ce3" office:value-type="float" office:value="0.0221818782251214">
            <text:p>2.22E-002</text:p>
          </table:table-cell>
          <table:table-cell table:style-name="ce3" office:value-type="float" office:value="-0.168027007337224">
            <text:p>-1.68E-001</text:p>
          </table:table-cell>
          <table:table-cell table:style-name="ce3" office:value-type="float" office:value="-2.55863207252327">
            <text:p>-2.56E+000</text:p>
          </table:table-cell>
          <table:table-cell table:style-name="ce3" office:value-type="float" office:value="19.4053461169095">
            <text:p>1.94E+001</text:p>
          </table:table-cell>
          <table:table-cell table:style-name="ce3" office:value-type="float" office:value="0.000391821949446909">
            <text:p>3.92E-004</text:p>
          </table:table-cell>
          <table:table-cell table:style-name="ce3" office:value-type="float" office:value="0.000418320094851508">
            <text:p>4.18E-004</text:p>
          </table:table-cell>
          <table:table-cell table:style-name="ce3" office:value-type="float" office:value="-0.0452296605795484">
            <text:p>-4.52E-002</text:p>
          </table:table-cell>
          <table:table-cell table:style-name="ce3" office:value-type="float" office:value="-0.0477707081143582">
            <text:p>-4.78E-002</text:p>
          </table:table-cell>
          <table:table-cell table:style-name="ce3" office:value-type="float" office:value="0.00575865059778323">
            <text:p>5.76E-003</text:p>
          </table:table-cell>
          <table:table-cell table:style-name="ce3" office:value-type="float" office:value="0.00117544066070876">
            <text:p>1.18E-003</text:p>
          </table:table-cell>
          <table:table-cell table:style-name="ce3" office:value-type="float" office:value="0.000911193728572378">
            <text:p>9.11E-004</text:p>
          </table:table-cell>
          <table:table-cell/>
          <table:table-cell table:style-name="ce8" table:formula="of:=[.B117]" office:value-type="string" office:string-value="XRPV.C6R5.B1">
            <text:p>XRPV.C6R5.B1</text:p>
          </table:table-cell>
          <table:table-cell table:style-name="ce11" table:formula="of:=[.C117]" office:value-type="float" office:value="203.377">
            <text:p>203.4</text:p>
          </table:table-cell>
          <table:table-cell table:style-name="ce8" table:formula="of:=[.U117]/[.V117]" office:value-type="float" office:value="-0.298172557418701">
            <text:p>-0.3</text:p>
          </table:table-cell>
          <table:table-cell table:style-name="ce8" table:formula="of:=[.AE117]/[.AF117]" office:value-type="float" office:value="-0.131851916328033">
            <text:p>-0.13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XRPV.D6R5.B1</text:p>
          </table:table-cell>
          <table:table-cell table:style-name="ce3" office:value-type="float" office:value="213">
            <text:p>2.13E+002</text:p>
          </table:table-cell>
          <table:table-cell office:value-type="float" office:value="0.00160484520796511">
            <text:p>1.60E-003</text:p>
          </table:table-cell>
          <table:table-cell table:style-name="ce3" office:value-type="float" office:value="-0.0000733264170447408">
            <text:p>-7.33E-005</text:p>
          </table:table-cell>
          <table:table-cell table:style-name="ce3" office:value-type="float" office:value="-0.000027879282285379">
            <text:p>-2.79E-005</text:p>
          </table:table-cell>
          <table:table-cell table:style-name="ce3" office:value-type="float" office:value="0.0000000711272983482211">
            <text:p>7.11E-008</text:p>
          </table:table-cell>
          <table:table-cell table:style-name="ce3" office:value-type="float" office:value="132.725547764918">
            <text:p>1.33E+002</text:p>
          </table:table-cell>
          <table:table-cell table:style-name="ce3" office:value-type="float" office:value="131.199773956797">
            <text:p>1.31E+002</text:p>
          </table:table-cell>
          <table:table-cell table:style-name="ce3" office:value-type="float" office:value="132.715577976812">
            <text:p>1.33E+002</text:p>
          </table:table-cell>
          <table:table-cell table:style-name="ce3" office:value-type="float" office:value="0.00997702296513291">
            <text:p>9.98E-003</text:p>
          </table:table-cell>
          <table:table-cell table:style-name="ce3" office:value-type="float" office:value="0.00985114795722546">
            <text:p>9.85E-003</text:p>
          </table:table-cell>
          <table:table-cell table:style-name="ce3" office:value-type="float" office:value="131.189918778439">
            <text:p>1.31E+002</text:p>
          </table:table-cell>
          <table:table-cell table:style-name="ce3" office:value-type="float" office:value="0.462950928958997">
            <text:p>4.63E-001</text:p>
          </table:table-cell>
          <table:table-cell table:style-name="ce3" office:value-type="float" office:value="0.416991730990007">
            <text:p>4.17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654678539565474">
            <text:p>-6.55E-002</text:p>
          </table:table-cell>
          <table:table-cell table:style-name="ce3" office:value-type="float" office:value="0.00156496731384711">
            <text:p>1.56E-003</text:p>
          </table:table-cell>
          <table:table-cell table:style-name="ce3" office:value-type="float" office:value="-0.000491414126168203">
            <text:p>-4.91E-004</text:p>
          </table:table-cell>
          <table:table-cell table:style-name="ce3" office:value-type="float" office:value="-0.00000708160619313606">
            <text:p>-7.08E-006</text:p>
          </table:table-cell>
          <table:table-cell table:style-name="ce3" office:value-type="float" office:value="-3.37978981478134">
            <text:p>-3.38E+000</text:p>
          </table:table-cell>
          <table:table-cell table:style-name="ce3" office:value-type="float" office:value="8.8228247144119">
            <text:p>8.82E+000</text:p>
          </table:table-cell>
          <table:table-cell table:style-name="ce3" office:value-type="float" office:value="-0.0292988011266321">
            <text:p>-2.93E-002</text:p>
          </table:table-cell>
          <table:table-cell table:style-name="ce3" office:value-type="float" office:value="0.0767457870328474">
            <text:p>7.67E-002</text:p>
          </table:table-cell>
          <table:table-cell table:style-name="ce3" office:value-type="float" office:value="0.0471510883117907">
            <text:p>4.72E-002</text:p>
          </table:table-cell>
          <table:table-cell table:style-name="ce3" office:value-type="float" office:value="-0.4189404516462">
            <text:p>-4.19E-001</text:p>
          </table:table-cell>
          <table:table-cell table:style-name="ce3" office:value-type="float" office:value="0.000408522369306697">
            <text:p>4.09E-004</text:p>
          </table:table-cell>
          <table:table-cell table:style-name="ce3" office:value-type="float" office:value="-0.0036338744804357">
            <text:p>-3.63E-003</text:p>
          </table:table-cell>
          <table:table-cell table:style-name="ce3" office:value-type="float" office:value="0.0259560519193866">
            <text:p>2.60E-002</text:p>
          </table:table-cell>
          <table:table-cell table:style-name="ce3" office:value-type="float" office:value="-0.163997593698567">
            <text:p>-1.64E-001</text:p>
          </table:table-cell>
          <table:table-cell table:style-name="ce3" office:value-type="float" office:value="-2.99430086419815">
            <text:p>-2.99E+000</text:p>
          </table:table-cell>
          <table:table-cell table:style-name="ce3" office:value-type="float" office:value="18.9452010171022">
            <text:p>1.89E+001</text:p>
          </table:table-cell>
          <table:table-cell table:style-name="ce3" office:value-type="float" office:value="0.000391821949446909">
            <text:p>3.92E-004</text:p>
          </table:table-cell>
          <table:table-cell table:style-name="ce3" office:value-type="float" office:value="0.000418320094851508">
            <text:p>4.18E-004</text:p>
          </table:table-cell>
          <table:table-cell table:style-name="ce3" office:value-type="float" office:value="-0.0452296605795484">
            <text:p>-4.52E-002</text:p>
          </table:table-cell>
          <table:table-cell table:style-name="ce3" office:value-type="float" office:value="-0.0477707081143582">
            <text:p>-4.78E-002</text:p>
          </table:table-cell>
          <table:table-cell table:style-name="ce3" office:value-type="float" office:value="0.00405093548300531">
            <text:p>4.05E-003</text:p>
          </table:table-cell>
          <table:table-cell table:style-name="ce3" office:value-type="float" office:value="0.00101871218009837">
            <text:p>1.02E-003</text:p>
          </table:table-cell>
          <table:table-cell table:style-name="ce3" office:value-type="float" office:value="0.00101283984706172">
            <text:p>1.01E-003</text:p>
          </table:table-cell>
          <table:table-cell/>
          <table:table-cell table:style-name="ce8" table:formula="of:=[.B118]" office:value-type="string" office:string-value="XRPV.D6R5.B1">
            <text:p>XRPV.D6R5.B1</text:p>
          </table:table-cell>
          <table:table-cell table:style-name="ce11" table:formula="of:=[.C118]" office:value-type="float" office:value="213">
            <text:p>213.0</text:p>
          </table:table-cell>
          <table:table-cell table:style-name="ce8" table:formula="of:=[.U118]/[.V118]" office:value-type="float" office:value="-0.383073440103658">
            <text:p>-0.38</text:p>
          </table:table-cell>
          <table:table-cell table:style-name="ce8" table:formula="of:=[.AE118]/[.AF118]" office:value-type="float" office:value="-0.158050625142227">
            <text:p>-0.16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XRPV.A6R5.B1</text:p>
          </table:table-cell>
          <table:table-cell table:style-name="ce3" office:value-type="float" office:value="214.628000000001">
            <text:p>2.15E+002</text:p>
          </table:table-cell>
          <table:table-cell office:value-type="float" office:value="0.00148535357345499">
            <text:p>1.49E-003</text:p>
          </table:table-cell>
          <table:table-cell table:style-name="ce3" office:value-type="float" office:value="-0.0000733264170447408">
            <text:p>-7.33E-005</text:p>
          </table:table-cell>
          <table:table-cell table:style-name="ce3" office:value-type="float" office:value="-0.0000277633743018656">
            <text:p>-2.78E-005</text:p>
          </table:table-cell>
          <table:table-cell table:style-name="ce3" office:value-type="float" office:value="0.0000000711272983482211">
            <text:p>7.11E-008</text:p>
          </table:table-cell>
          <table:table-cell table:style-name="ce3" office:value-type="float" office:value="126.026030795593">
            <text:p>1.26E+002</text:p>
          </table:table-cell>
          <table:table-cell table:style-name="ce3" office:value-type="float" office:value="135.848130540402">
            <text:p>1.36E+002</text:p>
          </table:table-cell>
          <table:table-cell table:style-name="ce3" office:value-type="float" office:value="126.01656424726">
            <text:p>1.26E+002</text:p>
          </table:table-cell>
          <table:table-cell table:style-name="ce3" office:value-type="float" office:value="0.00947350333445913">
            <text:p>9.47E-003</text:p>
          </table:table-cell>
          <table:table-cell table:style-name="ce3" office:value-type="float" office:value="0.010199996616537">
            <text:p>1.02E-002</text:p>
          </table:table-cell>
          <table:table-cell table:style-name="ce3" office:value-type="float" office:value="135.837926197017">
            <text:p>1.36E+002</text:p>
          </table:table-cell>
          <table:table-cell table:style-name="ce3" office:value-type="float" office:value="0.464954379442626">
            <text:p>4.65E-001</text:p>
          </table:table-cell>
          <table:table-cell table:style-name="ce3" office:value-type="float" office:value="0.418932580762236">
            <text:p>4.19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627979983358428">
            <text:p>-6.28E-002</text:p>
          </table:table-cell>
          <table:table-cell table:style-name="ce3" office:value-type="float" office:value="0.00156496731384711">
            <text:p>1.56E-003</text:p>
          </table:table-cell>
          <table:table-cell table:style-name="ce3" office:value-type="float" office:value="-0.000503070226999114">
            <text:p>-5.03E-004</text:p>
          </table:table-cell>
          <table:table-cell table:style-name="ce3" office:value-type="float" office:value="-0.00000708160619313606">
            <text:p>-7.08E-006</text:p>
          </table:table-cell>
          <table:table-cell table:style-name="ce3" office:value-type="float" office:value="-3.30295310478334">
            <text:p>-3.30E+000</text:p>
          </table:table-cell>
          <table:table-cell table:style-name="ce3" office:value-type="float" office:value="8.14012560518432">
            <text:p>8.14E+000</text:p>
          </table:table-cell>
          <table:table-cell table:style-name="ce3" office:value-type="float" office:value="-0.0286330791685575">
            <text:p>-2.86E-002</text:p>
          </table:table-cell>
          <table:table-cell table:style-name="ce3" office:value-type="float" office:value="0.0708240793989353">
            <text:p>7.08E-002</text:p>
          </table:table-cell>
          <table:table-cell table:style-name="ce3" office:value-type="float" office:value="0.0471510883117907">
            <text:p>4.72E-002</text:p>
          </table:table-cell>
          <table:table-cell table:style-name="ce3" office:value-type="float" office:value="-0.4189404516462">
            <text:p>-4.19E-001</text:p>
          </table:table-cell>
          <table:table-cell table:style-name="ce3" office:value-type="float" office:value="0.000408522369306697">
            <text:p>4.09E-004</text:p>
          </table:table-cell>
          <table:table-cell table:style-name="ce3" office:value-type="float" office:value="-0.0036338744804357">
            <text:p>-3.63E-003</text:p>
          </table:table-cell>
          <table:table-cell table:style-name="ce3" office:value-type="float" office:value="0.0265945591182088">
            <text:p>2.66E-002</text:p>
          </table:table-cell>
          <table:table-cell table:style-name="ce3" office:value-type="float" office:value="-0.163315905513621">
            <text:p>-1.63E-001</text:p>
          </table:table-cell>
          <table:table-cell table:style-name="ce3" office:value-type="float" office:value="-3.06800644383517">
            <text:p>-3.07E+000</text:p>
          </table:table-cell>
          <table:table-cell table:style-name="ce3" office:value-type="float" office:value="18.8673545843383">
            <text:p>1.89E+001</text:p>
          </table:table-cell>
          <table:table-cell table:style-name="ce3" office:value-type="float" office:value="0.000391821949446909">
            <text:p>3.92E-004</text:p>
          </table:table-cell>
          <table:table-cell table:style-name="ce3" office:value-type="float" office:value="0.000418320094851508">
            <text:p>4.18E-004</text:p>
          </table:table-cell>
          <table:table-cell table:style-name="ce3" office:value-type="float" office:value="-0.0452296605795484">
            <text:p>-4.52E-002</text:p>
          </table:table-cell>
          <table:table-cell table:style-name="ce3" office:value-type="float" office:value="-0.0477707081143582">
            <text:p>-4.78E-002</text:p>
          </table:table-cell>
          <table:table-cell table:style-name="ce3" office:value-type="float" office:value="0.00375378959897887">
            <text:p>3.75E-003</text:p>
          </table:table-cell>
          <table:table-cell table:style-name="ce3" office:value-type="float" office:value="0.000992668783343239">
            <text:p>9.93E-004</text:p>
          </table:table-cell>
          <table:table-cell table:style-name="ce3" office:value-type="float" office:value="0.00103062593915238">
            <text:p>1.03E-003</text:p>
          </table:table-cell>
          <table:table-cell/>
          <table:table-cell table:style-name="ce8" table:formula="of:=[.B119]" office:value-type="string" office:string-value="XRPV.A6R5.B1">
            <text:p>XRPV.A6R5.B1</text:p>
          </table:table-cell>
          <table:table-cell table:style-name="ce11" table:formula="of:=[.C119]" office:value-type="float" office:value="214.628000000001">
            <text:p>214.6</text:p>
          </table:table-cell>
          <table:table-cell table:style-name="ce8" table:formula="of:=[.U119]/[.V119]" office:value-type="float" office:value="-0.405761933535736">
            <text:p>-0.41</text:p>
          </table:table-cell>
          <table:table-cell table:style-name="ce8" table:formula="of:=[.AE119]/[.AF119]" office:value-type="float" office:value="-0.162609253465873">
            <text:p>-0.16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XRPV.B6R5.B1</text:p>
          </table:table-cell>
          <table:table-cell table:style-name="ce3" office:value-type="float" office:value="220">
            <text:p>2.20E+002</text:p>
          </table:table-cell>
          <table:table-cell office:value-type="float" office:value="0.00109106053869577">
            <text:p>1.09E-003</text:p>
          </table:table-cell>
          <table:table-cell table:style-name="ce3" office:value-type="float" office:value="-0.0000733264170447408">
            <text:p>-7.33E-005</text:p>
          </table:table-cell>
          <table:table-cell table:style-name="ce3" office:value-type="float" office:value="-0.0000273809064348916">
            <text:p>-2.74E-005</text:p>
          </table:table-cell>
          <table:table-cell table:style-name="ce3" office:value-type="float" office:value="0.0000000711272983482211">
            <text:p>7.11E-008</text:p>
          </table:table-cell>
          <table:table-cell table:style-name="ce3" office:value-type="float" office:value="105.440793214104">
            <text:p>1.05E+002</text:p>
          </table:table-cell>
          <table:table-cell table:style-name="ce3" office:value-type="float" office:value="152.042279987546">
            <text:p>1.52E+002</text:p>
          </table:table-cell>
          <table:table-cell table:style-name="ce3" office:value-type="float" office:value="105.432872942886">
            <text:p>1.05E+002</text:p>
          </table:table-cell>
          <table:table-cell table:style-name="ce3" office:value-type="float" office:value="0.00792632206796621">
            <text:p>7.93E-003</text:p>
          </table:table-cell>
          <table:table-cell table:style-name="ce3" office:value-type="float" office:value="0.0114153378804234">
            <text:p>1.14E-002</text:p>
          </table:table-cell>
          <table:table-cell table:style-name="ce3" office:value-type="float" office:value="152.030859207624">
            <text:p>1.52E+002</text:p>
          </table:table-cell>
          <table:table-cell table:style-name="ce3" office:value-type="float" office:value="0.47237395389569">
            <text:p>4.72E-001</text:p>
          </table:table-cell>
          <table:table-cell table:style-name="ce3" office:value-type="float" office:value="0.424883010074388">
            <text:p>4.25E-00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-0.0539881307717038">
            <text:p>-5.40E-002</text:p>
          </table:table-cell>
          <table:table-cell table:style-name="ce3" office:value-type="float" office:value="0.00156496731384711">
            <text:p>1.56E-003</text:p>
          </table:table-cell>
          <table:table-cell table:style-name="ce3" office:value-type="float" office:value="-0.000541532495834263">
            <text:p>-5.42E-004</text:p>
          </table:table-cell>
          <table:table-cell table:style-name="ce3" office:value-type="float" office:value="-0.00000708160619313606">
            <text:p>-7.08E-006</text:p>
          </table:table-cell>
          <table:table-cell table:style-name="ce3" office:value-type="float" office:value="-3.0494108405886">
            <text:p>-3.05E+000</text:p>
          </table:table-cell>
          <table:table-cell table:style-name="ce3" office:value-type="float" office:value="5.88738628407328">
            <text:p>5.89E+000</text:p>
          </table:table-cell>
          <table:table-cell table:style-name="ce3" office:value-type="float" office:value="-0.0264363602749609">
            <text:p>-2.64E-002</text:p>
          </table:table-cell>
          <table:table-cell table:style-name="ce3" office:value-type="float" office:value="0.0512838991720558">
            <text:p>5.13E-002</text:p>
          </table:table-cell>
          <table:table-cell table:style-name="ce3" office:value-type="float" office:value="0.0471510883117907">
            <text:p>4.72E-002</text:p>
          </table:table-cell>
          <table:table-cell table:style-name="ce3" office:value-type="float" office:value="-0.4189404516462">
            <text:p>-4.19E-001</text:p>
          </table:table-cell>
          <table:table-cell table:style-name="ce3" office:value-type="float" office:value="0.000408522369306697">
            <text:p>4.09E-004</text:p>
          </table:table-cell>
          <table:table-cell table:style-name="ce3" office:value-type="float" office:value="-0.0036338744804357">
            <text:p>-3.63E-003</text:p>
          </table:table-cell>
          <table:table-cell table:style-name="ce3" office:value-type="float" office:value="0.0287014759929456">
            <text:p>2.87E-002</text:p>
          </table:table-cell>
          <table:table-cell table:style-name="ce3" office:value-type="float" office:value="-0.161066501994254">
            <text:p>-1.61E-001</text:p>
          </table:table-cell>
          <table:table-cell table:style-name="ce3" office:value-type="float" office:value="-3.31121674715817">
            <text:p>-3.31E+000</text:p>
          </table:table-cell>
          <table:table-cell table:style-name="ce3" office:value-type="float" office:value="18.6104804831054">
            <text:p>1.86E+001</text:p>
          </table:table-cell>
          <table:table-cell table:style-name="ce3" office:value-type="float" office:value="0.000391821949446909">
            <text:p>3.92E-004</text:p>
          </table:table-cell>
          <table:table-cell table:style-name="ce3" office:value-type="float" office:value="0.000418320094851508">
            <text:p>4.18E-004</text:p>
          </table:table-cell>
          <table:table-cell table:style-name="ce3" office:value-type="float" office:value="-0.0452296605795484">
            <text:p>-4.52E-002</text:p>
          </table:table-cell>
          <table:table-cell table:style-name="ce3" office:value-type="float" office:value="-0.0477707081143582">
            <text:p>-4.78E-002</text:p>
          </table:table-cell>
          <table:table-cell table:style-name="ce3" office:value-type="float" office:value="0.00275564616499888">
            <text:p>2.76E-003</text:p>
          </table:table-cell>
          <table:table-cell table:style-name="ce3" office:value-type="float" office:value="0.000907984777944927">
            <text:p>9.08E-004</text:p>
          </table:table-cell>
          <table:table-cell table:style-name="ce3" office:value-type="float" office:value="0.00109032613540398">
            <text:p>1.09E-003</text:p>
          </table:table-cell>
          <table:table-cell/>
          <table:table-cell table:style-name="ce8" table:formula="of:=[.B120]" office:value-type="string" office:string-value="XRPV.B6R5.B1">
            <text:p>XRPV.B6R5.B1</text:p>
          </table:table-cell>
          <table:table-cell table:style-name="ce11" table:formula="of:=[.C120]" office:value-type="float" office:value="220">
            <text:p>220.0</text:p>
          </table:table-cell>
          <table:table-cell table:style-name="ce8" table:formula="of:=[.U120]/[.V120]" office:value-type="float" office:value="-0.517956643823076">
            <text:p>-0.52</text:p>
          </table:table-cell>
          <table:table-cell table:style-name="ce8" table:formula="of:=[.AE120]/[.AF120]" office:value-type="float" office:value="-0.177922152529275">
            <text:p>-0.18</text:p>
          </table:table-cell>
          <table:table-cell table:number-columns-repeated="98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5" office:value-type="string">
            <text:p>no vtx no div</text:p>
          </table:table-cell>
          <table:table-cell table:style-name="Default"/>
          <table:table-cell table:number-columns-repeated="2"/>
          <table:table-cell table:style-name="ce6" office:value-type="string">
            <text:p>vtx no div</text:p>
          </table:table-cell>
          <table:table-cell table:number-columns-repeated="3"/>
          <table:table-cell table:style-name="ce5" office:value-type="string">
            <text:p>no vtx div</text:p>
          </table:table-cell>
          <table:table-cell table:number-columns-repeated="3"/>
          <table:table-cell table:style-name="ce5" office:value-type="string">
            <text:p>vtx div</text:p>
          </table:table-cell>
          <table:table-cell table:number-columns-repeated="1009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BCS2.1R5</text:p>
          </table:table-cell>
          <table:table-cell office:value-type="float" office:value="160000">
            <text:p>160000</text:p>
          </table:table-cell>
          <table:table-cell table:style-name="Default"/>
          <table:table-cell office:value-type="string">
            <text:p>statistics</text:p>
          </table:table-cell>
          <table:table-cell office:value-type="string">
            <text:p>MBCS2.1R5</text:p>
          </table:table-cell>
          <table:table-cell office:value-type="float" office:value="160000">
            <text:p>160000</text:p>
          </table:table-cell>
          <table:table-cell table:formula="of:=[.G125]/[.C125]" office:value-type="float" office:value="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CS2.1R5</text:p>
          </table:table-cell>
          <table:table-cell office:value-type="float" office:value="160000">
            <text:p>160000</text:p>
          </table:table-cell>
          <table:table-cell table:formula="of:=[.L125]/[.C125]" office:value-type="float" office:value="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CS2.1R5</text:p>
          </table:table-cell>
          <table:table-cell office:value-type="float" office:value="160000">
            <text:p>160000</text:p>
          </table:table-cell>
          <table:table-cell table:formula="of:=[.Q125]/[.C125]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BPMSW.1R5.B1</text:p>
          </table:table-cell>
          <table:table-cell office:value-type="float" office:value="159346">
            <text:p>159346</text:p>
          </table:table-cell>
          <table:table-cell table:style-name="Default" table:formula="of:=[.C126]/[.$C$125]" office:value-type="float" office:value="0.9959125">
            <text:p>1</text:p>
          </table:table-cell>
          <table:table-cell office:value-type="string">
            <text:p>statistics</text:p>
          </table:table-cell>
          <table:table-cell office:value-type="string">
            <text:p>BPMSW.1R5.B1</text:p>
          </table:table-cell>
          <table:table-cell office:value-type="float" office:value="159347">
            <text:p>159347</text:p>
          </table:table-cell>
          <table:table-cell table:formula="of:=[.G126]/[.C126]" office:value-type="float" office:value="1.00000627565173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SW.1R5.B1</text:p>
          </table:table-cell>
          <table:table-cell office:value-type="float" office:value="159308">
            <text:p>159308</text:p>
          </table:table-cell>
          <table:table-cell table:formula="of:=[.L126]/[.C126]" office:value-type="float" office:value="0.999761525234396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SW.1R5.B1</text:p>
          </table:table-cell>
          <table:table-cell office:value-type="float" office:value="159317">
            <text:p>159317</text:p>
          </table:table-cell>
          <table:table-cell table:formula="of:=[.Q126]/[.C126]" office:value-type="float" office:value="0.999818006099933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QXA.1R5</text:p>
          </table:table-cell>
          <table:table-cell office:value-type="float" office:value="124709">
            <text:p>124709</text:p>
          </table:table-cell>
          <table:table-cell table:style-name="Default" table:formula="of:=[.C127]/[.$C$125]" office:value-type="float" office:value="0.77943125">
            <text:p>0.78</text:p>
          </table:table-cell>
          <table:table-cell office:value-type="string">
            <text:p>statistics</text:p>
          </table:table-cell>
          <table:table-cell office:value-type="string">
            <text:p>MQXA.1R5</text:p>
          </table:table-cell>
          <table:table-cell office:value-type="float" office:value="124690">
            <text:p>124690</text:p>
          </table:table-cell>
          <table:table-cell table:formula="of:=[.G127]/[.C127]" office:value-type="float" office:value="0.99984764531830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XA.1R5</text:p>
          </table:table-cell>
          <table:table-cell office:value-type="float" office:value="124417">
            <text:p>124417</text:p>
          </table:table-cell>
          <table:table-cell table:formula="of:=[.L127]/[.C127]" office:value-type="float" office:value="0.9976585491023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XA.1R5</text:p>
          </table:table-cell>
          <table:table-cell office:value-type="float" office:value="124407">
            <text:p>124407</text:p>
          </table:table-cell>
          <table:table-cell table:formula="of:=[.Q127]/[.C127]" office:value-type="float" office:value="0.997578362427732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CBXH.1R5</text:p>
          </table:table-cell>
          <table:table-cell office:value-type="float" office:value="122343">
            <text:p>122343</text:p>
          </table:table-cell>
          <table:table-cell table:style-name="Default" table:formula="of:=[.C128]/[.$C$125]" office:value-type="float" office:value="0.76464375">
            <text:p>0.76</text:p>
          </table:table-cell>
          <table:table-cell office:value-type="string">
            <text:p>statistics</text:p>
          </table:table-cell>
          <table:table-cell office:value-type="string">
            <text:p>MCBXH.1R5</text:p>
          </table:table-cell>
          <table:table-cell office:value-type="float" office:value="122347">
            <text:p>122347</text:p>
          </table:table-cell>
          <table:table-cell table:formula="of:=[.G128]/[.C128]" office:value-type="float" office:value="1.00003269496416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XH.1R5</text:p>
          </table:table-cell>
          <table:table-cell office:value-type="float" office:value="122001">
            <text:p>122001</text:p>
          </table:table-cell>
          <table:table-cell table:formula="of:=[.L128]/[.C128]" office:value-type="float" office:value="0.997204580564479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XH.1R5</text:p>
          </table:table-cell>
          <table:table-cell office:value-type="float" office:value="121995">
            <text:p>121995</text:p>
          </table:table-cell>
          <table:table-cell table:formula="of:=[.Q128]/[.C128]" office:value-type="float" office:value="0.99715553811824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CBXV.1R5</text:p>
          </table:table-cell>
          <table:table-cell office:value-type="float" office:value="122343">
            <text:p>122343</text:p>
          </table:table-cell>
          <table:table-cell table:style-name="Default" table:formula="of:=[.C129]/[.$C$125]" office:value-type="float" office:value="0.76464375">
            <text:p>0.76</text:p>
          </table:table-cell>
          <table:table-cell office:value-type="string">
            <text:p>statistics</text:p>
          </table:table-cell>
          <table:table-cell office:value-type="string">
            <text:p>MCBXV.1R5</text:p>
          </table:table-cell>
          <table:table-cell office:value-type="float" office:value="122347">
            <text:p>122347</text:p>
          </table:table-cell>
          <table:table-cell table:formula="of:=[.G129]/[.C129]" office:value-type="float" office:value="1.00003269496416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XV.1R5</text:p>
          </table:table-cell>
          <table:table-cell office:value-type="float" office:value="122001">
            <text:p>122001</text:p>
          </table:table-cell>
          <table:table-cell table:formula="of:=[.L129]/[.C129]" office:value-type="float" office:value="0.997204580564479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XV.1R5</text:p>
          </table:table-cell>
          <table:table-cell office:value-type="float" office:value="121995">
            <text:p>121995</text:p>
          </table:table-cell>
          <table:table-cell table:formula="of:=[.Q129]/[.C129]" office:value-type="float" office:value="0.99715553811824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BPMS.2R5.B1</text:p>
          </table:table-cell>
          <table:table-cell office:value-type="float" office:value="144661">
            <text:p>144661</text:p>
          </table:table-cell>
          <table:table-cell table:style-name="Default" table:formula="of:=[.C130]/[.$C$125]" office:value-type="float" office:value="0.90413125">
            <text:p>0.9</text:p>
          </table:table-cell>
          <table:table-cell office:value-type="string">
            <text:p>statistics</text:p>
          </table:table-cell>
          <table:table-cell office:value-type="string">
            <text:p>BPMS.2R5.B1</text:p>
          </table:table-cell>
          <table:table-cell office:value-type="float" office:value="144654">
            <text:p>144654</text:p>
          </table:table-cell>
          <table:table-cell table:formula="of:=[.G130]/[.C130]" office:value-type="float" office:value="0.999951611007804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S.2R5.B1</text:p>
          </table:table-cell>
          <table:table-cell office:value-type="float" office:value="144499">
            <text:p>144499</text:p>
          </table:table-cell>
          <table:table-cell table:formula="of:=[.L130]/[.C130]" office:value-type="float" office:value="0.998880140466332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S.2R5.B1</text:p>
          </table:table-cell>
          <table:table-cell office:value-type="float" office:value="144485">
            <text:p>144485</text:p>
          </table:table-cell>
          <table:table-cell table:formula="of:=[.Q130]/[.C130]" office:value-type="float" office:value="0.99878336248194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QXB.A2R5</text:p>
          </table:table-cell>
          <table:table-cell office:value-type="float" office:value="118770">
            <text:p>118770</text:p>
          </table:table-cell>
          <table:table-cell table:style-name="Default" table:formula="of:=[.C131]/[.$C$125]" office:value-type="float" office:value="0.7423125">
            <text:p>0.74</text:p>
          </table:table-cell>
          <table:table-cell office:value-type="string">
            <text:p>statistics</text:p>
          </table:table-cell>
          <table:table-cell office:value-type="string">
            <text:p>MQXB.A2R5</text:p>
          </table:table-cell>
          <table:table-cell office:value-type="float" office:value="118737">
            <text:p>118737</text:p>
          </table:table-cell>
          <table:table-cell table:formula="of:=[.G131]/[.C131]" office:value-type="float" office:value="0.99972215205860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XB.A2R5</text:p>
          </table:table-cell>
          <table:table-cell office:value-type="float" office:value="118522">
            <text:p>118522</text:p>
          </table:table-cell>
          <table:table-cell table:formula="of:=[.L131]/[.C131]" office:value-type="float" office:value="0.99791193062221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XB.A2R5</text:p>
          </table:table-cell>
          <table:table-cell office:value-type="float" office:value="118456">
            <text:p>118456</text:p>
          </table:table-cell>
          <table:table-cell table:formula="of:=[.Q131]/[.C131]" office:value-type="float" office:value="0.997356234739412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CBXH.2R5</text:p>
          </table:table-cell>
          <table:table-cell office:value-type="float" office:value="118281">
            <text:p>118281</text:p>
          </table:table-cell>
          <table:table-cell table:style-name="Default" table:formula="of:=[.C132]/[.$C$125]" office:value-type="float" office:value="0.73925625">
            <text:p>0.74</text:p>
          </table:table-cell>
          <table:table-cell office:value-type="string">
            <text:p>statistics</text:p>
          </table:table-cell>
          <table:table-cell office:value-type="string">
            <text:p>MCBXH.2R5</text:p>
          </table:table-cell>
          <table:table-cell office:value-type="float" office:value="118289">
            <text:p>118289</text:p>
          </table:table-cell>
          <table:table-cell table:formula="of:=[.G132]/[.C132]" office:value-type="float" office:value="1.00006763554586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XH.2R5</text:p>
          </table:table-cell>
          <table:table-cell office:value-type="float" office:value="118053">
            <text:p>118053</text:p>
          </table:table-cell>
          <table:table-cell table:formula="of:=[.L132]/[.C132]" office:value-type="float" office:value="0.998072386942958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XH.2R5</text:p>
          </table:table-cell>
          <table:table-cell office:value-type="float" office:value="118000">
            <text:p>118000</text:p>
          </table:table-cell>
          <table:table-cell table:formula="of:=[.Q132]/[.C132]" office:value-type="float" office:value="0.997624301451628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CBXV.2R5</text:p>
          </table:table-cell>
          <table:table-cell office:value-type="float" office:value="118281">
            <text:p>118281</text:p>
          </table:table-cell>
          <table:table-cell table:style-name="Default" table:formula="of:=[.C133]/[.$C$125]" office:value-type="float" office:value="0.73925625">
            <text:p>0.74</text:p>
          </table:table-cell>
          <table:table-cell office:value-type="string">
            <text:p>statistics</text:p>
          </table:table-cell>
          <table:table-cell office:value-type="string">
            <text:p>MCBXV.2R5</text:p>
          </table:table-cell>
          <table:table-cell office:value-type="float" office:value="118289">
            <text:p>118289</text:p>
          </table:table-cell>
          <table:table-cell table:formula="of:=[.G133]/[.C133]" office:value-type="float" office:value="1.00006763554586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XV.2R5</text:p>
          </table:table-cell>
          <table:table-cell office:value-type="float" office:value="118053">
            <text:p>118053</text:p>
          </table:table-cell>
          <table:table-cell table:formula="of:=[.L133]/[.C133]" office:value-type="float" office:value="0.998072386942958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XV.2R5</text:p>
          </table:table-cell>
          <table:table-cell office:value-type="float" office:value="118000">
            <text:p>118000</text:p>
          </table:table-cell>
          <table:table-cell table:formula="of:=[.Q133]/[.C133]" office:value-type="float" office:value="0.997624301451628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QXB.B2R5</text:p>
          </table:table-cell>
          <table:table-cell office:value-type="float" office:value="117562">
            <text:p>117562</text:p>
          </table:table-cell>
          <table:table-cell table:style-name="Default" table:formula="of:=[.C134]/[.$C$125]" office:value-type="float" office:value="0.7347625">
            <text:p>0.73</text:p>
          </table:table-cell>
          <table:table-cell office:value-type="string">
            <text:p>statistics</text:p>
          </table:table-cell>
          <table:table-cell office:value-type="string">
            <text:p>MQXB.B2R5</text:p>
          </table:table-cell>
          <table:table-cell office:value-type="float" office:value="117543">
            <text:p>117543</text:p>
          </table:table-cell>
          <table:table-cell table:formula="of:=[.G134]/[.C134]" office:value-type="float" office:value="0.999838383151018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XB.B2R5</text:p>
          </table:table-cell>
          <table:table-cell office:value-type="float" office:value="117184">
            <text:p>117184</text:p>
          </table:table-cell>
          <table:table-cell table:formula="of:=[.L134]/[.C134]" office:value-type="float" office:value="0.996784675320257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XB.B2R5</text:p>
          </table:table-cell>
          <table:table-cell office:value-type="float" office:value="117216">
            <text:p>117216</text:p>
          </table:table-cell>
          <table:table-cell table:formula="of:=[.Q134]/[.C134]" office:value-type="float" office:value="0.997056872118542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QSX.3R5</text:p>
          </table:table-cell>
          <table:table-cell office:value-type="float" office:value="118670">
            <text:p>118670</text:p>
          </table:table-cell>
          <table:table-cell table:style-name="Default" table:formula="of:=[.C135]/[.$C$125]" office:value-type="float" office:value="0.7416875">
            <text:p>0.74</text:p>
          </table:table-cell>
          <table:table-cell office:value-type="string">
            <text:p>statistics</text:p>
          </table:table-cell>
          <table:table-cell office:value-type="string">
            <text:p>MQSX.3R5</text:p>
          </table:table-cell>
          <table:table-cell office:value-type="float" office:value="118654">
            <text:p>118654</text:p>
          </table:table-cell>
          <table:table-cell table:formula="of:=[.G135]/[.C135]" office:value-type="float" office:value="0.99986517232662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SX.3R5</text:p>
          </table:table-cell>
          <table:table-cell office:value-type="float" office:value="118132">
            <text:p>118132</text:p>
          </table:table-cell>
          <table:table-cell table:formula="of:=[.L135]/[.C135]" office:value-type="float" office:value="0.995466419482599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SX.3R5</text:p>
          </table:table-cell>
          <table:table-cell office:value-type="float" office:value="118112">
            <text:p>118112</text:p>
          </table:table-cell>
          <table:table-cell table:formula="of:=[.Q135]/[.C135]" office:value-type="float" office:value="0.995297884890874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QXA.3R5</text:p>
          </table:table-cell>
          <table:table-cell office:value-type="float" office:value="119235">
            <text:p>119235</text:p>
          </table:table-cell>
          <table:table-cell table:style-name="Default" table:formula="of:=[.C136]/[.$C$125]" office:value-type="float" office:value="0.74521875">
            <text:p>0.75</text:p>
          </table:table-cell>
          <table:table-cell office:value-type="string">
            <text:p>statistics</text:p>
          </table:table-cell>
          <table:table-cell office:value-type="string">
            <text:p>MQXA.3R5</text:p>
          </table:table-cell>
          <table:table-cell office:value-type="float" office:value="119250">
            <text:p>119250</text:p>
          </table:table-cell>
          <table:table-cell table:formula="of:=[.G136]/[.C136]" office:value-type="float" office:value="1.00012580198767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XA.3R5</text:p>
          </table:table-cell>
          <table:table-cell office:value-type="float" office:value="118701">
            <text:p>118701</text:p>
          </table:table-cell>
          <table:table-cell table:formula="of:=[.L136]/[.C136]" office:value-type="float" office:value="0.995521449238898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XA.3R5</text:p>
          </table:table-cell>
          <table:table-cell office:value-type="float" office:value="118705">
            <text:p>118705</text:p>
          </table:table-cell>
          <table:table-cell table:formula="of:=[.Q136]/[.C136]" office:value-type="float" office:value="0.9955549964356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CBXH.3R5</text:p>
          </table:table-cell>
          <table:table-cell office:value-type="float" office:value="119387">
            <text:p>119387</text:p>
          </table:table-cell>
          <table:table-cell table:style-name="Default" table:formula="of:=[.C137]/[.$C$125]" office:value-type="float" office:value="0.74616875">
            <text:p>0.75</text:p>
          </table:table-cell>
          <table:table-cell office:value-type="string">
            <text:p>statistics</text:p>
          </table:table-cell>
          <table:table-cell office:value-type="string">
            <text:p>MCBXH.3R5</text:p>
          </table:table-cell>
          <table:table-cell office:value-type="float" office:value="119384">
            <text:p>119384</text:p>
          </table:table-cell>
          <table:table-cell table:formula="of:=[.G137]/[.C137]" office:value-type="float" office:value="0.99997487163594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XH.3R5</text:p>
          </table:table-cell>
          <table:table-cell office:value-type="float" office:value="118840">
            <text:p>118840</text:p>
          </table:table-cell>
          <table:table-cell table:formula="of:=[.L137]/[.C137]" office:value-type="float" office:value="0.995418261619774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XH.3R5</text:p>
          </table:table-cell>
          <table:table-cell office:value-type="float" office:value="118839">
            <text:p>118839</text:p>
          </table:table-cell>
          <table:table-cell table:formula="of:=[.Q137]/[.C137]" office:value-type="float" office:value="0.99540988549842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CBXV.3R5</text:p>
          </table:table-cell>
          <table:table-cell office:value-type="float" office:value="119387">
            <text:p>119387</text:p>
          </table:table-cell>
          <table:table-cell table:style-name="Default" table:formula="of:=[.C138]/[.$C$125]" office:value-type="float" office:value="0.74616875">
            <text:p>0.75</text:p>
          </table:table-cell>
          <table:table-cell office:value-type="string">
            <text:p>statistics</text:p>
          </table:table-cell>
          <table:table-cell office:value-type="string">
            <text:p>MCBXV.3R5</text:p>
          </table:table-cell>
          <table:table-cell office:value-type="float" office:value="119384">
            <text:p>119384</text:p>
          </table:table-cell>
          <table:table-cell table:formula="of:=[.G138]/[.C138]" office:value-type="float" office:value="0.99997487163594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XV.3R5</text:p>
          </table:table-cell>
          <table:table-cell office:value-type="float" office:value="118840">
            <text:p>118840</text:p>
          </table:table-cell>
          <table:table-cell table:formula="of:=[.L138]/[.C138]" office:value-type="float" office:value="0.995418261619774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XV.3R5</text:p>
          </table:table-cell>
          <table:table-cell office:value-type="float" office:value="118839">
            <text:p>118839</text:p>
          </table:table-cell>
          <table:table-cell table:formula="of:=[.Q138]/[.C138]" office:value-type="float" office:value="0.99540988549842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BPMSY.4R5.B1</text:p>
          </table:table-cell>
          <table:table-cell office:value-type="float" office:value="150137">
            <text:p>150137</text:p>
          </table:table-cell>
          <table:table-cell table:style-name="Default" table:formula="of:=[.C139]/[.$C$125]" office:value-type="float" office:value="0.93835625">
            <text:p>0.94</text:p>
          </table:table-cell>
          <table:table-cell office:value-type="string">
            <text:p>statistics</text:p>
          </table:table-cell>
          <table:table-cell office:value-type="string">
            <text:p>BPMSY.4R5.B1</text:p>
          </table:table-cell>
          <table:table-cell office:value-type="float" office:value="150137">
            <text:p>150137</text:p>
          </table:table-cell>
          <table:table-cell table:formula="of:=[.G139]/[.C139]" office:value-type="float" office:value="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SY.4R5.B1</text:p>
          </table:table-cell>
          <table:table-cell office:value-type="float" office:value="149767">
            <text:p>149767</text:p>
          </table:table-cell>
          <table:table-cell table:formula="of:=[.L139]/[.C139]" office:value-type="float" office:value="0.99753558416646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SY.4R5.B1</text:p>
          </table:table-cell>
          <table:table-cell office:value-type="float" office:value="149768">
            <text:p>149768</text:p>
          </table:table-cell>
          <table:table-cell table:formula="of:=[.Q139]/[.C139]" office:value-type="float" office:value="0.997542244749795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BXW.A4R5</text:p>
          </table:table-cell>
          <table:table-cell office:value-type="float" office:value="147660">
            <text:p>147660</text:p>
          </table:table-cell>
          <table:table-cell table:style-name="Default" table:formula="of:=[.C140]/[.$C$125]" office:value-type="float" office:value="0.922875">
            <text:p>0.92</text:p>
          </table:table-cell>
          <table:table-cell office:value-type="string">
            <text:p>statistics</text:p>
          </table:table-cell>
          <table:table-cell office:value-type="string">
            <text:p>MBXW.A4R5</text:p>
          </table:table-cell>
          <table:table-cell office:value-type="float" office:value="147657">
            <text:p>147657</text:p>
          </table:table-cell>
          <table:table-cell table:formula="of:=[.G140]/[.C140]" office:value-type="float" office:value="0.999979683055668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XW.A4R5</text:p>
          </table:table-cell>
          <table:table-cell office:value-type="float" office:value="147524">
            <text:p>147524</text:p>
          </table:table-cell>
          <table:table-cell table:formula="of:=[.L140]/[.C140]" office:value-type="float" office:value="0.999078965190302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XW.A4R5</text:p>
          </table:table-cell>
          <table:table-cell office:value-type="float" office:value="147539">
            <text:p>147539</text:p>
          </table:table-cell>
          <table:table-cell table:formula="of:=[.Q140]/[.C140]" office:value-type="float" office:value="0.99918054991196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BXW.B4R5</text:p>
          </table:table-cell>
          <table:table-cell office:value-type="float" office:value="147704">
            <text:p>147704</text:p>
          </table:table-cell>
          <table:table-cell table:style-name="Default" table:formula="of:=[.C141]/[.$C$125]" office:value-type="float" office:value="0.92315">
            <text:p>0.92</text:p>
          </table:table-cell>
          <table:table-cell office:value-type="string">
            <text:p>statistics</text:p>
          </table:table-cell>
          <table:table-cell office:value-type="string">
            <text:p>MBXW.B4R5</text:p>
          </table:table-cell>
          <table:table-cell office:value-type="float" office:value="147698">
            <text:p>147698</text:p>
          </table:table-cell>
          <table:table-cell table:formula="of:=[.G141]/[.C141]" office:value-type="float" office:value="0.99995937821589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XW.B4R5</text:p>
          </table:table-cell>
          <table:table-cell office:value-type="float" office:value="147569">
            <text:p>147569</text:p>
          </table:table-cell>
          <table:table-cell table:formula="of:=[.L141]/[.C141]" office:value-type="float" office:value="0.999086009857553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XW.B4R5</text:p>
          </table:table-cell>
          <table:table-cell office:value-type="float" office:value="147559">
            <text:p>147559</text:p>
          </table:table-cell>
          <table:table-cell table:formula="of:=[.Q141]/[.C141]" office:value-type="float" office:value="0.999018306884038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BXW.C4R5</text:p>
          </table:table-cell>
          <table:table-cell office:value-type="float" office:value="147732">
            <text:p>147732</text:p>
          </table:table-cell>
          <table:table-cell table:style-name="Default" table:formula="of:=[.C142]/[.$C$125]" office:value-type="float" office:value="0.923325">
            <text:p>0.92</text:p>
          </table:table-cell>
          <table:table-cell office:value-type="string">
            <text:p>statistics</text:p>
          </table:table-cell>
          <table:table-cell office:value-type="string">
            <text:p>MBXW.C4R5</text:p>
          </table:table-cell>
          <table:table-cell office:value-type="float" office:value="147728">
            <text:p>147728</text:p>
          </table:table-cell>
          <table:table-cell table:formula="of:=[.G142]/[.C142]" office:value-type="float" office:value="0.999972923943357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XW.C4R5</text:p>
          </table:table-cell>
          <table:table-cell office:value-type="float" office:value="147582">
            <text:p>147582</text:p>
          </table:table-cell>
          <table:table-cell table:formula="of:=[.L142]/[.C142]" office:value-type="float" office:value="0.998984647875883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XW.C4R5</text:p>
          </table:table-cell>
          <table:table-cell office:value-type="float" office:value="147586">
            <text:p>147586</text:p>
          </table:table-cell>
          <table:table-cell table:formula="of:=[.Q142]/[.C142]" office:value-type="float" office:value="0.999011723932526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BXW.D4R5</text:p>
          </table:table-cell>
          <table:table-cell office:value-type="float" office:value="147734">
            <text:p>147734</text:p>
          </table:table-cell>
          <table:table-cell table:style-name="Default" table:formula="of:=[.C143]/[.$C$125]" office:value-type="float" office:value="0.9233375">
            <text:p>0.92</text:p>
          </table:table-cell>
          <table:table-cell office:value-type="string">
            <text:p>statistics</text:p>
          </table:table-cell>
          <table:table-cell office:value-type="string">
            <text:p>MBXW.D4R5</text:p>
          </table:table-cell>
          <table:table-cell office:value-type="float" office:value="147736">
            <text:p>147736</text:p>
          </table:table-cell>
          <table:table-cell table:formula="of:=[.G143]/[.C143]" office:value-type="float" office:value="1.00001353784505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XW.D4R5</text:p>
          </table:table-cell>
          <table:table-cell office:value-type="float" office:value="147603">
            <text:p>147603</text:p>
          </table:table-cell>
          <table:table-cell table:formula="of:=[.L143]/[.C143]" office:value-type="float" office:value="0.999113271149498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XW.D4R5</text:p>
          </table:table-cell>
          <table:table-cell office:value-type="float" office:value="147604">
            <text:p>147604</text:p>
          </table:table-cell>
          <table:table-cell table:formula="of:=[.Q143]/[.C143]" office:value-type="float" office:value="0.99912004007202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BXW.E4R5</text:p>
          </table:table-cell>
          <table:table-cell office:value-type="float" office:value="147738">
            <text:p>147738</text:p>
          </table:table-cell>
          <table:table-cell table:style-name="Default" table:formula="of:=[.C144]/[.$C$125]" office:value-type="float" office:value="0.9233625">
            <text:p>0.92</text:p>
          </table:table-cell>
          <table:table-cell office:value-type="string">
            <text:p>statistics</text:p>
          </table:table-cell>
          <table:table-cell office:value-type="string">
            <text:p>MBXW.E4R5</text:p>
          </table:table-cell>
          <table:table-cell office:value-type="float" office:value="147736">
            <text:p>147736</text:p>
          </table:table-cell>
          <table:table-cell table:formula="of:=[.G144]/[.C144]" office:value-type="float" office:value="0.99998646252149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XW.E4R5</text:p>
          </table:table-cell>
          <table:table-cell office:value-type="float" office:value="147587">
            <text:p>147587</text:p>
          </table:table-cell>
          <table:table-cell table:formula="of:=[.L144]/[.C144]" office:value-type="float" office:value="0.99897792037255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XW.E4R5</text:p>
          </table:table-cell>
          <table:table-cell office:value-type="float" office:value="147590">
            <text:p>147590</text:p>
          </table:table-cell>
          <table:table-cell table:formula="of:=[.Q144]/[.C144]" office:value-type="float" office:value="0.998998226590315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BXW.F4R5</text:p>
          </table:table-cell>
          <table:table-cell office:value-type="float" office:value="147717">
            <text:p>147717</text:p>
          </table:table-cell>
          <table:table-cell table:style-name="Default" table:formula="of:=[.C145]/[.$C$125]" office:value-type="float" office:value="0.92323125">
            <text:p>0.92</text:p>
          </table:table-cell>
          <table:table-cell office:value-type="string">
            <text:p>statistics</text:p>
          </table:table-cell>
          <table:table-cell office:value-type="string">
            <text:p>MBXW.F4R5</text:p>
          </table:table-cell>
          <table:table-cell office:value-type="float" office:value="147703">
            <text:p>147703</text:p>
          </table:table-cell>
          <table:table-cell table:formula="of:=[.G145]/[.C145]" office:value-type="float" office:value="0.999905224178666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XW.F4R5</text:p>
          </table:table-cell>
          <table:table-cell office:value-type="float" office:value="147570">
            <text:p>147570</text:p>
          </table:table-cell>
          <table:table-cell table:formula="of:=[.L145]/[.C145]" office:value-type="float" office:value="0.999004853875993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XW.F4R5</text:p>
          </table:table-cell>
          <table:table-cell office:value-type="float" office:value="147589">
            <text:p>147589</text:p>
          </table:table-cell>
          <table:table-cell table:formula="of:=[.Q145]/[.C145]" office:value-type="float" office:value="0.999133478204946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BPMWB.4R5.B1</text:p>
          </table:table-cell>
          <table:table-cell office:value-type="float" office:value="149998">
            <text:p>149998</text:p>
          </table:table-cell>
          <table:table-cell table:style-name="Default" table:formula="of:=[.C146]/[.$C$125]" office:value-type="float" office:value="0.9374875">
            <text:p>0.94</text:p>
          </table:table-cell>
          <table:table-cell office:value-type="string">
            <text:p>statistics</text:p>
          </table:table-cell>
          <table:table-cell office:value-type="string">
            <text:p>BPMWB.4R5.B1</text:p>
          </table:table-cell>
          <table:table-cell office:value-type="float" office:value="149967">
            <text:p>149967</text:p>
          </table:table-cell>
          <table:table-cell table:formula="of:=[.G146]/[.C146]" office:value-type="float" office:value="0.99979333057774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WB.4R5.B1</text:p>
          </table:table-cell>
          <table:table-cell office:value-type="float" office:value="149826">
            <text:p>149826</text:p>
          </table:table-cell>
          <table:table-cell table:formula="of:=[.L146]/[.C146]" office:value-type="float" office:value="0.99885331804424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WB.4R5.B1</text:p>
          </table:table-cell>
          <table:table-cell office:value-type="float" office:value="149804">
            <text:p>149804</text:p>
          </table:table-cell>
          <table:table-cell table:formula="of:=[.Q146]/[.C146]" office:value-type="float" office:value="0.998706649421992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BRC.4R5.B1</text:p>
          </table:table-cell>
          <table:table-cell office:value-type="float" office:value="146266">
            <text:p>146266</text:p>
          </table:table-cell>
          <table:table-cell table:style-name="Default" table:formula="of:=[.C147]/[.$C$125]" office:value-type="float" office:value="0.9141625">
            <text:p>0.91</text:p>
          </table:table-cell>
          <table:table-cell office:value-type="string">
            <text:p>statistics</text:p>
          </table:table-cell>
          <table:table-cell office:value-type="string">
            <text:p>MBRC.4R5.B1</text:p>
          </table:table-cell>
          <table:table-cell office:value-type="float" office:value="146227">
            <text:p>146227</text:p>
          </table:table-cell>
          <table:table-cell table:formula="of:=[.G147]/[.C147]" office:value-type="float" office:value="0.99973336250393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RC.4R5.B1</text:p>
          </table:table-cell>
          <table:table-cell office:value-type="float" office:value="146175">
            <text:p>146175</text:p>
          </table:table-cell>
          <table:table-cell table:formula="of:=[.L147]/[.C147]" office:value-type="float" office:value="0.999377845842506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BRC.4R5.B1</text:p>
          </table:table-cell>
          <table:table-cell office:value-type="float" office:value="146122">
            <text:p>146122</text:p>
          </table:table-cell>
          <table:table-cell table:formula="of:=[.Q147]/[.C147]" office:value-type="float" office:value="0.999015492322207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CBYV.A4R5.B1</text:p>
          </table:table-cell>
          <table:table-cell office:value-type="float" office:value="140920">
            <text:p>140920</text:p>
          </table:table-cell>
          <table:table-cell table:style-name="Default" table:formula="of:=[.C148]/[.$C$125]" office:value-type="float" office:value="0.88075">
            <text:p>0.88</text:p>
          </table:table-cell>
          <table:table-cell office:value-type="string">
            <text:p>statistics</text:p>
          </table:table-cell>
          <table:table-cell office:value-type="string">
            <text:p>MCBYV.A4R5.B1</text:p>
          </table:table-cell>
          <table:table-cell office:value-type="float" office:value="140878">
            <text:p>140878</text:p>
          </table:table-cell>
          <table:table-cell table:formula="of:=[.G148]/[.C148]" office:value-type="float" office:value="0.999701958558047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YV.A4R5.B1</text:p>
          </table:table-cell>
          <table:table-cell office:value-type="float" office:value="140767">
            <text:p>140767</text:p>
          </table:table-cell>
          <table:table-cell table:formula="of:=[.L148]/[.C148]" office:value-type="float" office:value="0.998914277604314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YV.A4R5.B1</text:p>
          </table:table-cell>
          <table:table-cell office:value-type="float" office:value="140741">
            <text:p>140741</text:p>
          </table:table-cell>
          <table:table-cell table:formula="of:=[.Q148]/[.C148]" office:value-type="float" office:value="0.998729775759296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CBYH.4R5.B1</text:p>
          </table:table-cell>
          <table:table-cell office:value-type="float" office:value="140899">
            <text:p>140899</text:p>
          </table:table-cell>
          <table:table-cell table:style-name="Default" table:formula="of:=[.C149]/[.$C$125]" office:value-type="float" office:value="0.88061875">
            <text:p>0.88</text:p>
          </table:table-cell>
          <table:table-cell office:value-type="string">
            <text:p>statistics</text:p>
          </table:table-cell>
          <table:table-cell office:value-type="string">
            <text:p>MCBYH.4R5.B1</text:p>
          </table:table-cell>
          <table:table-cell office:value-type="float" office:value="140830">
            <text:p>140830</text:p>
          </table:table-cell>
          <table:table-cell table:formula="of:=[.G149]/[.C149]" office:value-type="float" office:value="0.999510287510912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YH.4R5.B1</text:p>
          </table:table-cell>
          <table:table-cell office:value-type="float" office:value="140729">
            <text:p>140729</text:p>
          </table:table-cell>
          <table:table-cell table:formula="of:=[.L149]/[.C149]" office:value-type="float" office:value="0.998793461983407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YH.4R5.B1</text:p>
          </table:table-cell>
          <table:table-cell office:value-type="float" office:value="140706">
            <text:p>140706</text:p>
          </table:table-cell>
          <table:table-cell table:formula="of:=[.Q149]/[.C149]" office:value-type="float" office:value="0.998630224487044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CBYV.B4R5.B1</text:p>
          </table:table-cell>
          <table:table-cell office:value-type="float" office:value="140854">
            <text:p>140854</text:p>
          </table:table-cell>
          <table:table-cell table:style-name="Default" table:formula="of:=[.C150]/[.$C$125]" office:value-type="float" office:value="0.8803375">
            <text:p>0.88</text:p>
          </table:table-cell>
          <table:table-cell office:value-type="string">
            <text:p>statistics</text:p>
          </table:table-cell>
          <table:table-cell office:value-type="string">
            <text:p>MCBYV.B4R5.B1</text:p>
          </table:table-cell>
          <table:table-cell office:value-type="float" office:value="140795">
            <text:p>140795</text:p>
          </table:table-cell>
          <table:table-cell table:formula="of:=[.G150]/[.C150]" office:value-type="float" office:value="0.999581126556576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YV.B4R5.B1</text:p>
          </table:table-cell>
          <table:table-cell office:value-type="float" office:value="140695">
            <text:p>140695</text:p>
          </table:table-cell>
          <table:table-cell table:formula="of:=[.L150]/[.C150]" office:value-type="float" office:value="0.998871171567723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YV.B4R5.B1</text:p>
          </table:table-cell>
          <table:table-cell office:value-type="float" office:value="140677">
            <text:p>140677</text:p>
          </table:table-cell>
          <table:table-cell table:formula="of:=[.Q150]/[.C150]" office:value-type="float" office:value="0.998743379669729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QY.4R5.B1</text:p>
          </table:table-cell>
          <table:table-cell office:value-type="float" office:value="142503">
            <text:p>142503</text:p>
          </table:table-cell>
          <table:table-cell table:style-name="Default" table:formula="of:=[.C151]/[.$C$125]" office:value-type="float" office:value="0.89064375">
            <text:p>0.89</text:p>
          </table:table-cell>
          <table:table-cell office:value-type="string">
            <text:p>statistics</text:p>
          </table:table-cell>
          <table:table-cell office:value-type="string">
            <text:p>MQY.4R5.B1</text:p>
          </table:table-cell>
          <table:table-cell office:value-type="float" office:value="142474">
            <text:p>142474</text:p>
          </table:table-cell>
          <table:table-cell table:formula="of:=[.G151]/[.C151]" office:value-type="float" office:value="0.999796495512375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Y.4R5.B1</text:p>
          </table:table-cell>
          <table:table-cell office:value-type="float" office:value="142346">
            <text:p>142346</text:p>
          </table:table-cell>
          <table:table-cell table:formula="of:=[.L151]/[.C151]" office:value-type="float" office:value="0.998898268808376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Y.4R5.B1</text:p>
          </table:table-cell>
          <table:table-cell office:value-type="float" office:value="142345">
            <text:p>142345</text:p>
          </table:table-cell>
          <table:table-cell table:formula="of:=[.Q151]/[.C151]" office:value-type="float" office:value="0.99889125141225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BPMYA.4R5.B1</text:p>
          </table:table-cell>
          <table:table-cell office:value-type="float" office:value="152525">
            <text:p>152525</text:p>
          </table:table-cell>
          <table:table-cell table:style-name="Default" table:formula="of:=[.C152]/[.$C$125]" office:value-type="float" office:value="0.95328125">
            <text:p>0.95</text:p>
          </table:table-cell>
          <table:table-cell office:value-type="string">
            <text:p>statistics</text:p>
          </table:table-cell>
          <table:table-cell office:value-type="string">
            <text:p>BPMYA.4R5.B1</text:p>
          </table:table-cell>
          <table:table-cell office:value-type="float" office:value="152473">
            <text:p>152473</text:p>
          </table:table-cell>
          <table:table-cell table:formula="of:=[.G152]/[.C152]" office:value-type="float" office:value="0.999659072283232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YA.4R5.B1</text:p>
          </table:table-cell>
          <table:table-cell office:value-type="float" office:value="152382">
            <text:p>152382</text:p>
          </table:table-cell>
          <table:table-cell table:formula="of:=[.L152]/[.C152]" office:value-type="float" office:value="0.999062448778889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YA.4R5.B1</text:p>
          </table:table-cell>
          <table:table-cell office:value-type="float" office:value="152326">
            <text:p>152326</text:p>
          </table:table-cell>
          <table:table-cell table:formula="of:=[.Q152]/[.C152]" office:value-type="float" office:value="0.998695295853139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BPM.5R5.B1</text:p>
          </table:table-cell>
          <table:table-cell office:value-type="float" office:value="157727">
            <text:p>157727</text:p>
          </table:table-cell>
          <table:table-cell table:style-name="Default" table:formula="of:=[.C153]/[.$C$125]" office:value-type="float" office:value="0.98579375">
            <text:p>0.99</text:p>
          </table:table-cell>
          <table:table-cell office:value-type="string">
            <text:p>statistics</text:p>
          </table:table-cell>
          <table:table-cell office:value-type="string">
            <text:p>BPM.5R5.B1</text:p>
          </table:table-cell>
          <table:table-cell office:value-type="float" office:value="157716">
            <text:p>157716</text:p>
          </table:table-cell>
          <table:table-cell table:formula="of:=[.G153]/[.C153]" office:value-type="float" office:value="0.999930259245405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.5R5.B1</text:p>
          </table:table-cell>
          <table:table-cell office:value-type="float" office:value="157665">
            <text:p>157665</text:p>
          </table:table-cell>
          <table:table-cell table:formula="of:=[.L153]/[.C153]" office:value-type="float" office:value="0.999606915746828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.5R5.B1</text:p>
          </table:table-cell>
          <table:table-cell office:value-type="float" office:value="157632">
            <text:p>157632</text:p>
          </table:table-cell>
          <table:table-cell table:formula="of:=[.Q153]/[.C153]" office:value-type="float" office:value="0.999397693483044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QML.5R5.B1</text:p>
          </table:table-cell>
          <table:table-cell office:value-type="float" office:value="154786">
            <text:p>154786</text:p>
          </table:table-cell>
          <table:table-cell table:style-name="Default" table:formula="of:=[.C154]/[.$C$125]" office:value-type="float" office:value="0.9674125">
            <text:p>0.97</text:p>
          </table:table-cell>
          <table:table-cell office:value-type="string">
            <text:p>statistics</text:p>
          </table:table-cell>
          <table:table-cell office:value-type="string">
            <text:p>MQML.5R5.B1</text:p>
          </table:table-cell>
          <table:table-cell office:value-type="float" office:value="154701">
            <text:p>154701</text:p>
          </table:table-cell>
          <table:table-cell table:formula="of:=[.G154]/[.C154]" office:value-type="float" office:value="0.999450854728464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ML.5R5.B1</text:p>
          </table:table-cell>
          <table:table-cell office:value-type="float" office:value="154697">
            <text:p>154697</text:p>
          </table:table-cell>
          <table:table-cell table:formula="of:=[.L154]/[.C154]" office:value-type="float" office:value="0.999425012598039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ML.5R5.B1</text:p>
          </table:table-cell>
          <table:table-cell office:value-type="float" office:value="154603">
            <text:p>154603</text:p>
          </table:table-cell>
          <table:table-cell table:formula="of:=[.Q154]/[.C154]" office:value-type="float" office:value="0.998817722533046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CBCH.5R5.B1</text:p>
          </table:table-cell>
          <table:table-cell office:value-type="float" office:value="155024">
            <text:p>155024</text:p>
          </table:table-cell>
          <table:table-cell table:style-name="Default" table:formula="of:=[.C155]/[.$C$125]" office:value-type="float" office:value="0.9689">
            <text:p>0.97</text:p>
          </table:table-cell>
          <table:table-cell office:value-type="string">
            <text:p>statistics</text:p>
          </table:table-cell>
          <table:table-cell office:value-type="string">
            <text:p>MCBCH.5R5.B1</text:p>
          </table:table-cell>
          <table:table-cell office:value-type="float" office:value="154930">
            <text:p>154930</text:p>
          </table:table-cell>
          <table:table-cell table:formula="of:=[.G155]/[.C155]" office:value-type="float" office:value="0.999393642274745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CH.5R5.B1</text:p>
          </table:table-cell>
          <table:table-cell office:value-type="float" office:value="154904">
            <text:p>154904</text:p>
          </table:table-cell>
          <table:table-cell table:formula="of:=[.L155]/[.C155]" office:value-type="float" office:value="0.999225926308185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CBCH.5R5.B1</text:p>
          </table:table-cell>
          <table:table-cell office:value-type="float" office:value="154810">
            <text:p>154810</text:p>
          </table:table-cell>
          <table:table-cell table:formula="of:=[.Q155]/[.C155]" office:value-type="float" office:value="0.998619568582929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BPMWT.A6R5.B1</text:p>
          </table:table-cell>
          <table:table-cell office:value-type="float" office:value="160000">
            <text:p>160000</text:p>
          </table:table-cell>
          <table:table-cell table:style-name="Default" table:formula="of:=[.C156]/[.$C$125]" office:value-type="float" office:value="1">
            <text:p>1</text:p>
          </table:table-cell>
          <table:table-cell office:value-type="string">
            <text:p>statistics</text:p>
          </table:table-cell>
          <table:table-cell office:value-type="string">
            <text:p>BPMWT.A6R5.B1</text:p>
          </table:table-cell>
          <table:table-cell office:value-type="float" office:value="160000">
            <text:p>160000</text:p>
          </table:table-cell>
          <table:table-cell table:formula="of:=[.G156]/[.C156]" office:value-type="float" office:value="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WT.A6R5.B1</text:p>
          </table:table-cell>
          <table:table-cell office:value-type="float" office:value="160000">
            <text:p>160000</text:p>
          </table:table-cell>
          <table:table-cell table:formula="of:=[.L156]/[.C156]" office:value-type="float" office:value="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WT.A6R5.B1</text:p>
          </table:table-cell>
          <table:table-cell office:value-type="float" office:value="160000">
            <text:p>160000</text:p>
          </table:table-cell>
          <table:table-cell table:formula="of:=[.Q156]/[.C156]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XRPH.D6R5.B1</text:p>
          </table:table-cell>
          <table:table-cell office:value-type="float" office:value="39984">
            <text:p>39984</text:p>
          </table:table-cell>
          <table:table-cell table:style-name="Default" table:formula="of:=[.C157]/[.$C$125]" office:value-type="float" office:value="0.2499">
            <text:p>0.25</text:p>
          </table:table-cell>
          <table:table-cell office:value-type="string">
            <text:p>statistics</text:p>
          </table:table-cell>
          <table:table-cell office:value-type="string">
            <text:p>XRPH.D6R5.B1</text:p>
          </table:table-cell>
          <table:table-cell office:value-type="float" office:value="40389">
            <text:p>40389</text:p>
          </table:table-cell>
          <table:table-cell table:formula="of:=[.G157]/[.C157]" office:value-type="float" office:value="1.01012905162065">
            <text:p>1.01</text:p>
          </table:table-cell>
          <table:table-cell/>
          <table:table-cell office:value-type="string">
            <text:p>statistics</text:p>
          </table:table-cell>
          <table:table-cell office:value-type="string">
            <text:p>XRPH.D6R5.B1</text:p>
          </table:table-cell>
          <table:table-cell office:value-type="float" office:value="40115">
            <text:p>40115</text:p>
          </table:table-cell>
          <table:table-cell table:formula="of:=[.L157]/[.C157]" office:value-type="float" office:value="1.0032763105242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XRPH.D6R5.B1</text:p>
          </table:table-cell>
          <table:table-cell office:value-type="float" office:value="40570">
            <text:p>40570</text:p>
          </table:table-cell>
          <table:table-cell table:formula="of:=[.Q157]/[.C157]" office:value-type="float" office:value="1.01465586234494">
            <text:p>1.0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XRPV.D6R5.B1</text:p>
          </table:table-cell>
          <table:table-cell office:value-type="float" office:value="113955">
            <text:p>113955</text:p>
          </table:table-cell>
          <table:table-cell table:style-name="Default" table:formula="of:=[.C158]/[.$C$125]" office:value-type="float" office:value="0.71221875">
            <text:p>0.71</text:p>
          </table:table-cell>
          <table:table-cell office:value-type="string">
            <text:p>statistics</text:p>
          </table:table-cell>
          <table:table-cell office:value-type="string">
            <text:p>XRPV.D6R5.B1</text:p>
          </table:table-cell>
          <table:table-cell office:value-type="float" office:value="114201">
            <text:p>114201</text:p>
          </table:table-cell>
          <table:table-cell table:formula="of:=[.G158]/[.C158]" office:value-type="float" office:value="1.00215874687377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XRPV.D6R5.B1</text:p>
          </table:table-cell>
          <table:table-cell office:value-type="float" office:value="114100">
            <text:p>114100</text:p>
          </table:table-cell>
          <table:table-cell table:formula="of:=[.L158]/[.C158]" office:value-type="float" office:value="1.00127243210039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XRPV.D6R5.B1</text:p>
          </table:table-cell>
          <table:table-cell office:value-type="float" office:value="114274">
            <text:p>114274</text:p>
          </table:table-cell>
          <table:table-cell table:formula="of:=[.Q158]/[.C158]" office:value-type="float" office:value="1.00279935062086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XRPV.A6R5.B1</text:p>
          </table:table-cell>
          <table:table-cell office:value-type="float" office:value="160000">
            <text:p>160000</text:p>
          </table:table-cell>
          <table:table-cell table:style-name="Default" table:formula="of:=[.C159]/[.$C$125]" office:value-type="float" office:value="1">
            <text:p>1</text:p>
          </table:table-cell>
          <table:table-cell office:value-type="string">
            <text:p>statistics</text:p>
          </table:table-cell>
          <table:table-cell office:value-type="string">
            <text:p>XRPV.A6R5.B1</text:p>
          </table:table-cell>
          <table:table-cell office:value-type="float" office:value="160000">
            <text:p>160000</text:p>
          </table:table-cell>
          <table:table-cell table:formula="of:=[.G159]/[.C159]" office:value-type="float" office:value="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XRPV.A6R5.B1</text:p>
          </table:table-cell>
          <table:table-cell office:value-type="float" office:value="160000">
            <text:p>160000</text:p>
          </table:table-cell>
          <table:table-cell table:formula="of:=[.L159]/[.C159]" office:value-type="float" office:value="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XRPV.A6R5.B1</text:p>
          </table:table-cell>
          <table:table-cell office:value-type="float" office:value="160000">
            <text:p>160000</text:p>
          </table:table-cell>
          <table:table-cell table:formula="of:=[.Q159]/[.C159]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XRPH.A6R5.B1</text:p>
          </table:table-cell>
          <table:table-cell office:value-type="float" office:value="160000">
            <text:p>160000</text:p>
          </table:table-cell>
          <table:table-cell table:style-name="Default" table:formula="of:=[.C160]/[.$C$125]" office:value-type="float" office:value="1">
            <text:p>1</text:p>
          </table:table-cell>
          <table:table-cell office:value-type="string">
            <text:p>statistics</text:p>
          </table:table-cell>
          <table:table-cell office:value-type="string">
            <text:p>XRPH.A6R5.B1</text:p>
          </table:table-cell>
          <table:table-cell office:value-type="float" office:value="160000">
            <text:p>160000</text:p>
          </table:table-cell>
          <table:table-cell table:formula="of:=[.G160]/[.C160]" office:value-type="float" office:value="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XRPH.A6R5.B1</text:p>
          </table:table-cell>
          <table:table-cell office:value-type="float" office:value="160000">
            <text:p>160000</text:p>
          </table:table-cell>
          <table:table-cell table:formula="of:=[.L160]/[.C160]" office:value-type="float" office:value="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XRPH.A6R5.B1</text:p>
          </table:table-cell>
          <table:table-cell office:value-type="float" office:value="160000">
            <text:p>160000</text:p>
          </table:table-cell>
          <table:table-cell table:formula="of:=[.Q160]/[.C160]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XRPH.B6R5.B1</text:p>
          </table:table-cell>
          <table:table-cell office:value-type="float" office:value="24870">
            <text:p>24870</text:p>
          </table:table-cell>
          <table:table-cell table:style-name="Default" table:formula="of:=[.C161]/[.$C$125]" office:value-type="float" office:value="0.1554375">
            <text:p>0.16</text:p>
          </table:table-cell>
          <table:table-cell office:value-type="string">
            <text:p>statistics</text:p>
          </table:table-cell>
          <table:table-cell office:value-type="string">
            <text:p>XRPH.B6R5.B1</text:p>
          </table:table-cell>
          <table:table-cell office:value-type="float" office:value="25950">
            <text:p>25950</text:p>
          </table:table-cell>
          <table:table-cell table:formula="of:=[.G161]/[.C161]" office:value-type="float" office:value="1.04342581423402">
            <text:p>1.04</text:p>
          </table:table-cell>
          <table:table-cell/>
          <table:table-cell office:value-type="string">
            <text:p>statistics</text:p>
          </table:table-cell>
          <table:table-cell office:value-type="string">
            <text:p>XRPH.B6R5.B1</text:p>
          </table:table-cell>
          <table:table-cell office:value-type="float" office:value="25167">
            <text:p>25167</text:p>
          </table:table-cell>
          <table:table-cell table:formula="of:=[.L161]/[.C161]" office:value-type="float" office:value="1.01194209891435">
            <text:p>1.01</text:p>
          </table:table-cell>
          <table:table-cell/>
          <table:table-cell office:value-type="string">
            <text:p>statistics</text:p>
          </table:table-cell>
          <table:table-cell office:value-type="string">
            <text:p>XRPH.B6R5.B1</text:p>
          </table:table-cell>
          <table:table-cell office:value-type="float" office:value="26185">
            <text:p>26185</text:p>
          </table:table-cell>
          <table:table-cell table:formula="of:=[.Q161]/[.C161]" office:value-type="float" office:value="1.05287494973864">
            <text:p>1.05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XRPV.B6R5.B1</text:p>
          </table:table-cell>
          <table:table-cell office:value-type="float" office:value="109313">
            <text:p>109313</text:p>
          </table:table-cell>
          <table:table-cell table:style-name="Default" table:formula="of:=[.C162]/[.$C$125]" office:value-type="float" office:value="0.68320625">
            <text:p>0.68</text:p>
          </table:table-cell>
          <table:table-cell office:value-type="string">
            <text:p>statistics</text:p>
          </table:table-cell>
          <table:table-cell office:value-type="string">
            <text:p>XRPV.B6R5.B1</text:p>
          </table:table-cell>
          <table:table-cell office:value-type="float" office:value="109506">
            <text:p>109506</text:p>
          </table:table-cell>
          <table:table-cell table:formula="of:=[.G162]/[.C162]" office:value-type="float" office:value="1.00176557225582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XRPV.B6R5.B1</text:p>
          </table:table-cell>
          <table:table-cell office:value-type="float" office:value="109408">
            <text:p>109408</text:p>
          </table:table-cell>
          <table:table-cell table:formula="of:=[.L162]/[.C162]" office:value-type="float" office:value="1.00086906406374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XRPV.B6R5.B1</text:p>
          </table:table-cell>
          <table:table-cell office:value-type="float" office:value="109565">
            <text:p>109565</text:p>
          </table:table-cell>
          <table:table-cell table:formula="of:=[.Q162]/[.C162]" office:value-type="float" office:value="1.0023053067796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BPMWT.B6R5.B1</text:p>
          </table:table-cell>
          <table:table-cell office:value-type="float" office:value="160000">
            <text:p>160000</text:p>
          </table:table-cell>
          <table:table-cell table:style-name="Default" table:formula="of:=[.C163]/[.$C$125]" office:value-type="float" office:value="1">
            <text:p>1</text:p>
          </table:table-cell>
          <table:table-cell office:value-type="string">
            <text:p>statistics</text:p>
          </table:table-cell>
          <table:table-cell office:value-type="string">
            <text:p>BPMWT.B6R5.B1</text:p>
          </table:table-cell>
          <table:table-cell office:value-type="float" office:value="160000">
            <text:p>160000</text:p>
          </table:table-cell>
          <table:table-cell table:formula="of:=[.G163]/[.C163]" office:value-type="float" office:value="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WT.B6R5.B1</text:p>
          </table:table-cell>
          <table:table-cell office:value-type="float" office:value="160000">
            <text:p>160000</text:p>
          </table:table-cell>
          <table:table-cell table:formula="of:=[.L163]/[.C163]" office:value-type="float" office:value="1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WT.B6R5.B1</text:p>
          </table:table-cell>
          <table:table-cell office:value-type="float" office:value="160000">
            <text:p>160000</text:p>
          </table:table-cell>
          <table:table-cell table:formula="of:=[.Q163]/[.C163]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BPMR.6R5.B1</text:p>
          </table:table-cell>
          <table:table-cell office:value-type="float" office:value="159875">
            <text:p>159875</text:p>
          </table:table-cell>
          <table:table-cell table:style-name="Default" table:formula="of:=[.C164]/[.$C$125]" office:value-type="float" office:value="0.99921875">
            <text:p>1</text:p>
          </table:table-cell>
          <table:table-cell office:value-type="string">
            <text:p>statistics</text:p>
          </table:table-cell>
          <table:table-cell office:value-type="string">
            <text:p>BPMR.6R5.B1</text:p>
          </table:table-cell>
          <table:table-cell office:value-type="float" office:value="159864">
            <text:p>159864</text:p>
          </table:table-cell>
          <table:table-cell table:formula="of:=[.G164]/[.C164]" office:value-type="float" office:value="0.999931196247068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R.6R5.B1</text:p>
          </table:table-cell>
          <table:table-cell office:value-type="float" office:value="159874">
            <text:p>159874</text:p>
          </table:table-cell>
          <table:table-cell table:formula="of:=[.L164]/[.C164]" office:value-type="float" office:value="0.99999374511337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BPMR.6R5.B1</text:p>
          </table:table-cell>
          <table:table-cell office:value-type="float" office:value="159869">
            <text:p>159869</text:p>
          </table:table-cell>
          <table:table-cell table:formula="of:=[.Q164]/[.C164]" office:value-type="float" office:value="0.999962470680219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MQML.6R5.B1</text:p>
          </table:table-cell>
          <table:table-cell office:value-type="float" office:value="159912">
            <text:p>159912</text:p>
          </table:table-cell>
          <table:table-cell table:style-name="Default" table:formula="of:=[.C165]/[.$C$125]" office:value-type="float" office:value="0.99945">
            <text:p>1</text:p>
          </table:table-cell>
          <table:table-cell office:value-type="string">
            <text:p>statistics</text:p>
          </table:table-cell>
          <table:table-cell office:value-type="string">
            <text:p>MQML.6R5.B1</text:p>
          </table:table-cell>
          <table:table-cell office:value-type="float" office:value="159908">
            <text:p>159908</text:p>
          </table:table-cell>
          <table:table-cell table:formula="of:=[.G165]/[.C165]" office:value-type="float" office:value="0.999974986242433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ML.6R5.B1</text:p>
          </table:table-cell>
          <table:table-cell office:value-type="float" office:value="159913">
            <text:p>159913</text:p>
          </table:table-cell>
          <table:table-cell table:formula="of:=[.L165]/[.C165]" office:value-type="float" office:value="1.00000625343939">
            <text:p>1</text:p>
          </table:table-cell>
          <table:table-cell/>
          <table:table-cell office:value-type="string">
            <text:p>statistics</text:p>
          </table:table-cell>
          <table:table-cell office:value-type="string">
            <text:p>MQML.6R5.B1</text:p>
          </table:table-cell>
          <table:table-cell office:value-type="float" office:value="159903">
            <text:p>159903</text:p>
          </table:table-cell>
          <table:table-cell table:formula="of:=[.Q165]/[.C165]" office:value-type="float" office:value="0.999943719045475">
            <text:p>1</text:p>
          </table:table-cell>
          <table:table-cell table:number-columns-repeated="100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9">11/09/2023</text:date>, <text:time>15:5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3-11-09T13:34:14</meta:creation-date>
    <dc:date>2023-11-09T15:59:04</dc:date>
    <meta:editing-duration>PT01H34M09S</meta:editing-duration>
    <meta:editing-cycles>10</meta:editing-cycles>
    <meta:generator>OpenOffice.org/3.1$Unix OpenOffice.org_project/310m19$Build-9420</meta:generator>
    <meta:document-statistic meta:table-count="3" meta:cell-count="2350" meta:object-count="0"/>
  </office:meta>
</office:document-meta>
</file>